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Calibri" svg:font-family="Calibri, sans-serif"/>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er">
      <style:paragraph-properties fo:margin-top="1.3cm" fo:margin-bottom="0.6cm"/>
    </style:style>
    <style:style style:name="P3"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4"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Tahoma3" style:font-name-asian="Wingdings" style:font-name-complex="Wingdings"/>
    </style:style>
    <style:style style:name="P7" style:family="paragraph" style:parent-style-name="Text_20_body">
      <style:paragraph-properties fo:text-align="start" style:justify-single-word="false"/>
    </style:style>
    <style:style style:name="P8" style:family="paragraph" style:parent-style-name="Text_20_body">
      <style:text-properties fo:language="en" fo:country="GB"/>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Text_20_body">
      <style:paragraph-properties style:writing-mode="lr-tb"/>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fo:font-weight="bold" style:font-weight-asian="bold" style:font-weight-complex="bold"/>
    </style:style>
    <style:style style:name="P13" style:family="paragraph" style:parent-style-name="AccentLowBox">
      <style:paragraph-properties fo:text-align="center" style:justify-single-word="false"/>
    </style:style>
    <style:style style:name="P14" style:family="paragraph" style:parent-style-name="AccentLowBox">
      <style:paragraph-properties fo:text-align="start" style:justify-single-word="false"/>
    </style:style>
    <style:style style:name="P15" style:family="paragraph" style:parent-style-name="AccentMidBox">
      <style:text-properties style:text-underline-style="none"/>
    </style:style>
    <style:style style:name="P16" style:family="paragraph" style:parent-style-name="AccentLowHead">
      <style:paragraph-properties fo:margin-top="0.499cm" fo:margin-bottom="0.3cm"/>
    </style:style>
    <style:style style:name="P17" style:family="paragraph" style:parent-style-name="AccentHighHead">
      <style:paragraph-properties fo:margin-top="0.499cm" fo:margin-bottom="0.3cm"/>
    </style:style>
    <style:style style:name="P18" style:family="paragraph" style:parent-style-name="Text_20_body" style:master-page-name="">
      <style:paragraph-properties style:page-number="auto" fo:keep-with-next="auto"/>
    </style:style>
    <style:style style:name="P19"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20" style:family="paragraph" style:parent-style-name="Text_20_body">
      <style:paragraph-properties fo:keep-with-next="always"/>
    </style:style>
    <style:style style:name="P21" style:family="paragraph" style:parent-style-name="AccentHighHead">
      <style:paragraph-properties fo:margin-left="0.801cm" fo:margin-right="0.499cm" fo:text-indent="-0.3cm" style:auto-text-indent="false">
        <style:tab-stops/>
      </style:paragraph-properties>
    </style:style>
    <style:style style:name="P22" style:family="paragraph" style:parent-style-name="Text_20_body_20_indent">
      <style:paragraph-properties fo:margin-left="0cm" fo:margin-right="0cm" fo:text-indent="0cm" style:auto-text-indent="false"/>
    </style:style>
    <style:style style:name="P23"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24" style:family="paragraph" style:parent-style-name="AccentMidBox">
      <style:paragraph-properties fo:margin-left="0.499cm" fo:margin-right="0.499cm" fo:text-indent="0cm" style:auto-text-indent="false"/>
      <style:text-properties style:font-name="Tahoma3" style:font-name-asian="Wingdings" style:font-name-complex="Wingding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10"/>
    <style:style style:name="P33" style:family="paragraph" style:parent-style-name="Text_20_body" style:list-style-name="L12">
      <style:text-properties fo:language="en" fo:country="GB"/>
    </style:style>
    <style:style style:name="P34" style:family="paragraph" style:parent-style-name="Text_20_body" style:list-style-name="L13">
      <style:text-properties fo:language="en" fo:country="GB"/>
    </style:style>
    <style:style style:name="P35" style:family="paragraph" style:parent-style-name="Text_20_body" style:list-style-name="L14">
      <style:text-properties fo:language="en" fo:country="GB"/>
    </style:style>
    <style:style style:name="P36" style:family="paragraph" style:parent-style-name="Text_20_body">
      <style:paragraph-properties fo:text-align="center" style:justify-single-word="false"/>
    </style:style>
    <style:style style:name="P37" style:family="paragraph" style:parent-style-name="Text_20_body" style:list-style-name="List_20_1">
      <style:paragraph-properties fo:margin-top="0cm" fo:margin-bottom="0.15cm"/>
    </style:style>
    <style:style style:name="P38"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39" style:family="paragraph" style:parent-style-name="Text_20_body" style:list-style-name="L7" style:master-page-name="">
      <style:paragraph-properties style:page-number="auto" fo:keep-with-next="always"/>
    </style:style>
    <style:style style:name="P40" style:family="paragraph" style:parent-style-name="Text_20_body" style:list-style-name="L4">
      <style:paragraph-properties style:shadow="none" fo:keep-with-next="always"/>
      <style:text-properties style:font-name="Tahoma3" style:font-name-asian="Wingdings" style:font-name-complex="Wingdings"/>
    </style:style>
    <style:style style:name="P41" style:family="paragraph" style:parent-style-name="Text_20_body" style:list-style-name="L9">
      <style:paragraph-properties style:writing-mode="lr-tb"/>
    </style:style>
    <style:style style:name="P42" style:family="paragraph" style:parent-style-name="Text_20_body" style:list-style-name="L12">
      <style:paragraph-properties fo:margin-top="0cm" fo:margin-bottom="0cm"/>
      <style:text-properties fo:language="en" fo:country="GB"/>
    </style:style>
    <style:style style:name="P43" style:family="paragraph" style:parent-style-name="Text_20_body" style:list-style-name="L13">
      <style:paragraph-properties fo:margin-top="0cm" fo:margin-bottom="0cm"/>
      <style:text-properties fo:language="en" fo:country="GB"/>
    </style:style>
    <style:style style:name="P44" style:family="paragraph" style:parent-style-name="Text_20_body" style:list-style-name="L14">
      <style:paragraph-properties fo:margin-top="0cm" fo:margin-bottom="0cm"/>
      <style:text-properties fo:language="en" fo:country="GB"/>
    </style:style>
    <style:style style:name="P45" style:family="paragraph" style:parent-style-name="Contents_20_3">
      <style:paragraph-properties>
        <style:tab-stops>
          <style:tab-stop style:position="16.002cm" style:type="right"/>
        </style:tab-stops>
      </style:paragraph-properties>
    </style:style>
    <style:style style:name="P46" style:family="paragraph" style:parent-style-name="Heading_20_2">
      <style:text-properties style:font-name="Tahoma3" style:font-name-asian="Wingdings" style:font-name-complex="Wingdings"/>
    </style:style>
    <style:style style:name="P47" style:family="paragraph" style:parent-style-name="Heading_20_2">
      <style:text-properties fo:language="en" fo:country="GB"/>
    </style:style>
    <style:style style:name="P48" style:family="paragraph" style:parent-style-name="Heading_20_2" style:master-page-name="">
      <style:paragraph-properties style:page-number="auto" fo:break-before="page"/>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fo:language="en" fo:country="GB"/>
    </style:style>
    <style:style style:name="P51" style:family="paragraph" style:parent-style-name="Heading_20_3">
      <style:text-properties style:font-name="Tahoma3" style:font-name-asian="Wingdings" style:font-name-complex="Wingdings"/>
    </style:style>
    <style:style style:name="P52" style:family="paragraph" style:parent-style-name="Heading_20_3">
      <style:text-properties fo:language="en" fo:country="GB"/>
    </style:style>
    <style:style style:name="P53" style:family="paragraph" style:parent-style-name="Heading_20_3" style:list-style-name="Nummerierung_20_3_20_mit_20_Nummern">
      <style:text-properties fo:language="en" fo:country="GB"/>
    </style:style>
    <style:style style:name="P54" style:family="paragraph" style:parent-style-name="Heading_20_3" style:master-page-name="">
      <style:paragraph-properties style:page-number="auto" fo:keep-with-next="always"/>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cm" style:type="right"/>
        </style:tab-stops>
      </style:paragraph-properties>
    </style:style>
    <style:style style:name="P57" style:family="paragraph" style:parent-style-name="Contents_20_2">
      <style:paragraph-properties>
        <style:tab-stops>
          <style:tab-stop style:position="16.501cm" style:type="right"/>
        </style:tab-stops>
      </style:paragraph-properties>
    </style:style>
    <style:style style:name="P58" style:family="paragraph" style:parent-style-name="Contents_20_4">
      <style:paragraph-properties>
        <style:tab-stops>
          <style:tab-stop style:position="15.503cm" style:type="right"/>
        </style:tab-stops>
      </style:paragraph-properties>
    </style:style>
    <style:style style:name="P59" style:family="paragraph" style:parent-style-name="AccentMidBox" style:list-style-name="BwAufzählung">
      <style:paragraph-properties fo:margin-left="0.499cm" fo:margin-right="0.499cm" fo:text-indent="0cm" style:auto-text-indent="false"/>
    </style:style>
    <style:style style:name="P60" style:family="paragraph" style:parent-style-name="AccentHighBox" style:list-style-name="BwAufzählung">
      <style:paragraph-properties fo:margin-left="0.801cm" fo:margin-right="0.499cm" fo:text-indent="-0.3cm" style:auto-text-indent="false">
        <style:tab-stops/>
      </style:paragraph-properties>
    </style:style>
    <style:style style:name="P61" style:family="paragraph" style:parent-style-name="Standard" style:list-style-name="L11">
      <style:text-properties fo:language="en" fo:country="GB"/>
    </style:style>
    <style:style style:name="P62" style:family="paragraph" style:parent-style-name="Heading_20_4">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font-name="Tahoma3" style:font-name-asian="Wingdings" style:font-name-complex="Wingdings"/>
    </style:style>
    <style:style style:name="T5" style:family="text">
      <style:text-properties style:font-name="Tahoma3" style:font-name-asian="Wingdings" style:font-weight-asian="bold" style:font-name-complex="Wingdings" style:font-weight-complex="bold"/>
    </style:style>
    <style:style style:name="T6"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7" style:family="text">
      <style:text-properties style:text-position="super 58%"/>
    </style:style>
    <style:style style:name="T8" style:family="text">
      <style:text-properties style:text-position="super 58%" style:font-name="Arial1"/>
    </style:style>
    <style:style style:name="T9" style:family="text">
      <style:text-properties style:text-position="super 58%" style:font-name="Arial1" style:font-name-asian="Wingdings" style:font-name-complex="Wingdings"/>
    </style:style>
    <style:style style:name="T10" style:family="text">
      <style:text-properties style:text-position="super 58%" style:font-name="Tahoma3" style:font-name-asian="Wingdings" style:font-name-complex="Wingdings"/>
    </style:style>
    <style:style style:name="T11" style:family="text">
      <style:text-properties style:text-position="super 58%" style:font-size-asian="10.5pt"/>
    </style:style>
    <style:style style:name="T12" style:family="text">
      <style:text-properties style:font-name="Wingdings" style:font-name-asian="Wingdings" style:font-name-complex="Wingdings"/>
    </style:style>
    <style:style style:name="T13" style:family="text">
      <style:text-properties style:font-name="Wingdings" style:font-name-asian="Wingdings" style:font-weight-asian="bold" style:font-name-complex="Wingdings"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T24" style:family="text">
      <style:text-properties fo:color="#658aba" style:font-name="DejaVu Sans Mono" fo:font-weight="bold"/>
    </style:style>
    <style:style style:name="T25" style:family="text">
      <style:text-properties fo:color="#333333" style:font-name="Tahoma1" fo:font-size="12pt" style:font-size-asian="10.5pt"/>
    </style:style>
    <style:style style:name="T26" style:family="text">
      <style:text-properties fo:color="#333333" style:font-name="Arial1" fo:font-size="12pt" style:font-name-asian="Wingdings" style:font-size-asian="10.5pt" style:font-name-complex="Wingdings"/>
    </style:style>
    <style:style style:name="T27" style:family="text">
      <style:text-properties fo:color="#333333" style:text-position="super 58%" style:font-name="Arial1" fo:font-size="12pt" style:font-name-asian="Wingdings" style:font-size-asian="10.5pt" style:font-name-complex="Wingdings"/>
    </style:style>
    <style:style style:name="T28" style:family="text">
      <style:text-properties fo:color="#1f497d" style:font-name="Calibri"/>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changed-region xml:id="ct140496360964104" text:id="ct140496360964104">
          <text:deletion>
            <office:change-info>
              <dc:creator>Romana Boldt</dc:creator>
              <dc:date>2020-12-08T16:41:00</dc:date>
            </office:change-info>
            <text:p text:style-name="P1">September</text:p>
          </text:deletion>
        </text:changed-region>
        <text:changed-region xml:id="ct140496367689288" text:id="ct140496367689288">
          <text:insertion>
            <office:change-info>
              <dc:creator>Romana Boldt</dc:creator>
              <dc:date>2021-01-12T16:35:00</dc:date>
            </office:change-info>
          </text:insertion>
        </text:changed-region>
        <text:changed-region xml:id="ct140496360725720" text:id="ct140496360725720">
          <text:deletion>
            <office:change-info>
              <dc:creator>Romana Boldt</dc:creator>
              <dc:date>2021-01-12T16:35:00</dc:date>
            </office:change-info>
            <text:p text:style-name="P1"><text:s/></text:p>
          </text:deletion>
        </text:changed-region>
        <text:changed-region xml:id="ct140496367689096" text:id="ct140496367689096">
          <text:deletion>
            <office:change-info>
              <dc:creator>Romana Boldt</dc:creator>
              <dc:date>2021-01-12T16:35:00</dc:date>
            </office:change-info>
            <text:p text:style-name="P1">0</text:p>
          </text:deletion>
        </text:changed-region>
        <text:changed-region xml:id="ct140496360725336" text:id="ct140496360725336">
          <text:insertion>
            <office:change-info>
              <dc:creator>Romana Boldt</dc:creator>
              <dc:date>2021-01-12T16:35:00</dc:date>
            </office:change-info>
          </text:insertion>
        </text:changed-region>
        <text:changed-region xml:id="ct140496361636624" text:id="ct140496361636624">
          <text:insertion>
            <office:change-info>
              <dc:creator>Romana Boldt</dc:creator>
              <dc:date>2020-12-29T14:59:00</dc:date>
            </office:change-info>
          </text:insertion>
        </text:changed-region>
        <text:changed-region xml:id="ct140496361636816" text:id="ct140496361636816">
          <text:insertion>
            <office:change-info>
              <dc:creator>Romana Boldt</dc:creator>
              <dc:date>2020-12-29T15:00:00</dc:date>
            </office:change-info>
          </text:insertion>
        </text:changed-region>
        <text:changed-region xml:id="ct140496361637008" text:id="ct140496361637008">
          <text:insertion>
            <office:change-info>
              <dc:creator>Romana Boldt</dc:creator>
              <dc:date>2020-12-29T15:01:00</dc:date>
            </office:change-info>
          </text:insertion>
        </text:changed-region>
        <text:changed-region xml:id="ct140496361637200" text:id="ct140496361637200">
          <text:insertion>
            <office:change-info>
              <dc:creator>Romana Boldt</dc:creator>
              <dc:date>2020-12-29T15:02:00</dc:date>
            </office:change-info>
          </text:insertion>
        </text:changed-region>
        <text:changed-region xml:id="ct140496361638352" text:id="ct140496361638352">
          <text:insertion>
            <office:change-info>
              <dc:creator>Romana Boldt</dc:creator>
              <dc:date>2020-12-08T16:45:00</dc:date>
            </office:change-info>
          </text:insertion>
        </text:changed-region>
        <text:changed-region xml:id="ct140496361637776" text:id="ct140496361637776">
          <text:insertion>
            <office:change-info>
              <dc:creator>Romana Boldt</dc:creator>
              <dc:date>2020-12-08T17:08:00</dc:date>
            </office:change-info>
          </text:insertion>
        </text:changed-region>
        <text:changed-region xml:id="ct140496361637968" text:id="ct140496361637968">
          <text:insertion>
            <office:change-info>
              <dc:creator>Romana Boldt</dc:creator>
              <dc:date>2020-12-08T17:09:00</dc:date>
            </office:change-info>
          </text:insertion>
        </text:changed-region>
        <text:changed-region xml:id="ct140496361638544" text:id="ct140496361638544">
          <text:insertion>
            <office:change-info>
              <dc:creator>Romana Boldt</dc:creator>
              <dc:date>2020-12-08T17:10:00</dc:date>
            </office:change-info>
          </text:insertion>
        </text:changed-region>
        <text:changed-region xml:id="ct140496361638736" text:id="ct140496361638736">
          <text:insertion>
            <office:change-info>
              <dc:creator>Romana Boldt</dc:creator>
              <dc:date>2020-12-29T14:43:00</dc:date>
            </office:change-info>
          </text:insertion>
        </text:changed-region>
        <text:changed-region xml:id="ct140496361638928" text:id="ct140496361638928">
          <text:insertion>
            <office:change-info>
              <dc:creator>Romana Boldt</dc:creator>
              <dc:date>2020-12-08T17:15:00</dc:date>
            </office:change-info>
          </text:insertion>
        </text:changed-region>
        <text:changed-region xml:id="ct140496361639120" text:id="ct140496361639120">
          <text:insertion>
            <office:change-info>
              <dc:creator>Romana Boldt</dc:creator>
              <dc:date>2020-12-08T17:36:00</dc:date>
            </office:change-info>
          </text:insertion>
        </text:changed-region>
        <text:changed-region xml:id="ct140496361639312" text:id="ct140496361639312">
          <text:insertion>
            <office:change-info>
              <dc:creator>Romana Boldt</dc:creator>
              <dc:date>2020-12-08T17:11:00</dc:date>
            </office:change-info>
          </text:insertion>
        </text:changed-region>
        <text:changed-region xml:id="ct140496361639504" text:id="ct140496361639504">
          <text:insertion>
            <office:change-info>
              <dc:creator>Romana Boldt</dc:creator>
              <dc:date>2020-12-08T17:12:00</dc:date>
            </office:change-info>
          </text:insertion>
        </text:changed-region>
        <text:changed-region xml:id="ct140496361639696" text:id="ct140496361639696">
          <text:insertion>
            <office:change-info>
              <dc:creator>Romana Boldt</dc:creator>
              <dc:date>2020-12-08T17:36:00</dc:date>
            </office:change-info>
          </text:insertion>
        </text:changed-region>
        <text:changed-region xml:id="ct140496362328088" text:id="ct140496362328088">
          <text:insertion>
            <office:change-info>
              <dc:creator>Romana Boldt</dc:creator>
              <dc:date>2020-12-08T17:37:00</dc:date>
            </office:change-info>
          </text:insertion>
        </text:changed-region>
        <text:changed-region xml:id="ct140496362328280" text:id="ct140496362328280">
          <text:insertion>
            <office:change-info>
              <dc:creator>Romana Boldt</dc:creator>
              <dc:date>2020-12-08T17:38:00</dc:date>
            </office:change-info>
          </text:insertion>
        </text:changed-region>
        <text:changed-region xml:id="ct140496362328472" text:id="ct140496362328472">
          <text:insertion>
            <office:change-info>
              <dc:creator>Romana Boldt</dc:creator>
              <dc:date>2020-12-08T17:39:00</dc:date>
            </office:change-info>
          </text:insertion>
        </text:changed-region>
        <text:changed-region xml:id="ct140496362328664" text:id="ct140496362328664">
          <text:insertion>
            <office:change-info>
              <dc:creator>Romana Boldt</dc:creator>
              <dc:date>2020-12-08T17:40:00</dc:date>
            </office:change-info>
          </text:insertion>
        </text:changed-region>
        <text:changed-region xml:id="ct140496362328856" text:id="ct140496362328856">
          <text:insertion>
            <office:change-info>
              <dc:creator>Romana Boldt</dc:creator>
              <dc:date>2020-12-08T17:41:00</dc:date>
            </office:change-info>
          </text:insertion>
        </text:changed-region>
        <text:changed-region xml:id="ct140496362329048" text:id="ct140496362329048">
          <text:insertion>
            <office:change-info>
              <dc:creator>Romana Boldt</dc:creator>
              <dc:date>2020-12-08T17:42:00</dc:date>
            </office:change-info>
          </text:insertion>
        </text:changed-region>
        <text:changed-region xml:id="ct140496362329240" text:id="ct140496362329240">
          <text:insertion>
            <office:change-info>
              <dc:creator>Romana Boldt</dc:creator>
              <dc:date>2020-12-29T14:58:00</dc:date>
            </office:change-info>
          </text:insertion>
        </text:changed-region>
        <text:changed-region xml:id="ct140496362329432" text:id="ct140496362329432">
          <text:insertion>
            <office:change-info>
              <dc:creator>Romana Boldt</dc:creator>
              <dc:date>2020-12-08T17:43:00</dc:date>
            </office:change-info>
          </text:insertion>
        </text:changed-region>
        <text:changed-region xml:id="ct140496362330008" text:id="ct140496362330008">
          <text:insertion>
            <office:change-info>
              <dc:creator>Romana Boldt</dc:creator>
              <dc:date>2021-01-12T06:15:00</dc:date>
            </office:change-info>
          </text:insertion>
        </text:changed-region>
        <text:changed-region xml:id="ct140496362330200" text:id="ct140496362330200">
          <text:insertion>
            <office:change-info>
              <dc:creator>Romana Boldt</dc:creator>
              <dc:date>2021-01-12T06:16:00</dc:date>
            </office:change-info>
          </text:insertion>
        </text:changed-region>
        <text:changed-region xml:id="ct140496362330584" text:id="ct140496362330584">
          <text:insertion>
            <office:change-info>
              <dc:creator>Romana Boldt</dc:creator>
              <dc:date>2021-01-12T06:50:00</dc:date>
            </office:change-info>
          </text:insertion>
        </text:changed-region>
        <text:changed-region xml:id="ct140496362330968" text:id="ct140496362330968">
          <text:insertion>
            <office:change-info>
              <dc:creator>Romana Boldt</dc:creator>
              <dc:date>2021-01-12T06:52:00</dc:date>
            </office:change-info>
          </text:insertion>
        </text:changed-region>
        <text:changed-region xml:id="ct140496362331160" text:id="ct140496362331160">
          <text:insertion>
            <office:change-info>
              <dc:creator>Romana Boldt</dc:creator>
              <dc:date>2021-01-12T06:53:00</dc:date>
            </office:change-info>
          </text:insertion>
        </text:changed-region>
        <text:changed-region xml:id="ct140496362331352" text:id="ct140496362331352">
          <text:insertion>
            <office:change-info>
              <dc:creator>Romana Boldt</dc:creator>
              <dc:date>2021-01-12T06:54:00</dc:date>
            </office:change-info>
          </text:insertion>
        </text:changed-region>
        <text:changed-region xml:id="ct140496362331544" text:id="ct140496362331544">
          <text:insertion>
            <office:change-info>
              <dc:creator>Romana Boldt</dc:creator>
              <dc:date>2021-01-12T06:55:00</dc:date>
            </office:change-info>
          </text:insertion>
        </text:changed-region>
        <text:changed-region xml:id="ct140496362331736" text:id="ct140496362331736">
          <text:insertion>
            <office:change-info>
              <dc:creator>Romana Boldt</dc:creator>
              <dc:date>2021-01-12T06:56:00</dc:date>
            </office:change-info>
          </text:insertion>
        </text:changed-region>
        <text:changed-region xml:id="ct140496362331928" text:id="ct140496362331928">
          <text:insertion>
            <office:change-info>
              <dc:creator>Romana Boldt</dc:creator>
              <dc:date>2021-01-12T06:57:00</dc:date>
            </office:change-info>
          </text:insertion>
        </text:changed-region>
        <text:changed-region xml:id="ct140496362418184" text:id="ct140496362418184">
          <text:insertion>
            <office:change-info>
              <dc:creator>Romana Boldt</dc:creator>
              <dc:date>2021-01-12T06:58:00</dc:date>
            </office:change-info>
          </text:insertion>
        </text:changed-region>
        <text:changed-region xml:id="ct140496362418376" text:id="ct140496362418376">
          <text:insertion>
            <office:change-info>
              <dc:creator>Romana Boldt</dc:creator>
              <dc:date>2021-01-12T06:59:00</dc:date>
            </office:change-info>
          </text:insertion>
        </text:changed-region>
        <text:changed-region xml:id="ct140496362418568" text:id="ct140496362418568">
          <text:insertion>
            <office:change-info>
              <dc:creator>Romana Boldt</dc:creator>
              <dc:date>2021-01-12T07:00:00</dc:date>
            </office:change-info>
          </text:insertion>
        </text:changed-region>
        <text:changed-region xml:id="ct140496362418952" text:id="ct140496362418952">
          <text:insertion>
            <office:change-info>
              <dc:creator>Romana Boldt</dc:creator>
              <dc:date>2021-01-12T07:02:00</dc:date>
            </office:change-info>
          </text:insertion>
        </text:changed-region>
        <text:changed-region xml:id="ct140496362419336" text:id="ct140496362419336">
          <text:insertion>
            <office:change-info>
              <dc:creator>Romana Boldt</dc:creator>
              <dc:date>2021-01-12T07:01:00</dc:date>
            </office:change-info>
          </text:insertion>
        </text:changed-region>
        <text:changed-region xml:id="ct140496362419528" text:id="ct140496362419528">
          <text:insertion>
            <office:change-info>
              <dc:creator>Romana Boldt</dc:creator>
              <dc:date>2021-01-12T06: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
      <text:p text:style-name="P1"><text:span text:style-name="Strong_20_Emphasis">Romana Boldt</text:span></text:p>
      <text:p text:style-name="P1"/>
      <text:p text:style-name="P1"/>
      <text:p text:style-name="P1">Veröffentlichungsdatum: <text:change text:change-id="ct140496360964104"/><text:change-start text:change-id="ct140496367689288"/>Januar<text:change-end text:change-id="ct140496367689288"/><text:change text:change-id="ct140496360725720"/>202<text:change text:change-id="ct140496367689096"/><text:change-start text:change-id="ct140496360725336"/>1<text:change-end text:change-id="ct140496360725336"/></text:p>
      <text:p text:style-name="P1"/>
      <text:p text:style-name="P1"/>
      <text:p text:style-name="P1"><text:span text:style-name="Strong_20_Emphasis">Dieses Buch behandelt die Benutzung von BwPostman für <text:line-break/>Joomla!</text:span><text:span text:style-name="Strong_20_Emphasis"><text:span text:style-name="T7">®</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5">Inhaltsverzeichnis</text:p>
          </text:index-title>
          <text:p text:style-name="P56"><text:a xlink:type="simple" xlink:href="#__RefHeading__46139_727788380" text:style-name="Inhaltsverzeichnis_20_Link" text:visited-style-name="Inhaltsverzeichnis_20_Link">Einleitung<text:tab/>7</text:a></text:p>
          <text:p text:style-name="P56"><text:a xlink:type="simple" xlink:href="#__RefHeading__46930_1969413198" text:style-name="Inhaltsverzeichnis_20_Link" text:visited-style-name="Inhaltsverzeichnis_20_Link">Empfohlenes Vorgehen<text:tab/>10</text:a></text:p>
          <text:p text:style-name="P56"><text:a xlink:type="simple" xlink:href="#__RefHeading__24627_1003309454" text:style-name="Inhaltsverzeichnis_20_Link" text:visited-style-name="Inhaltsverzeichnis_20_Link">Hilfe bei Problemen<text:tab/>11</text:a></text:p>
          <text:p text:style-name="P56"><text:a xlink:type="simple" xlink:href="#__RefHeading__48433_366451164" text:style-name="Inhaltsverzeichnis_20_Link" text:visited-style-name="Inhaltsverzeichnis_20_Link">Sicherheitshinweise<text:tab/>12</text:a></text:p>
          <text:p text:style-name="P56"><text:a xlink:type="simple" xlink:href="#__RefHeading__46141_727788380" text:style-name="Inhaltsverzeichnis_20_Link" text:visited-style-name="Inhaltsverzeichnis_20_Link">Installieren und Aktualisieren<text:tab/>13</text:a></text:p>
          <text:p text:style-name="P57"><text:a xlink:type="simple" xlink:href="#__RefHeading__47523_794096596" text:style-name="Inhaltsverzeichnis_20_Link" text:visited-style-name="Inhaltsverzeichnis_20_Link">Installieren<text:tab/>13</text:a></text:p>
          <text:p text:style-name="P45"><text:a xlink:type="simple" xlink:href="#__RefHeading__51284_2112380300" text:style-name="Inhaltsverzeichnis_20_Link" text:visited-style-name="Inhaltsverzeichnis_20_Link">Herunterladen des Pakets<text:tab/>13</text:a></text:p>
          <text:p text:style-name="P45"><text:a xlink:type="simple" xlink:href="#__RefHeading__51286_2112380300" text:style-name="Inhaltsverzeichnis_20_Link" text:visited-style-name="Inhaltsverzeichnis_20_Link">Installieren von BwPostman<text:tab/>13</text:a></text:p>
          <text:p text:style-name="P45"><text:a xlink:type="simple" xlink:href="#__RefHeading__47529_794096596" text:style-name="Inhaltsverzeichnis_20_Link" text:visited-style-name="Inhaltsverzeichnis_20_Link">Alternative Installation<text:tab/>13</text:a></text:p>
          <text:p text:style-name="P57"><text:a xlink:type="simple" xlink:href="#__RefHeading__47531_794096596" text:style-name="Inhaltsverzeichnis_20_Link" text:visited-style-name="Inhaltsverzeichnis_20_Link">Aktualisieren<text:tab/>14</text:a></text:p>
          <text:p text:style-name="P56"><text:a xlink:type="simple" xlink:href="#__RefHeading__46143_727788380" text:style-name="Inhaltsverzeichnis_20_Link" text:visited-style-name="Inhaltsverzeichnis_20_Link">Konfigurieren<text:tab/>17</text:a></text:p>
          <text:p text:style-name="P57"><text:a xlink:type="simple" xlink:href="#__RefHeading__24512_1003309454" text:style-name="Inhaltsverzeichnis_20_Link" text:visited-style-name="Inhaltsverzeichnis_20_Link">Grundeinstellungen<text:tab/>17</text:a></text:p>
          <text:p text:style-name="P45"><text:a xlink:type="simple" xlink:href="#__RefHeading__47533_794096596" text:style-name="Inhaltsverzeichnis_20_Link" text:visited-style-name="Inhaltsverzeichnis_20_Link">Absendername<text:line-break/>Absender-Email<text:line-break/>Antwort-an-Email<text:tab/>17</text:a></text:p>
          <text:p text:style-name="P45"><text:a xlink:type="simple" xlink:href="#__RefHeading__46932_1969413198" text:style-name="Inhaltsverzeichnis_20_Link" text:visited-style-name="Inhaltsverzeichnis_20_Link">Rechtliche Infos<text:tab/>17</text:a></text:p>
          <text:p text:style-name="P45"><text:a xlink:type="simple" xlink:href="#__RefHeading__27967_971432335" text:style-name="Inhaltsverzeichnis_20_Link" text:visited-style-name="Inhaltsverzeichnis_20_Link">Ausgeblendete Beitragskategorien<text:tab/>18</text:a></text:p>
          <text:p text:style-name="P45"><text:a xlink:type="simple" xlink:href="#__RefHeading__27969_971432335" text:style-name="Inhaltsverzeichnis_20_Link" text:visited-style-name="Inhaltsverzeichnis_20_Link">Anzahl der Newsletter pro Schritt<text:line-break/>Verzögerung beim Senden<text:line-break/>Einheit der Zeitverzögerung<text:tab/>18</text:a></text:p>
          <text:p text:style-name="P45"><text:a xlink:type="simple" xlink:href="#__RefHeading__27971_971432335" text:style-name="Inhaltsverzeichnis_20_Link" text:visited-style-name="Inhaltsverzeichnis_20_Link">Newsletter beim Senden veröffentlichen?<text:tab/>18</text:a></text:p>
          <text:p text:style-name="P45"><text:a xlink:type="simple" xlink:href="#__RefHeading__27973_971432335" text:style-name="Inhaltsverzeichnis_20_Link" text:visited-style-name="Inhaltsverzeichnis_20_Link">Sicherungsdatei komprimieren<text:tab/>18</text:a></text:p>
          <text:p text:style-name="P45"><text:a xlink:type="simple" xlink:href="#__RefHeading__56271_1851832648" text:style-name="Inhaltsverzeichnis_20_Link" text:visited-style-name="Inhaltsverzeichnis_20_Link">Link zu Boldt Webservice anzeigen<text:tab/>19</text:a></text:p>
          <text:p text:style-name="P45"><text:a xlink:type="simple" xlink:href="#__RefHeading__73043_314135294" text:style-name="Inhaltsverzeichnis_20_Link" text:visited-style-name="Inhaltsverzeichnis_20_Link">Log Level<text:tab/>19</text:a></text:p>
          <text:p text:style-name="P57"><text:a xlink:type="simple" xlink:href="#__RefHeading__26123_946785769" text:style-name="Inhaltsverzeichnis_20_Link" text:visited-style-name="Inhaltsverzeichnis_20_Link">Anmeldung<text:tab/>19</text:a></text:p>
          <text:p text:style-name="P45"><text:a xlink:type="simple" xlink:href="#__RefHeading__46936_1969413198" text:style-name="Inhaltsverzeichnis_20_Link" text:visited-style-name="Inhaltsverzeichnis_20_Link">Einleitungstext<text:tab/>19</text:a></text:p>
          <text:p text:style-name="P45"><text:a xlink:type="simple" xlink:href="#__RefHeading__27975_971432335" text:style-name="Inhaltsverzeichnis_20_Link" text:visited-style-name="Inhaltsverzeichnis_20_Link">Auswahl Geschlecht anzeigen<text:tab/>19</text:a></text:p>
          <text:p text:style-name="P45"><text:a xlink:type="simple" xlink:href="#__RefHeading__46938_1969413198" text:style-name="Inhaltsverzeichnis_20_Link" text:visited-style-name="Inhaltsverzeichnis_20_Link">Formularfelder Nachname und Vorname anzeigen<text:tab/>20</text:a></text:p>
          <text:p text:style-name="P45"><text:a xlink:type="simple" xlink:href="#__RefHeading__47541_794096596" text:style-name="Inhaltsverzeichnis_20_Link" text:visited-style-name="Inhaltsverzeichnis_20_Link">Nachname oder Vorname ist Pflichtfeld<text:tab/>20</text:a></text:p>
          <text:p text:style-name="P45"><text:a xlink:type="simple" xlink:href="#__RefHeading__44545_444093265" text:style-name="Inhaltsverzeichnis_20_Link" text:visited-style-name="Inhaltsverzeichnis_20_Link">Zusätzliches Feld anzeigen<text:tab/>20</text:a></text:p>
          <text:p text:style-name="P45"><text:a xlink:type="simple" xlink:href="#__RefHeading__44547_444093265" text:style-name="Inhaltsverzeichnis_20_Link" text:visited-style-name="Inhaltsverzeichnis_20_Link">Zusätzliches Feld ist Pflichtfeld<text:tab/>20</text:a></text:p>
          <text:p text:style-name="P45"><text:a xlink:type="simple" xlink:href="#__RefHeading__44549_444093265" text:style-name="Inhaltsverzeichnis_20_Link" text:visited-style-name="Inhaltsverzeichnis_20_Link">Beschriftung zusätzliches Feld<text:tab/>20</text:a></text:p>
          <text:p text:style-name="P45"><text:a xlink:type="simple" xlink:href="#__RefHeading__44551_444093265" text:style-name="Inhaltsverzeichnis_20_Link" text:visited-style-name="Inhaltsverzeichnis_20_Link">Tooltip zusätzliches Feld<text:tab/>21</text:a></text:p>
          <text:p text:style-name="P45"><text:a xlink:type="simple" xlink:href="#__RefHeading__44553_444093265" text:style-name="Inhaltsverzeichnis_20_Link" text:visited-style-name="Inhaltsverzeichnis_20_Link">Auswahl Emailformat anzeigen<text:tab/>21</text:a></text:p>
          <text:p text:style-name="P45"><text:a xlink:type="simple" xlink:href="#__RefHeading__46942_1969413198" text:style-name="Inhaltsverzeichnis_20_Link" text:visited-style-name="Inhaltsverzeichnis_20_Link">Emailformat<text:tab/>21</text:a></text:p>
          <text:p text:style-name="P45"><text:a xlink:type="simple" xlink:href="#__RefHeading__79777_817618308" text:style-name="Inhaltsverzeichnis_20_Link" text:visited-style-name="Inhaltsverzeichnis_20_Link">Mailadresse verifizieren<text:tab/>21</text:a></text:p>
          <text:p text:style-name="P58"><text:soft-page-break/><text:a xlink:type="simple" xlink:href="#__RefHeading__79779_817618308" text:style-name="Inhaltsverzeichnis_20_Link" text:visited-style-name="Inhaltsverzeichnis_20_Link">Technischer Ablauf der Verifizierung<text:tab/>22</text:a></text:p>
          <text:p text:style-name="P58"><text:a xlink:type="simple" xlink:href="#__RefHeading__79781_817618308" text:style-name="Inhaltsverzeichnis_20_Link" text:visited-style-name="Inhaltsverzeichnis_20_Link">Testen der Verifizierung<text:tab/>23</text:a></text:p>
          <text:p text:style-name="P45"><text:a xlink:type="simple" xlink:href="#__RefHeading__79783_817618308" text:style-name="Inhaltsverzeichnis_20_Link" text:visited-style-name="Inhaltsverzeichnis_20_Link">Mailinglistenbeschreibung anzeigen<text:tab/>24</text:a></text:p>
          <text:p text:style-name="P45"><text:a xlink:type="simple" xlink:href="#__RefHeading__27981_971432335" text:style-name="Inhaltsverzeichnis_20_Link" text:visited-style-name="Inhaltsverzeichnis_20_Link">Länge der Beschreibung<text:tab/>24</text:a></text:p>
          <text:p text:style-name="P45"><text:a xlink:type="simple" xlink:href="#__RefHeading__47545_794096596" text:style-name="Inhaltsverzeichnis_20_Link" text:visited-style-name="Inhaltsverzeichnis_20_Link">Disclaimer anzeigen<text:tab/>24</text:a></text:p>
          <text:p text:style-name="P45"><text:a xlink:type="simple" xlink:href="#__RefHeading__46944_1969413198" text:style-name="Inhaltsverzeichnis_20_Link" text:visited-style-name="Inhaltsverzeichnis_20_Link">Linkziel<text:line-break/>URL zum Disclaimer<text:line-break/>Beitrag<text:line-break/>Menüeintrag<text:tab/>25</text:a></text:p>
          <text:p text:style-name="P45"><text:a xlink:type="simple" xlink:href="#__RefHeading__46946_1969413198" text:style-name="Inhaltsverzeichnis_20_Link" text:visited-style-name="Inhaltsverzeichnis_20_Link">Disclaimer im selben Browserfenster öffnen<text:tab/>25</text:a></text:p>
          <text:p text:style-name="P45"><text:a xlink:type="simple" xlink:href="#__RefHeading__42955_1809025423" text:style-name="Inhaltsverzeichnis_20_Link" text:visited-style-name="Inhaltsverzeichnis_20_Link">Disclaimer in einem Popupfenster öffnen<text:tab/>25</text:a></text:p>
          <text:p text:style-name="P45"><text:a xlink:type="simple" xlink:href="#__RefHeading__46834_1391136114" text:style-name="Inhaltsverzeichnis_20_Link" text:visited-style-name="Inhaltsverzeichnis_20_Link">Anmeldeformular sichern<text:tab/>25</text:a></text:p>
          <text:p text:style-name="P45"><text:a xlink:type="simple" xlink:href="#__RefHeading__45358_1510050461" text:style-name="Inhaltsverzeichnis_20_Link" text:visited-style-name="Inhaltsverzeichnis_20_Link">Frage<text:line-break/>Antwort<text:tab/>26</text:a></text:p>
          <text:p text:style-name="P57"><text:a xlink:type="simple" xlink:href="#__RefHeading__46948_1969413198" text:style-name="Inhaltsverzeichnis_20_Link" text:visited-style-name="Inhaltsverzeichnis_20_Link">Aktivierung<text:tab/>26</text:a></text:p>
          <text:p text:style-name="P45"><text:a xlink:type="simple" xlink:href="#__RefHeading__46950_1969413198" text:style-name="Inhaltsverzeichnis_20_Link" text:visited-style-name="Inhaltsverzeichnis_20_Link">Anrede Aktivierung<text:tab/>26</text:a></text:p>
          <text:p text:style-name="P45"><text:a xlink:type="simple" xlink:href="#__RefHeading__24526_1003309454" text:style-name="Inhaltsverzeichnis_20_Link" text:visited-style-name="Inhaltsverzeichnis_20_Link">Aktivierung Text<text:tab/>26</text:a></text:p>
          <text:p text:style-name="P45"><text:a xlink:type="simple" xlink:href="#__RefHeading__46952_1969413198" text:style-name="Inhaltsverzeichnis_20_Link" text:visited-style-name="Inhaltsverzeichnis_20_Link">Text Zustimmung<text:tab/>27</text:a></text:p>
          <text:p text:style-name="P45"><text:a xlink:type="simple" xlink:href="#__RefHeading__46954_1969413198" text:style-name="Inhaltsverzeichnis_20_Link" text:visited-style-name="Inhaltsverzeichnis_20_Link">Aktivierung auch an den Webmaster senden?<text:tab/>27</text:a></text:p>
          <text:p text:style-name="P45"><text:a xlink:type="simple" xlink:href="#__RefHeading__24520_1003309454" text:style-name="Inhaltsverzeichnis_20_Link" text:visited-style-name="Inhaltsverzeichnis_20_Link">Absendername<text:tab/>27</text:a></text:p>
          <text:p text:style-name="P45"><text:a xlink:type="simple" xlink:href="#__RefHeading__24522_1003309454" text:style-name="Inhaltsverzeichnis_20_Link" text:visited-style-name="Inhaltsverzeichnis_20_Link">Mailadresse für o. g. Benachrichtigung<text:tab/>27</text:a></text:p>
          <text:p text:style-name="P57"><text:a xlink:type="simple" xlink:href="#__RefHeading__27983_971432335" text:style-name="Inhaltsverzeichnis_20_Link" text:visited-style-name="Inhaltsverzeichnis_20_Link">Abmeldung<text:tab/>27</text:a></text:p>
          <text:p text:style-name="P45"><text:a xlink:type="simple" xlink:href="#__RefHeading__27985_971432335" text:style-name="Inhaltsverzeichnis_20_Link" text:visited-style-name="Inhaltsverzeichnis_20_Link">Abonnement mit einem Klick stornieren<text:tab/>27</text:a></text:p>
          <text:p text:style-name="P45"><text:a xlink:type="simple" xlink:href="#__RefHeading__27987_971432335" text:style-name="Inhaltsverzeichnis_20_Link" text:visited-style-name="Inhaltsverzeichnis_20_Link">Abmeldung auch an den Webmaster senden?<text:tab/>28</text:a></text:p>
          <text:p text:style-name="P45"><text:a xlink:type="simple" xlink:href="#__RefHeading__24520_10033094541" text:style-name="Inhaltsverzeichnis_20_Link" text:visited-style-name="Inhaltsverzeichnis_20_Link">Absendername<text:tab/>28</text:a></text:p>
          <text:p text:style-name="P45"><text:a xlink:type="simple" xlink:href="#__RefHeading__24522_10033094541" text:style-name="Inhaltsverzeichnis_20_Link" text:visited-style-name="Inhaltsverzeichnis_20_Link">Mailadresse für o. g. Benachrichtigung<text:tab/>28</text:a></text:p>
          <text:p text:style-name="P57"><text:a xlink:type="simple" xlink:href="#__RefHeading__26125_946785769" text:style-name="Inhaltsverzeichnis_20_Link" text:visited-style-name="Inhaltsverzeichnis_20_Link">Listenansicht<text:tab/>28</text:a></text:p>
          <text:p text:style-name="P45"><text:a xlink:type="simple" xlink:href="#__RefHeading__26127_946785769" text:style-name="Inhaltsverzeichnis_20_Link" text:visited-style-name="Inhaltsverzeichnis_20_Link">Suchfeld anzeigen<text:tab/>28</text:a></text:p>
          <text:p text:style-name="P45"><text:a xlink:type="simple" xlink:href="#__RefHeading__26129_946785769" text:style-name="Inhaltsverzeichnis_20_Link" text:visited-style-name="Inhaltsverzeichnis_20_Link">Filter Datum<text:tab/>28</text:a></text:p>
          <text:p text:style-name="P45"><text:a xlink:type="simple" xlink:href="#__RefHeading__26131_946785769" text:style-name="Inhaltsverzeichnis_20_Link" text:visited-style-name="Inhaltsverzeichnis_20_Link">Filter Mailinglisten<text:tab/>28</text:a></text:p>
          <text:p text:style-name="P45"><text:a xlink:type="simple" xlink:href="#__RefHeading__26133_946785769" text:style-name="Inhaltsverzeichnis_20_Link" text:visited-style-name="Inhaltsverzeichnis_20_Link">Filter Kampagnen<text:tab/>28</text:a></text:p>
          <text:p text:style-name="P45"><text:a xlink:type="simple" xlink:href="#__RefHeading__26135_946785769" text:style-name="Inhaltsverzeichnis_20_Link" text:visited-style-name="Inhaltsverzeichnis_20_Link">Filter Benutzergruppen<text:tab/>28</text:a></text:p>
          <text:p text:style-name="P45"><text:a xlink:type="simple" xlink:href="#__RefHeading__26137_946785769" text:style-name="Inhaltsverzeichnis_20_Link" text:visited-style-name="Inhaltsverzeichnis_20_Link">Anhang anzeigen<text:tab/>29</text:a></text:p>
          <text:p text:style-name="P45"><text:a xlink:type="simple" xlink:href="#__RefHeading__26139_946785769" text:style-name="Inhaltsverzeichnis_20_Link" text:visited-style-name="Inhaltsverzeichnis_20_Link"># Newsletter<text:tab/>29</text:a></text:p>
          <text:p text:style-name="P57"><text:a xlink:type="simple" xlink:href="#__RefHeading__26141_946785769" text:style-name="Inhaltsverzeichnis_20_Link" text:visited-style-name="Inhaltsverzeichnis_20_Link">Detailansicht<text:tab/>29</text:a></text:p>
          <text:p text:style-name="P45"><text:a xlink:type="simple" xlink:href="#__RefHeading__26143_946785769" text:style-name="Inhaltsverzeichnis_20_Link" text:visited-style-name="Inhaltsverzeichnis_20_Link">Anhang anzeigen<text:tab/>29</text:a></text:p>
          <text:p text:style-name="P45"><text:a xlink:type="simple" xlink:href="#__RefHeading__31328_1175948270" text:style-name="Inhaltsverzeichnis_20_Link" text:visited-style-name="Inhaltsverzeichnis_20_Link">Betreff als Seitenüberschrift<text:tab/>29</text:a></text:p>
          <text:p text:style-name="P57"><text:a xlink:type="simple" xlink:href="#__RefHeading__46962_1969413198" text:style-name="Inhaltsverzeichnis_20_Link" text:visited-style-name="Inhaltsverzeichnis_20_Link">Berechtigungen<text:tab/>29</text:a></text:p>
          <text:p text:style-name="P57"><text:a xlink:type="simple" xlink:href="#__RefHeading__35307_633104073" text:style-name="Inhaltsverzeichnis_20_Link" text:visited-style-name="Inhaltsverzeichnis_20_Link">Beispiele Berechtigungen<text:tab/>31</text:a></text:p>
          <text:p text:style-name="P56"><text:a xlink:type="simple" xlink:href="#__RefHeading__46261_727788380" text:style-name="Inhaltsverzeichnis_20_Link" text:visited-style-name="Inhaltsverzeichnis_20_Link">Das Backend<text:tab/>33</text:a></text:p>
          <text:p text:style-name="P57"><text:soft-page-break/><text:a xlink:type="simple" xlink:href="#__RefHeading__47549_794096596" text:style-name="Inhaltsverzeichnis_20_Link" text:visited-style-name="Inhaltsverzeichnis_20_Link">Mailinglisten anlegen<text:tab/>33</text:a></text:p>
          <text:p text:style-name="P57"><text:a xlink:type="simple" xlink:href="#__RefHeading__47551_794096596" text:style-name="Inhaltsverzeichnis_20_Link" text:visited-style-name="Inhaltsverzeichnis_20_Link">Abonnenten und Testempfänger eintragen<text:tab/>34</text:a></text:p>
          <text:p text:style-name="P57"><text:a xlink:type="simple" xlink:href="#__RefHeading__47553_794096596" text:style-name="Inhaltsverzeichnis_20_Link" text:visited-style-name="Inhaltsverzeichnis_20_Link">Newsletter erstellen oder bearbeiten<text:tab/>37</text:a></text:p>
          <text:p text:style-name="P45"><text:a xlink:type="simple" xlink:href="#__RefHeading__47557_794096596" text:style-name="Inhaltsverzeichnis_20_Link" text:visited-style-name="Inhaltsverzeichnis_20_Link">Reiter Allgemeines<text:tab/>37</text:a></text:p>
          <text:p text:style-name="P45"><text:a xlink:type="simple" xlink:href="#__RefHeading__47559_794096596" text:style-name="Inhaltsverzeichnis_20_Link" text:visited-style-name="Inhaltsverzeichnis_20_Link">Reiter HTML Newsletter<text:tab/>41</text:a></text:p>
          <text:p text:style-name="P58"><text:a xlink:type="simple" xlink:href="#__RefHeading__47561_794096596" text:style-name="Inhaltsverzeichnis_20_Link" text:visited-style-name="Inhaltsverzeichnis_20_Link">Personalisierung<text:tab/>42</text:a></text:p>
          <text:p text:style-name="P45"><text:a xlink:type="simple" xlink:href="#__RefHeading__47563_794096596" text:style-name="Inhaltsverzeichnis_20_Link" text:visited-style-name="Inhaltsverzeichnis_20_Link">Reiter Text Newsletter<text:tab/>42</text:a></text:p>
          <text:p text:style-name="P45"><text:a xlink:type="simple" xlink:href="#__RefHeading__47565_794096596" text:style-name="Inhaltsverzeichnis_20_Link" text:visited-style-name="Inhaltsverzeichnis_20_Link">Reiter Vorschau<text:tab/>42</text:a></text:p>
          <text:p text:style-name="P45"><text:a xlink:type="simple" xlink:href="#__RefHeading__47567_794096596" text:style-name="Inhaltsverzeichnis_20_Link" text:visited-style-name="Inhaltsverzeichnis_20_Link">Reiter Newsletter versenden<text:tab/>42</text:a></text:p>
          <text:p text:style-name="P45"><text:a xlink:type="simple" xlink:href="#__RefHeading__51355_620792192" text:style-name="Inhaltsverzeichnis_20_Link" text:visited-style-name="Inhaltsverzeichnis_20_Link">Reiter Warteschlange<text:tab/>44</text:a></text:p>
          <text:p text:style-name="P45"><text:a xlink:type="simple" xlink:href="#__RefHeading__48000_412318294" text:style-name="Inhaltsverzeichnis_20_Link" text:visited-style-name="Inhaltsverzeichnis_20_Link">Schaltfläche Versenden<text:tab/>45</text:a></text:p>
          <text:p text:style-name="P45"><text:a xlink:type="simple" xlink:href="#__RefHeading__47569_794096596" text:style-name="Inhaltsverzeichnis_20_Link" text:visited-style-name="Inhaltsverzeichnis_20_Link">Versendete Newsletter<text:tab/>46</text:a></text:p>
          <text:p text:style-name="P57"><text:a xlink:type="simple" xlink:href="#__RefHeading__47571_794096596" text:style-name="Inhaltsverzeichnis_20_Link" text:visited-style-name="Inhaltsverzeichnis_20_Link">Menüeinträge für das Frontend anlegen<text:tab/>47</text:a></text:p>
          <text:p text:style-name="P45"><text:a xlink:type="simple" xlink:href="#__RefHeading__26145_946785769" text:style-name="Inhaltsverzeichnis_20_Link" text:visited-style-name="Inhaltsverzeichnis_20_Link">Newsletter-Anmeldung<text:tab/>48</text:a></text:p>
          <text:p text:style-name="P45"><text:a xlink:type="simple" xlink:href="#__RefHeading__26147_946785769" text:style-name="Inhaltsverzeichnis_20_Link" text:visited-style-name="Inhaltsverzeichnis_20_Link">Newsletter-Abonnement bearbeiten<text:tab/>48</text:a></text:p>
          <text:p text:style-name="P45"><text:a xlink:type="simple" xlink:href="#__RefHeading__26149_946785769" text:style-name="Inhaltsverzeichnis_20_Link" text:visited-style-name="Inhaltsverzeichnis_20_Link">Veröffentlichte Newsletter (Einzelansicht)<text:tab/>48</text:a></text:p>
          <text:p text:style-name="P45"><text:a xlink:type="simple" xlink:href="#__RefHeading__26151_946785769" text:style-name="Inhaltsverzeichnis_20_Link" text:visited-style-name="Inhaltsverzeichnis_20_Link">Veröffentlichte Newsletter (Übersicht)<text:tab/>48</text:a></text:p>
          <text:p text:style-name="P58"><text:a xlink:type="simple" xlink:href="#__RefHeading__26153_946785769" text:style-name="Inhaltsverzeichnis_20_Link" text:visited-style-name="Inhaltsverzeichnis_20_Link">Einschränkungen<text:tab/>49</text:a></text:p>
          <text:p text:style-name="P58"><text:a xlink:type="simple" xlink:href="#__RefHeading__26155_946785769" text:style-name="Inhaltsverzeichnis_20_Link" text:visited-style-name="Inhaltsverzeichnis_20_Link">Berechtigungen prüfen<text:tab/>50</text:a></text:p>
          <text:p text:style-name="P58"><text:a xlink:type="simple" xlink:href="#__RefHeading__26157_946785769" text:style-name="Inhaltsverzeichnis_20_Link" text:visited-style-name="Inhaltsverzeichnis_20_Link">Auswahl Empfänger<text:tab/>50</text:a></text:p>
          <text:p text:style-name="P58"><text:a xlink:type="simple" xlink:href="#__RefHeading__26159_946785769" text:style-name="Inhaltsverzeichnis_20_Link" text:visited-style-name="Inhaltsverzeichnis_20_Link">Auswahl Kampagnen<text:tab/>50</text:a></text:p>
          <text:p text:style-name="P56"><text:a xlink:type="simple" xlink:href="#__RefHeading__46145_727788380" text:style-name="Inhaltsverzeichnis_20_Link" text:visited-style-name="Inhaltsverzeichnis_20_Link">Das Frontend<text:tab/>51</text:a></text:p>
          <text:p text:style-name="P57"><text:a xlink:type="simple" xlink:href="#__RefHeading__48502_366451164" text:style-name="Inhaltsverzeichnis_20_Link" text:visited-style-name="Inhaltsverzeichnis_20_Link">Abonnement bearbeiten<text:tab/>51</text:a></text:p>
          <text:p text:style-name="P56"><text:a xlink:type="simple" xlink:href="#__RefHeading__46253_727788380" text:style-name="Inhaltsverzeichnis_20_Link" text:visited-style-name="Inhaltsverzeichnis_20_Link">Fortgeschrittene Benutzung<text:tab/>53</text:a></text:p>
          <text:p text:style-name="P57"><text:a xlink:type="simple" xlink:href="#__RefHeading__47697_794096596" text:style-name="Inhaltsverzeichnis_20_Link" text:visited-style-name="Inhaltsverzeichnis_20_Link">Kampagnen<text:tab/>53</text:a></text:p>
          <text:p text:style-name="P57"><text:a xlink:type="simple" xlink:href="#__RefHeading__49734_1319260215" text:style-name="Inhaltsverzeichnis_20_Link" text:visited-style-name="Inhaltsverzeichnis_20_Link">Import und Export von Abonnenten<text:tab/>53</text:a></text:p>
          <text:p text:style-name="P45"><text:a xlink:type="simple" xlink:href="#__RefHeading__47699_794096596" text:style-name="Inhaltsverzeichnis_20_Link" text:visited-style-name="Inhaltsverzeichnis_20_Link">Abonnenten importieren<text:tab/>54</text:a></text:p>
          <text:p text:style-name="P58"><text:a xlink:type="simple" xlink:href="#__RefHeading__26161_946785769" text:style-name="Inhaltsverzeichnis_20_Link" text:visited-style-name="Inhaltsverzeichnis_20_Link">Sicherste Vorgehensweise beim Import von CSV-Dateien<text:tab/>56</text:a></text:p>
          <text:p text:style-name="P45"><text:a xlink:type="simple" xlink:href="#__RefHeading__47701_794096596" text:style-name="Inhaltsverzeichnis_20_Link" text:visited-style-name="Inhaltsverzeichnis_20_Link">Abonnenten exportieren<text:tab/>57</text:a></text:p>
          <text:p text:style-name="P57"><text:a xlink:type="simple" xlink:href="#__RefHeading__30989_605602350" text:style-name="Inhaltsverzeichnis_20_Link" text:visited-style-name="Inhaltsverzeichnis_20_Link">Stapelverarbeitung bei Abonnenten<text:tab/>58</text:a></text:p>
          <text:p text:style-name="P57"><text:a xlink:type="simple" xlink:href="#__RefHeading__47703_794096596" text:style-name="Inhaltsverzeichnis_20_Link" text:visited-style-name="Inhaltsverzeichnis_20_Link">Archivieren und Wiederherstellen<text:tab/>59</text:a></text:p>
          <text:p text:style-name="P57"><text:a xlink:type="simple" xlink:href="#__RefHeading__49736_1319260215" text:style-name="Inhaltsverzeichnis_20_Link" text:visited-style-name="Inhaltsverzeichnis_20_Link">Löschen<text:tab/>59</text:a></text:p>
          <text:p text:style-name="P57"><text:a xlink:type="simple" xlink:href="#__RefHeading__26700_536226960" text:style-name="Inhaltsverzeichnis_20_Link" text:visited-style-name="Inhaltsverzeichnis_20_Link">Freigeben<text:tab/>60</text:a></text:p>
          <text:p text:style-name="P56"><text:a xlink:type="simple" xlink:href="#__RefHeading__24530_1003309454" text:style-name="Inhaltsverzeichnis_20_Link" text:visited-style-name="Inhaltsverzeichnis_20_Link">Anpassen der Optik im Frontend<text:tab/>61</text:a></text:p>
          <text:p text:style-name="P56"><text:a xlink:type="simple" xlink:href="#__RefHeading__45299_1510050461" text:style-name="Inhaltsverzeichnis_20_Link" text:visited-style-name="Inhaltsverzeichnis_20_Link">Templates - Anpassen des Erscheinungsbildes der Newsletter<text:tab/>63</text:a></text:p>
          <text:p text:style-name="P57"><text:a xlink:type="simple" xlink:href="#__RefHeading__44850_1499710416" text:style-name="Inhaltsverzeichnis_20_Link" text:visited-style-name="Inhaltsverzeichnis_20_Link">Templates installieren<text:tab/>64</text:a></text:p>
          <text:p text:style-name="P57"><text:a xlink:type="simple" xlink:href="#__RefHeading__27989_971432335" text:style-name="Inhaltsverzeichnis_20_Link" text:visited-style-name="Inhaltsverzeichnis_20_Link">Templates exportieren<text:tab/>64</text:a></text:p>
          <text:p text:style-name="P57"><text:soft-page-break/><text:a xlink:type="simple" xlink:href="#__RefHeading__27991_971432335" text:style-name="Inhaltsverzeichnis_20_Link" text:visited-style-name="Inhaltsverzeichnis_20_Link">Standard-Templates<text:tab/>65</text:a></text:p>
          <text:p text:style-name="P45"><text:a xlink:type="simple" xlink:href="#__RefHeading__55858_1036753469" text:style-name="Inhaltsverzeichnis_20_Link" text:visited-style-name="Inhaltsverzeichnis_20_Link">Reiter Allgemeines<text:tab/>65</text:a></text:p>
          <text:p text:style-name="P45"><text:a xlink:type="simple" xlink:href="#__RefHeading__55860_1036753469" text:style-name="Inhaltsverzeichnis_20_Link" text:visited-style-name="Inhaltsverzeichnis_20_Link">Reiter Header<text:tab/>66</text:a></text:p>
          <text:p text:style-name="P45"><text:a xlink:type="simple" xlink:href="#__RefHeading__55862_1036753469" text:style-name="Inhaltsverzeichnis_20_Link" text:visited-style-name="Inhaltsverzeichnis_20_Link">Reiter Einleitungstext/Intro<text:tab/>67</text:a></text:p>
          <text:p text:style-name="P45"><text:a xlink:type="simple" xlink:href="#__RefHeading__55864_1036753469" text:style-name="Inhaltsverzeichnis_20_Link" text:visited-style-name="Inhaltsverzeichnis_20_Link">Reiter Artikel/Beiträge<text:tab/>67</text:a></text:p>
          <text:p text:style-name="P45"><text:a xlink:type="simple" xlink:href="#__RefHeading__55866_1036753469" text:style-name="Inhaltsverzeichnis_20_Link" text:visited-style-name="Inhaltsverzeichnis_20_Link">Reiter Footer<text:tab/>67</text:a></text:p>
          <text:p text:style-name="P57"><text:a xlink:type="simple" xlink:href="#__RefHeading__55868_1036753469" text:style-name="Inhaltsverzeichnis_20_Link" text:visited-style-name="Inhaltsverzeichnis_20_Link">Freie Templates<text:tab/>68</text:a></text:p>
          <text:p text:style-name="P45"><text:a xlink:type="simple" xlink:href="#__RefHeading__55870_1036753469" text:style-name="Inhaltsverzeichnis_20_Link" text:visited-style-name="Inhaltsverzeichnis_20_Link">Reiter Allgemeines<text:tab/>68</text:a></text:p>
          <text:p text:style-name="P45"><text:a xlink:type="simple" xlink:href="#__RefHeading__55872_1036753469" text:style-name="Inhaltsverzeichnis_20_Link" text:visited-style-name="Inhaltsverzeichnis_20_Link">Reiter Template CSS<text:tab/>69</text:a></text:p>
          <text:p text:style-name="P45"><text:a xlink:type="simple" xlink:href="#__RefHeading__55874_1036753469" text:style-name="Inhaltsverzeichnis_20_Link" text:visited-style-name="Inhaltsverzeichnis_20_Link">Reiter Template HTML/Template Text<text:tab/>69</text:a></text:p>
          <text:p text:style-name="P56"><text:a xlink:type="simple" xlink:href="#__RefHeading__55882_1632462517" text:style-name="Inhaltsverzeichnis_20_Link" text:visited-style-name="Inhaltsverzeichnis_20_Link">Wartung<text:tab/>70</text:a></text:p>
          <text:p text:style-name="P57"><text:a xlink:type="simple" xlink:href="#__RefHeading__45301_1510050461" text:style-name="Inhaltsverzeichnis_20_Link" text:visited-style-name="Inhaltsverzeichnis_20_Link">Tabellen überprüfen und reparieren<text:tab/>70</text:a></text:p>
          <text:p text:style-name="P57"><text:a xlink:type="simple" xlink:href="#__RefHeading__45303_1510050461" text:style-name="Inhaltsverzeichnis_20_Link" text:visited-style-name="Inhaltsverzeichnis_20_Link">Tabellen sichern<text:tab/>71</text:a></text:p>
          <text:p text:style-name="P57"><text:a xlink:type="simple" xlink:href="#__RefHeading__45305_1510050461" text:style-name="Inhaltsverzeichnis_20_Link" text:visited-style-name="Inhaltsverzeichnis_20_Link">Tabellen wiederherstellen<text:tab/>72</text:a></text:p>
          <text:p text:style-name="P57"><text:a xlink:type="simple" xlink:href="#__RefHeading__45503_1510050461" text:style-name="Inhaltsverzeichnis_20_Link" text:visited-style-name="Inhaltsverzeichnis_20_Link">Migration von BwPostman auf eine andere Joomla!®-Installation?<text:tab/>74</text:a></text:p>
          <text:p text:style-name="P56"><text:a xlink:type="simple" xlink:href="#__RefHeading__27993_971432335" text:style-name="Inhaltsverzeichnis_20_Link" text:visited-style-name="Inhaltsverzeichnis_20_Link">Module<text:tab/>75</text:a></text:p>
          <text:p text:style-name="P57"><text:a xlink:type="simple" xlink:href="#__RefHeading__27995_971432335" text:style-name="Inhaltsverzeichnis_20_Link" text:visited-style-name="Inhaltsverzeichnis_20_Link">BwPostman Modul<text:tab/>75</text:a></text:p>
          <text:p text:style-name="P45"><text:a xlink:type="simple" xlink:href="#__RefHeading__27997_971432335" text:style-name="Inhaltsverzeichnis_20_Link" text:visited-style-name="Inhaltsverzeichnis_20_Link">Mailinglistenauswahl <text:tab/>75</text:a></text:p>
          <text:p text:style-name="P45"><text:a xlink:type="simple" xlink:href="#__RefHeading__27999_971432335" text:style-name="Inhaltsverzeichnis_20_Link" text:visited-style-name="Inhaltsverzeichnis_20_Link">Einstellungen für das Anmeldeformular <text:tab/>75</text:a></text:p>
          <text:p text:style-name="P45"><text:a xlink:type="simple" xlink:href="#__RefHeading__86966_984208638" text:style-name="Inhaltsverzeichnis_20_Link" text:visited-style-name="Inhaltsverzeichnis_20_Link">Reiter erweitert<text:tab/>76</text:a></text:p>
          <text:p text:style-name="P57"><text:a xlink:type="simple" xlink:href="#__RefHeading__28001_971432335" text:style-name="Inhaltsverzeichnis_20_Link" text:visited-style-name="Inhaltsverzeichnis_20_Link">BwPostman Übersichts-Modul<text:tab/>76</text:a></text:p>
          <text:p text:style-name="P56"><text:a xlink:type="simple" xlink:href="#__RefHeading__96520_1354962075" text:style-name="Inhaltsverzeichnis_20_Link" text:visited-style-name="Inhaltsverzeichnis_20_Link">Plugins<text:tab/>78</text:a></text:p>
          <text:p text:style-name="P57"><text:a xlink:type="simple" xlink:href="#__RefHeading__96522_1354962075" text:style-name="Inhaltsverzeichnis_20_Link" text:visited-style-name="Inhaltsverzeichnis_20_Link">Erweiterte Personalisierung<text:tab/>78</text:a></text:p>
          <text:p text:style-name="P57"><text:a xlink:type="simple" xlink:href="#__RefHeading__96524_1354962075" text:style-name="Inhaltsverzeichnis_20_Link" text:visited-style-name="Inhaltsverzeichnis_20_Link">User2Subscriber<text:tab/>79</text:a></text:p>
          <text:p text:style-name="P45"><text:a xlink:type="simple" xlink:href="#__RefHeading__96526_1354962075" text:style-name="Inhaltsverzeichnis_20_Link" text:visited-style-name="Inhaltsverzeichnis_20_Link">Plugin aktiviert<text:tab/>79</text:a></text:p>
          <text:p text:style-name="P45"><text:a xlink:type="simple" xlink:href="#__RefHeading__96528_1354962075" text:style-name="Inhaltsverzeichnis_20_Link" text:visited-style-name="Inhaltsverzeichnis_20_Link">Optionen<text:tab/>79</text:a></text:p>
          <text:p text:style-name="P57"><text:a xlink:type="simple" xlink:href="#__RefHeading__41737_1740285367" text:style-name="Inhaltsverzeichnis_20_Link" text:visited-style-name="Inhaltsverzeichnis_20_Link">FooterUsedMailinglists<text:tab/>81</text:a></text:p>
          <text:p text:style-name="P57"><text:a xlink:type="simple" xlink:href="#__RefHeading__41739_1740285367" text:style-name="Inhaltsverzeichnis_20_Link" text:visited-style-name="Inhaltsverzeichnis_20_Link">BwPostman TimeControl<text:tab/>82</text:a></text:p>
          <text:p text:style-name="P45"><text:a xlink:type="simple" xlink:href="#__RefHeading__41741_1740285367" text:style-name="Inhaltsverzeichnis_20_Link" text:visited-style-name="Inhaltsverzeichnis_20_Link">Konfiguration<text:tab/>82</text:a></text:p>
          <text:p text:style-name="P58"><text:a xlink:type="simple" xlink:href="#__RefHeading__86968_984208638" text:style-name="Inhaltsverzeichnis_20_Link" text:visited-style-name="Inhaltsverzeichnis_20_Link">Reiter Plugin<text:tab/>82</text:a></text:p>
          <text:p text:style-name="P45"><text:a xlink:type="simple" xlink:href="#__RefHeading__41743_1740285367" text:style-name="Inhaltsverzeichnis_20_Link" text:visited-style-name="Inhaltsverzeichnis_20_Link">Aktivierung der Automatik<text:tab/>84</text:a></text:p>
          <text:p text:style-name="P45"><text:a xlink:type="simple" xlink:href="#__RefHeading__41745_1740285367" text:style-name="Inhaltsverzeichnis_20_Link" text:visited-style-name="Inhaltsverzeichnis_20_Link">Versandzeitpunkt einstellen<text:tab/>84</text:a></text:p>
          <text:p text:style-name="P45"><text:a xlink:type="simple" xlink:href="#__RefHeading__41747_1740285367" text:style-name="Inhaltsverzeichnis_20_Link" text:visited-style-name="Inhaltsverzeichnis_20_Link">Weitergehende Informationen<text:tab/>84</text:a></text:p>
          <text:p text:style-name="P56"><text:a xlink:type="simple" xlink:href="#__RefHeading__96530_1354962075" text:style-name="Inhaltsverzeichnis_20_Link" text:visited-style-name="Inhaltsverzeichnis_20_Link">Warnmeldungen<text:tab/>86</text:a></text:p>
          <text:p text:style-name="P56"><text:a xlink:type="simple" xlink:href="#__RefHeading__96532_1354962075" text:style-name="Inhaltsverzeichnis_20_Link" text:visited-style-name="Inhaltsverzeichnis_20_Link">Anhang<text:tab/>87</text:a></text:p>
          <text:p text:style-name="P57"><text:a xlink:type="simple" xlink:href="#__RefHeading__48435_366451164" text:style-name="Inhaltsverzeichnis_20_Link" text:visited-style-name="Inhaltsverzeichnis_20_Link">GNU Free Documentation License<text:tab/>87</text:a></text:p>
          <text:p text:style-name="P45"><text:a xlink:type="simple" xlink:href="#__RefHeading__48437_366451164" text:style-name="Inhaltsverzeichnis_20_Link" text:visited-style-name="Inhaltsverzeichnis_20_Link">PREAMBLE<text:tab/>87</text:a></text:p>
          <text:p text:style-name="P45"><text:soft-page-break/><text:a xlink:type="simple" xlink:href="#__RefHeading__48439_366451164" text:style-name="Inhaltsverzeichnis_20_Link" text:visited-style-name="Inhaltsverzeichnis_20_Link">APPLICABILITY AND DEFINITIONS<text:tab/>87</text:a></text:p>
          <text:p text:style-name="P45"><text:a xlink:type="simple" xlink:href="#__RefHeading__48441_366451164" text:style-name="Inhaltsverzeichnis_20_Link" text:visited-style-name="Inhaltsverzeichnis_20_Link">VERBATIM COPYING<text:tab/>89</text:a></text:p>
          <text:p text:style-name="P45"><text:a xlink:type="simple" xlink:href="#__RefHeading__48443_366451164" text:style-name="Inhaltsverzeichnis_20_Link" text:visited-style-name="Inhaltsverzeichnis_20_Link">COPYING IN QUANTITY<text:tab/>90</text:a></text:p>
          <text:p text:style-name="P45"><text:a xlink:type="simple" xlink:href="#__RefHeading__48445_366451164" text:style-name="Inhaltsverzeichnis_20_Link" text:visited-style-name="Inhaltsverzeichnis_20_Link">MODIFICATIONS<text:tab/>90</text:a></text:p>
          <text:p text:style-name="P45"><text:a xlink:type="simple" xlink:href="#__RefHeading__48447_366451164" text:style-name="Inhaltsverzeichnis_20_Link" text:visited-style-name="Inhaltsverzeichnis_20_Link">COMBINING DOCUMENTS<text:tab/>92</text:a></text:p>
          <text:p text:style-name="P45"><text:a xlink:type="simple" xlink:href="#__RefHeading__48449_366451164" text:style-name="Inhaltsverzeichnis_20_Link" text:visited-style-name="Inhaltsverzeichnis_20_Link">COLLECTIONS OF DOCUMENTS<text:tab/>93</text:a></text:p>
          <text:p text:style-name="P45"><text:a xlink:type="simple" xlink:href="#__RefHeading__48451_366451164" text:style-name="Inhaltsverzeichnis_20_Link" text:visited-style-name="Inhaltsverzeichnis_20_Link">AGGREGATION WITH INDEPENDENT WORKS<text:tab/>93</text:a></text:p>
          <text:p text:style-name="P45"><text:a xlink:type="simple" xlink:href="#__RefHeading__48453_366451164" text:style-name="Inhaltsverzeichnis_20_Link" text:visited-style-name="Inhaltsverzeichnis_20_Link">TRANSLATION<text:tab/>93</text:a></text:p>
          <text:p text:style-name="P45"><text:a xlink:type="simple" xlink:href="#__RefHeading__48455_366451164" text:style-name="Inhaltsverzeichnis_20_Link" text:visited-style-name="Inhaltsverzeichnis_20_Link">TERMINATION<text:tab/>94</text:a></text:p>
          <text:p text:style-name="P45"><text:a xlink:type="simple" xlink:href="#__RefHeading__48457_366451164" text:style-name="Inhaltsverzeichnis_20_Link" text:visited-style-name="Inhaltsverzeichnis_20_Link">FUTURE REVISIONS OF THIS LICENSE<text:tab/>94</text:a></text:p>
          <text:p text:style-name="P45"><text:a xlink:type="simple" xlink:href="#__RefHeading__48459_366451164" text:style-name="Inhaltsverzeichnis_20_Link" text:visited-style-name="Inhaltsverzeichnis_20_Link">RELICENSING<text:tab/>95</text:a></text:p>
          <text:p text:style-name="P57"><text:a xlink:type="simple" xlink:href="#__RefHeading__54247_1614059384" text:style-name="Inhaltsverzeichnis_20_Link" text:visited-style-name="Inhaltsverzeichnis_20_Link">GNU GENERAL PUBLIC LICENSE<text:tab/>96</text:a></text:p>
          <text:p text:style-name="P45"><text:a xlink:type="simple" xlink:href="#__RefHeading__54249_1614059384" text:style-name="Inhaltsverzeichnis_20_Link" text:visited-style-name="Inhaltsverzeichnis_20_Link">Preamble<text:tab/>96</text:a></text:p>
          <text:p text:style-name="P45"><text:a xlink:type="simple" xlink:href="#__RefHeading__54251_1614059384" text:style-name="Inhaltsverzeichnis_20_Link" text:visited-style-name="Inhaltsverzeichnis_20_Link">TERMS AND CONDITIONS<text:tab/>97</text:a></text:p>
          <text:p text:style-name="P58"><text:a xlink:type="simple" xlink:href="#__RefHeading__54253_1614059384" text:style-name="Inhaltsverzeichnis_20_Link" text:visited-style-name="Inhaltsverzeichnis_20_Link">0. Definitions.<text:tab/>97</text:a></text:p>
          <text:p text:style-name="P58"><text:a xlink:type="simple" xlink:href="#__RefHeading__54255_1614059384" text:style-name="Inhaltsverzeichnis_20_Link" text:visited-style-name="Inhaltsverzeichnis_20_Link">1. Source Code.<text:tab/>98</text:a></text:p>
          <text:p text:style-name="P58"><text:a xlink:type="simple" xlink:href="#__RefHeading__54257_1614059384" text:style-name="Inhaltsverzeichnis_20_Link" text:visited-style-name="Inhaltsverzeichnis_20_Link">2. Basic Permissions.<text:tab/>99</text:a></text:p>
          <text:p text:style-name="P58"><text:a xlink:type="simple" xlink:href="#__RefHeading__54259_1614059384" text:style-name="Inhaltsverzeichnis_20_Link" text:visited-style-name="Inhaltsverzeichnis_20_Link">3. Protecting Users' Legal Rights From Anti-Circumvention Law.<text:tab/>99</text:a></text:p>
          <text:p text:style-name="P58"><text:a xlink:type="simple" xlink:href="#__RefHeading__54261_1614059384" text:style-name="Inhaltsverzeichnis_20_Link" text:visited-style-name="Inhaltsverzeichnis_20_Link">4. Conveying Verbatim Copies.<text:tab/>100</text:a></text:p>
          <text:p text:style-name="P58"><text:a xlink:type="simple" xlink:href="#__RefHeading__54263_1614059384" text:style-name="Inhaltsverzeichnis_20_Link" text:visited-style-name="Inhaltsverzeichnis_20_Link">5. Conveying Modified Source Versions.<text:tab/>100</text:a></text:p>
          <text:p text:style-name="P58"><text:a xlink:type="simple" xlink:href="#__RefHeading__54265_1614059384" text:style-name="Inhaltsverzeichnis_20_Link" text:visited-style-name="Inhaltsverzeichnis_20_Link">6. Conveying Non-Source Forms.<text:tab/>101</text:a></text:p>
          <text:p text:style-name="P58"><text:a xlink:type="simple" xlink:href="#__RefHeading__54267_1614059384" text:style-name="Inhaltsverzeichnis_20_Link" text:visited-style-name="Inhaltsverzeichnis_20_Link">7. Additional Terms.<text:tab/>103</text:a></text:p>
          <text:p text:style-name="P58"><text:a xlink:type="simple" xlink:href="#__RefHeading__54269_1614059384" text:style-name="Inhaltsverzeichnis_20_Link" text:visited-style-name="Inhaltsverzeichnis_20_Link">8. Termination.<text:tab/>104</text:a></text:p>
          <text:p text:style-name="P58"><text:a xlink:type="simple" xlink:href="#__RefHeading__54271_1614059384" text:style-name="Inhaltsverzeichnis_20_Link" text:visited-style-name="Inhaltsverzeichnis_20_Link">9. Acceptance Not Required for Having Copies.<text:tab/>105</text:a></text:p>
          <text:p text:style-name="P58"><text:a xlink:type="simple" xlink:href="#__RefHeading__54273_1614059384" text:style-name="Inhaltsverzeichnis_20_Link" text:visited-style-name="Inhaltsverzeichnis_20_Link">10. Automatic Licensing of Downstream Recipients.<text:tab/>105</text:a></text:p>
          <text:p text:style-name="P58"><text:a xlink:type="simple" xlink:href="#__RefHeading__54275_1614059384" text:style-name="Inhaltsverzeichnis_20_Link" text:visited-style-name="Inhaltsverzeichnis_20_Link">11. Patents.<text:tab/>105</text:a></text:p>
          <text:p text:style-name="P58"><text:a xlink:type="simple" xlink:href="#__RefHeading__54277_1614059384" text:style-name="Inhaltsverzeichnis_20_Link" text:visited-style-name="Inhaltsverzeichnis_20_Link">12. No Surrender of Others' Freedom.<text:tab/>107</text:a></text:p>
          <text:p text:style-name="P58"><text:a xlink:type="simple" xlink:href="#__RefHeading__54279_1614059384" text:style-name="Inhaltsverzeichnis_20_Link" text:visited-style-name="Inhaltsverzeichnis_20_Link">13. Use with the GNU Affero General Public License.<text:tab/>107</text:a></text:p>
          <text:p text:style-name="P58"><text:a xlink:type="simple" xlink:href="#__RefHeading__54281_1614059384" text:style-name="Inhaltsverzeichnis_20_Link" text:visited-style-name="Inhaltsverzeichnis_20_Link">14. Revised Versions of this License.<text:tab/>107</text:a></text:p>
          <text:p text:style-name="P58"><text:a xlink:type="simple" xlink:href="#__RefHeading__54283_1614059384" text:style-name="Inhaltsverzeichnis_20_Link" text:visited-style-name="Inhaltsverzeichnis_20_Link">15. Disclaimer of Warranty.<text:tab/>108</text:a></text:p>
          <text:p text:style-name="P58"><text:a xlink:type="simple" xlink:href="#__RefHeading__54285_1614059384" text:style-name="Inhaltsverzeichnis_20_Link" text:visited-style-name="Inhaltsverzeichnis_20_Link">16. Limitation of Liability.<text:tab/>108</text:a></text:p>
          <text:p text:style-name="P58"><text:a xlink:type="simple" xlink:href="#__RefHeading__54287_1614059384" text:style-name="Inhaltsverzeichnis_20_Link" text:visited-style-name="Inhaltsverzeichnis_20_Link">17. Interpretation of Sections 15 and 16.<text:tab/>108</text:a></text:p>
        </text:index-body>
      </text:table-of-content>
      <text:list xml:id="list3858437280507219367"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7">®</text:span> ab 3.3.6. Die Versionen bis 1.0.8.2 von BwPostman laufen auch noch unter Joomla!<text:span text:style-name="T7">®</text:span> ab 2.5.16.</text:p>
      <text:p text:style-name="Text_20_body">Die Eigenschaften von BwPostman:</text:p>
      <text:list xml:id="list9044780969944016632" text:style-name="List_20_1">
        <text:list-item>
          <text:p text:style-name="P37">Die Inhalte der Newsletter können aus freiem Text und in Joomla!<text:span text:style-name="T7">®</text:span> vorhandenen Beiträgen zusammengestellt werden.</text:p>
        </text:list-item>
        <text:list-item>
          <text:p text:style-name="P37">Die Newsletter können personalisiert werden.</text:p>
        </text:list-item>
        <text:list-item>
          <text:p text:style-name="P37">In BwPostman kann man unbeschränkt viele Mailinglisten anlegen und so für jede nur denkbare Konstellation an Abonnenten (Gäste, registrierte Benutzer, Thema...) eine eigene Mailingliste anlegen. </text:p>
        </text:list-item>
        <text:list-item>
          <text:p text:style-name="P37">BwPostman erstellt die Newsletter immer sowohl im HTML- als auch im Textformat.</text:p>
        </text:list-item>
        <text:list-item>
          <text:p text:style-name="P37">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37">Die Kampagnenverwaltung in BwPostman ermöglicht es, thematisch zusammen gehörende Newsletter in einer Kampagne zusammenzufassen.</text:p>
        </text:list-item>
        <text:list-item>
          <text:p text:style-name="P37">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37">Abonnenten, Newsletter, Mailinglisten, Kampagnen und Templates lassen sich archivieren oder auch wieder aus dem Archiv wiederherstellen.</text:p>
        </text:list-item>
        <text:list-item>
          <text:p text:style-name="P37">Eine Besonderheit ist die Möglichkeit einzustellen, wie viele Mails auf einmal versendet werden. Ebenso ist die Verzögerung zwischen diesen Paketen einstellbar.</text:p>
        </text:list-item>
        <text:list-item>
          <text:p text:style-name="P37">Man kann bis zu 20 Anhänge mit dem Newsletter versenden.</text:p>
        </text:list-item>
        <text:list-item>
          <text:p text:style-name="P37">Modul für die Anmeldung zum Newsletter.</text:p>
        </text:list-item>
        <text:list-item>
          <text:p text:style-name="P37">Modul für monatliche Übersicht der Newsletter im Frontend mit vielfältigen Einstellmöglichkeiten.</text:p>
        </text:list-item>
        <text:list-item>
          <text:p text:style-name="P37">Für das Frontend vorgegebene CSS-Stile können in selbst erstellter CSS-Datei überschrieben werden.</text:p>
        </text:list-item>
        <text:list-item>
          <text:p text:style-name="P37"><text:soft-page-break/>Die Texte des Impressums sind anpassbar, die Texte der Aktivierungsmail sind anpassbar und seit Version 3.0.0 auch personalisierbar.</text:p>
        </text:list-item>
        <text:list-item>
          <text:p text:style-name="P37">Der Webmaster oder eine andere Person kann sich informieren lassen, wenn ein Abonnent sein Abonnement bestätigt oder storniert hat.</text:p>
        </text:list-item>
        <text:list-item>
          <text:p text:style-name="P37">Die Anzeige von Autor und Erstellungsdatum der Beiträge aus Joomla!<text:span text:style-name="T7">®</text:span> können im Newsletter separat an- und abgeschaltet werden.</text:p>
        </text:list-item>
        <text:list-item>
          <text:p text:style-name="P37">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37">Die Tabellen von BwPostman können gesichert und wiederhergestellt werden.</text:p>
        </text:list-item>
        <text:list-item>
          <text:p text:style-name="P37">Die Tabellen von BwPostman können überprüft und repariert werden.</text:p>
        </text:list-item>
        <text:list-item>
          <text:p text:style-name="P37">Die Newsletter-Templates können exportiert und importiert werden.</text:p>
        </text:list-item>
        <text:list-item>
          <text:p text:style-name="P37">Informationen zu den Details eines Abonnenten können ausgedruckt werden (DSGVO)</text:p>
        </text:list-item>
        <text:list-item>
          <text:p text:style-name="P37">Es ist eine beschränkte Migration auf eine andere Joomla!<text:span text:style-name="T7">®</text:span>-Installation möglich.</text:p>
        </text:list-item>
      </text:list>
      <text:p text:style-name="Text_20_body">Der Download des Paketes enthält:</text:p>
      <text:list xml:id="list560890155486135743" text:style-name="L1">
        <text:list-item>
          <text:p text:style-name="P25">die Komponente BwPostman,</text:p>
        </text:list-item>
        <text:list-item>
          <text:p text:style-name="P25">ein Modul, um die Anmeldung für die Newsletter auf einer Modulposition anzeigen zu können; es können die Einstellungen der Komponente verwendet werden oder eigene Einstellungen vorgenommen werden,</text:p>
        </text:list-item>
        <text:list-item>
          <text:p text:style-name="P25">ein Modul, um die Anzahl versendeter Newsletter pro Monat für ausgewählte Empfänger oder Kampagnen und einen festgelegten Zeitraum anzuzeigen,</text:p>
        </text:list-item>
        <text:list-item>
          <text:p text:style-name="P25">ein Plugin für die erweiterte Personalisierung,</text:p>
        </text:list-item>
        <text:list-item>
          <text:p text:style-name="P25">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7">®</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text:soft-page-break/>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7">®</text:span>-Anwender geschrieben. Experten in Joomla!<text:span text:style-name="T7">®</text:span> mögen mir die sehr ausführliche Beschreibungen nachsehen.</text:p>
      <text:p text:style-name="Text_20_body">Die Grundidee zu BwPostman basiert auf der Komponente mkPostman, die aber nach Joomla!<text:span text:style-name="T7">®</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7">®</text:span> 2.5 aufgegeben. Der Code konnte verschlankt werden, die Filter und Suche im Backend wurden mit Hilfe der Möglichkeiten, die Joomla!<text:span text:style-name="T7">®</text:span> 3 bietet, deutlich verbessert.</text:p>
      <text:list xml:id="list2008974514" text:continue-list="list3858437280507219367"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n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6673088408160663817" text:style-name="L2">
        <text:list-item>
          <text:p text:style-name="P26">Menüeinträge für das Frontend anlegen</text:p>
        </text:list-item>
        <text:list-item>
          <text:p text:style-name="P26">Kampagnen</text:p>
        </text:list-item>
        <text:list-item>
          <text:p text:style-name="P26">Abonnenten importieren und exportieren</text:p>
        </text:list-item>
        <text:list-item>
          <text:p text:style-name="P26">Stapelverarbeitung bei Abonnenten</text:p>
        </text:list-item>
        <text:list-item>
          <text:p text:style-name="P26">Archivieren von Abonnenten, Mailinglisten, Newslettern, Kampagnen und Templates</text:p>
        </text:list-item>
        <text:list-item>
          <text:p text:style-name="P26">Aussehen der Anzeige im Frontend anpassen</text:p>
        </text:list-item>
        <text:list-item>
          <text:p text:style-name="P26">Aussehen der Newsletter anpassen</text:p>
        </text:list-item>
        <text:list-item>
          <text:p text:style-name="P26">Wartung</text:p>
        </text:list-item>
      </text:list>
      <text:list xml:id="list1189726167" text:continue-list="list2008974514"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ie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10">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1546886644"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228690169"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895910718"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10">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t man die aktuelle Version von BwPostman, eine Übersicht über <text:s/>die Downloads zu BwPostman und die Handbücher auf deutsch und englisch findet man unter https://www.boldt-webservice.de/index.php/de/joomla-erweiterungen/bw-postman.html.</text:p>
      <text:p text:style-name="Text_20_body">Im Backend von <text:span text:style-name="T16">Joomla!</text:span><text:span text:style-name="T8">®</text:span> findet man ebenfalls den Download von BwPostman, und zwar <text:s/>im Webkatalog der Erweiterungen.</text:p>
      <text:p text:style-name="AccentLowBox">Seit Version 2.0.0 liegt BwPostman nur noch als Gesamtpaket vor, das direkt installiert werden kann und alle freien Teile von BwPostman, also Komponente und die weiter oben genannten Module und Plugins enthält.</text:p>
      <text:list xml:id="list1308657811"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7">®</text:span>-Erweiterungen: Im Backend anmelden. Dann im Menü auf <text:span text:style-name="BwClickPath">Erweiterungen </text:span><text:span text:style-name="BwClickPath"><text:span text:style-name="T22">→</text:span></text:span><text:span text:style-name="BwClickPath"> Erweiterungen</text:span>.</text:p>
      <text:p text:style-name="P10">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1459594383"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s Gesamtpaket besteht aus den Unter-Paketen</text:p>
      <text:list xml:id="list747756914942405393" text:style-name="L3">
        <text:list-item>
          <text:p text:style-name="P27">com_bwpostman.zip für die Komponente</text:p>
        </text:list-item>
        <text:list-item>
          <text:p text:style-name="P27">plg_system_bw_libregister.zip, ein System-Plugin, um verschiedene BwPostman-spezifische Buttons zu definieren, unbedingt erforderlich</text:p>
        </text:list-item>
        <text:list-item>
          <text:p text:style-name="P27"><text:soft-page-break/>plg_system_bwpm_mediaoverride.zip, ebenfalls ein System-Plugin, unbedingt erforderlich</text:p>
        </text:list-item>
        <text:list-item>
          <text:p text:style-name="P27">mod_bwpostman.zip für das Modul zur Registrierung</text:p>
        </text:list-item>
        <text:list-item>
          <text:p text:style-name="P27">mod_bwpostman_overview.zip für das Modul zur Übersicht der Newsletter</text:p>
        </text:list-item>
        <text:list-item>
          <text:p text:style-name="P27">plg_bwpostman_footerusedmailinglists.zip für das Plugin FooterUsedMailinglists</text:p>
        </text:list-item>
        <text:list-item>
          <text:p text:style-name="P27">plg_bwpostman_personalize.zip für das Plugin zur erweiterten Personalisierung</text:p>
        </text:list-item>
        <text:list-item>
          <text:p text:style-name="P27">plg_system_bwpm_user2subscriber.zip für das Plugin User2Subscriber</text:p>
        </text:list-item>
      </text:list>
      <text:p text:style-name="Text_20_body">Dann die einzelnen Pakete entpacken. </text:p>
      <text:p text:style-name="P10">Im temporären Verzeichnis des Webservers die Ordner <text:span text:style-name="T3">com</text:span>_<text:span text:style-name="T3">bwpostman</text:span>, <text:s/>plg_system_bw_libregister, plg_system_bwpm_mediaoverride, <text:span text:style-name="T3">mod_bwpostman</text:span>, <text:span text:style-name="T3">mod_bwpostman_overview</text:span>, <text:span text:style-name="T3">plg_bwpostman_personalize, plg_bwpostman_footerusedmailinglists </text:span>und <text:span text:style-name="T3">plg_system_bwpm_user2subscriber</text:span> anlegen und die entpackten Dateien jeweils dorthin kopieren. Dies geht sehr komfortabel zum Beispiel per <text:span text:style-name="T3">Filezilla. Die ersten drei Pakete/Unterordner sind zweingend erforderlich, die anderen optional, aber äußerst nützlich, </text:span></text:p>
      <text:p text:style-name="P10">Anschließend in Joomla!<text:span text:style-name="T7">®</text:span> unter <text:span text:style-name="BwClickPath">Aus Verzeichnis installieren</text:span> an den eingetragenen Pfad jeweils <text:s/><text:span text:style-name="BwAccentTextLow">/</text:span><text:span text:style-name="BwAccentTextLow"><text:span text:style-name="T3">com_bwpostman</text:span></text:span><text:span text:style-name="BwAccentTextLow"><text:span text:style-name="T3">, /plg_system_bw_libregister, /plg_system_bwm_mediaoverride</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BwAccentTextLow"><text:span text:style-name="T3">, /plg_bwpostman_footerused,ailinglists</text:span></text:span><text:span text:style-name="T3"> 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7">®</text:span> quittiert dies mit einer Erfolgsmeldung.</text:p>
      <text:list xml:id="list123995003" text:continue-list="list1459594383"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7">®</text:span>. Das heißt, sobald eine neue Version von BwPostman verfügbar ist, wird es im Backend ihrer Installation angezeigt. Wenn das Joomla!<text:span text:style-name="T7">®</text:span>-eigene Plugin <text:span text:style-name="BwAccentTextLow">Schnellstartsymbole – Joomla!</text:span><text:span text:style-name="BwAccentTextLow"><text:span text:style-name="T11">®</text:span></text:span><text:span text:style-name="BwAccentTextLow">-Erweiterungs</text:span><text:span text:style-name="BwAccentTextLow">aktualisierungen</text:span> aktiviert ist, kann man bereits auf der Startseite des Backends erkennen, <text:soft-page-break/>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12"></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text:p>
      <text:p text:style-name="AccentLowBox">Seit Version 2.1.0 liegt die Sicherung unter</text:p>
      <text:p text:style-name="P13"><text:span text:style-name="BwFilePath">&lt;meine_joomla_installation&gt;/images/bw_postman/backup_tables/</text:span></text:p>
      <text:p text:style-name="AccentLowBox">Seit Version 3.0.0 liegt die Sicherung unter</text:p>
      <text:p text:style-name="AccentLowBox"><text:span text:style-name="BwFilePath">&lt;meine_joomla_installation&gt;/images/com_bwpostman/backup_tables/</text:span></text:p>
      <text:p text:style-name="AccentLowBox">Der Name der Sicherungsdatei ist BwPostman_<text:span text:style-name="T3">Tables</text:span>_&lt;<text:span text:style-name="T3">datum</text:span>&gt;_&lt;zeit&gt;.<text:span text:style-name="T3">xml</text:span>, wobei &lt;<text:span text:style-name="T3">datum</text:span>&gt; das aktuelle Datum der Sicherung im Format <text:span text:style-name="T3">jjjj-mm-tt</text:span> ist, &lt;zeit&gt; ist die Uhrzeit der Sicherung im Format <text:span text:style-name="T3">hh</text:span>_mm. Wurde die Datei also am 31.7.2018 um 08:13 gesichert, dann heißt die Sicherungsdatei</text:p>
      <text:p text:style-name="P13">BwPostman_<text:span text:style-name="T3">Tables</text:span>_2018-07-31_08_13.<text:span text:style-name="T3">xml</text:span></text:p>
      <text:p text:style-name="P14"><text:span text:style-name="T3">Ist</text:span><text:span text:style-name="T3"> in den Optionen von BwPostman eingestellt, dass die Sicherung komprimiert werden soll, dann hängt noch ein .zip am Dateinamen. Diese Option ist bei einer Neuinstallation eingeschaltet.</text:span></text:p>
      <text:p text:style-name="AccentLowBox">Wenn die Überprüfung der Tabellen erfolgreich war, kann die Sicherungsdatei gelöscht werden. Dies sollte hin und wieder gemacht werden, damit der Ordner nicht zu sehr von diesen automatischen Sicherungen beansprucht wird. Man kann die Sicherungen aber auch herunterladen und lokal aufbewahren.</text:p>
      <text:p text:style-name="AccentLowBox"><text:soft-page-break/>Das Löschen kann einfach über den Medien-Manager von Joomla!<text:span text:style-name="T7">®</text:span> erledigt werden.</text:p>
      <text:list xml:id="list34970044"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7">®</text:span>-Installation unter <text:span text:style-name="BwClickPath"><text:span text:style-name="T23">Komponenten </text:span></text:span><text:span text:style-name="BwClickPath"><text:span text:style-name="T13"></text:span></text:span><text:span text:style-name="BwClickPath"><text:span text:style-name="T5"> BwPostman</text:span></text:span><text:span text:style-name="T4"> in der Toolbar rechts oben auf die Schaltfläche </text:span><text:span text:style-name="BwClickPath">Optionen</text:span><text:span text:style-name="Emphasis"><text:span text:style-name="T6"> oder in der Hauptansicht auf die Schaltfläche </text:span></text:span><text:span text:style-name="BwClickPath">Grundeinstellungen</text:span><text:span text:style-name="T4">. Die Optionen sind nur in der Hauptansicht und in der Wartung verfügbar!</text:span></text:p>
      <text:p text:style-name="P10"><text:span text:style-name="T4">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4">Zu allen Einstellmöglichkeiten gibt es übrigens Tooltips. So nennt man die kleinen Fensterchen, die auf gehen, wenn man mit der Maus über den Eintrag fährt und dort einen Moment verweilt.</text:span></text:p>
      <text:p text:style-name="AccentLowBox"><text:span text:style-name="T4">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4"> in den FAQ der Webseite.</text:span></text:p>
      <text:list xml:id="list774897734"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4">Absendername<text:line-break/></text:span>Absender-Email<text:line-break/><text:span text:style-name="T4">Antwort-an-Email</text:span><text:bookmark-end text:name="__RefHeading__47533_794096596"/></text:h>
                </text:list-item>
              </text:list>
            </text:list-item>
          </text:list>
        </text:list-item>
      </text:list>
      <text:p text:style-name="Text_20_body"><text:span text:style-name="T4">Mit den hier eingetragenen Werten werden – wie der Name schon sagt - </text:span><text:span text:style-name="BwAccentField">Absendername</text:span>, <text:span text:style-name="BwAccentField">Absender-Email</text:span> und <text:span text:style-name="BwAccentField">Antwort-an-Email</text:span><text:span text:style-name="T4"> für jeden neuen Newsletter vorbelegt. Sie können aber in jedem Newsletter individuell überschrieben werden. Bei einer Neuinstallation sind sie mit den Werten aus der Joomla!</text:span><text:span text:style-name="T10">®</text:span><text:span text:style-name="T4">-Konfiguration vorbelegt.</text:span></text:p>
      <text:p text:style-name="Text_20_body"><text:span text:style-name="T4">Wenn die Felder </text:span><text:span text:style-name="BwAccentField">Absendername</text:span>, <text:span text:style-name="BwAccentField">Absender-Email</text:span> oder <text:span text:style-name="BwAccentField">Antwort-an-Email</text:span><text:span text:style-name="T4"> leer bleiben, werden automatisch die Daten der Joomla!</text:span><text:span text:style-name="T10">®</text:span><text:span text:style-name="T4">-Konfiguration verwendet. Ich empfehle, diese Daten trotzdem einzutragen. Man kann ja nie wissen, was künftig im Kern von Joomla!</text:span><text:span text:style-name="T10">®</text:span><text:span text:style-name="T4"> geändert wird.</text:span></text:p>
      <text:list xml:id="list1679017537" text:continue-numbering="true" text:style-name="Outline">
        <text:list-item>
          <text:list>
            <text:list-item>
              <text:list>
                <text:list-item>
                  <text:h text:style-name="P51"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6"><text:soft-page-break/>Der Text erscheint in jedem Newsletter ganz am Ende, direkt unter den Links zum Bearbeiten und zum Stornieren des Abonnements.</text:p>
      <text:p text:style-name="P6">Hier kann auch ein Sprachstring eingegeben werden, dann wird er beim Senden automatisch in der richtigen Sprache ersetzt.</text:p>
      <text:list xml:id="list909294327" text:continue-numbering="true" text:style-name="Outline">
        <text:list-item>
          <text:list>
            <text:list-item>
              <text:list>
                <text:list-item>
                  <text:h text:style-name="P51" text:outline-level="3"><text:bookmark-start text:name="__RefHeading__27967_971432335"/>Ausgeblendete Beitragskategorien<text:bookmark-end text:name="__RefHeading__27967_971432335"/></text:h>
                </text:list-item>
              </text:list>
            </text:list-item>
          </text:list>
        </text:list-item>
      </text:list>
      <text:p text:style-name="P6"><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514067892" text:continue-numbering="true" text:style-name="Outline">
        <text:list-item>
          <text:list>
            <text:list-item>
              <text:list>
                <text:list-item>
                  <text:h text:style-name="Heading_20_3" text:outline-level="3"><text:bookmark-start text:name="__RefHeading__27969_971432335"/><text:span text:style-name="T4">Anzahl der </text:span>Newsletter<text:span text:style-name="T4"> pro Schritt<text:line-break/>Verzögerung beim Senden<text:line-break/>Einheit der Zeitverzögerung</text:span><text:bookmark-end text:name="__RefHeading__27969_971432335"/></text:h>
                </text:list-item>
              </text:list>
            </text:list-item>
          </text:list>
        </text:list-item>
      </text:list>
      <text:p text:style-name="P6">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diese Mailingliste. Der voreingestellte Wert ist 100.</text:p>
      <text:p text:style-name="P6">Darunter wird eingestellt, wie lange nach einem versendeten Block gewartet werden soll, bis der nächste Block versendet wird. Es werden nur ganze positive Zahlen ausgewertet. Wenn man etwas anderes einträgt, wird der Wert mit 0 interpretiert.</text:p>
      <text:p text:style-name="P6">Man kann auswählen, ob der eingestellte Wert Minuten oder Sekunden bedeuten soll.</text:p>
      <text:list xml:id="list951661911"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6">Bisher waren Newsletter nach dem Senden immer unveröffentlicht. Das ist durch Grundeinstellung auch immer noch so. Seit Version 2.1.0 von BwPostman kann man hier aber einstellen, dass ein Newsletter nach dem Senden gleich veröffentlicht wird und damit auch im Frontend angezeigt werden kann, sobald er versendet wurde.</text:p>
      <text:list xml:id="list932247683"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6">Die Datei, die beim Sichern der Tabellen erstellt wird, ist eine XML-Datei, die schnell eine beachtliche Größe erreichen kann. Dies kann bei der Wiederherstellung zu Problemen führen, weil der Provider nur Dateigrößen bis zu einem bestimmten Limit für das Hochladen zulässt. <text:soft-page-break/>Aus diesem Grund gibt es seit der Version 2.1.0 von BwPostman diese Option, die nach der Neuinstallation grundsätzlich eingeschaltet ist.</text:p>
      <text:list xml:id="list1225759443"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34220134" text:continue-numbering="true" text:style-name="Outline">
        <text:list-item>
          <text:list>
            <text:list-item>
              <text:list>
                <text:list-item>
                  <text:h text:style-name="Heading_20_3" text:outline-level="3"><text:bookmark-start text:name="__RefHeading__73043_314135294"/>Log Level<text:bookmark-end text:name="__RefHeading__73043_314135294"/></text:h>
                </text:list-item>
              </text:list>
            </text:list-item>
          </text:list>
        </text:list-item>
      </text:list>
      <text:p text:style-name="Text_20_body">Damit Fehler, die im Zusammenhang von BwPostman auftreten, einfacher gefunden werden können, hat BwPostman ein eigenes Logging-System, das seine Meldungen in eine eigene Datei schreibt. Diese Datei liegt im Protokollverzeichnis von <text:span text:style-name="T4">Joomla!</text:span><text:span text:style-name="T10">®</text:span> Im Unterordner bwpostman und heißt <text:span text:style-name="BwFilePath">BwPostman.log</text:span>. Seit Version 3.0.0 kann der <text:span text:style-name="BwAccentField">Log Level</text:span> in den Optionen eingestellt werden. Als Standard ist <text:span text:style-name="BwAccentTextLow">Fehler</text:span> eingestellt und sollte auch nicht verändert werden, damit die Log-Datei nicht zu groß wird. Weitere mögliche Einstellungen sind <text:span text:style-name="BwAccentTextLow">Warnungen</text:span>, <text:span text:style-name="BwAccentTextLow">Info</text:span>, <text:span text:style-name="BwAccentTextLow">Debug</text:span> und <text:span text:style-name="BwAccentTextLow">Entwicklung</text:span>. Gerade die letzten beiden Einstellungen schreiben riesige Mengen an Daten in die Log-Datei und sollten nur sehr vorsichtig eingesetzt werden!</text:p>
      <text:list xml:id="list1870056399"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23">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p text:style-name="P6">Hier kann auch ein Sprachstring eingegeben werden, dann wird er beim Senden automatisch in der richtigen Sprache ersetzt.</text:p>
      <text:list xml:id="list1423865840" text:continue-numbering="true" text:style-name="Outline">
        <text:list-item>
          <text:list>
            <text:list-item>
              <text:list>
                <text:list-item>
                  <text:h text:style-name="P51" text:outline-level="3"><text:bookmark-start text:name="__RefHeading__27975_971432335"/>Auswahl Geschlecht anzeigen<text:bookmark-end text:name="__RefHeading__27975_971432335"/></text:h>
                </text:list-item>
              </text:list>
            </text:list-item>
          </text:list>
        </text:list-item>
      </text:list>
      <text:p text:style-name="P6">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858434984" text:continue-numbering="true" text:style-name="Outline">
        <text:list-item>
          <text:list>
            <text:list-item>
              <text:list>
                <text:list-item>
                  <text:h text:style-name="Heading_20_3" text:outline-level="3"><text:bookmark-start text:name="__RefHeading__46938_1969413198"/><text:soft-page-break/><text:span text:style-name="T4">Formularfelder </text:span>Nachname<text:span text:style-name="T4"> und Vorname anzeigen</text:span><text:bookmark-end text:name="__RefHeading__46938_1969413198"/></text:h>
                </text:list-item>
              </text:list>
            </text:list-item>
          </text:list>
        </text:list-item>
      </text:list>
      <text:p text:style-name="P6">Hier wird eingestellt, ob die Felder für Nachname und Vorname in den Formularen zum Registrieren und Bearbeiten des Abonnements angezeigt werden sollen. Dies macht Sinn, wenn man die Newsletter personalisieren will. </text:p>
      <text:list xml:id="list2041090171"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64095637" text:continue-numbering="true" text:style-name="Outline">
        <text:list-item>
          <text:list>
            <text:list-item>
              <text:list>
                <text:list-item>
                  <text:h text:style-name="P51" text:outline-level="3"><text:bookmark-start text:name="__RefHeading__44545_444093265"/>Zusätzliches Feld anzeigen<text:bookmark-end text:name="__RefHeading__44545_444093265"/></text:h>
                </text:list-item>
              </text:list>
            </text:list-item>
          </text:list>
        </text:list-item>
      </text:list>
      <text:p text:style-name="P10"><text:span text:style-name="T4">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9">®</text:span><text:span text:style-name="T4"> hat. </text:span>Die Einstellung gilt sowohl für die Komponente als auch das Modul, sofern im Modul nichts anderes eingestellt ist.</text:p>
      <text:list xml:id="list640002890"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4">Hier wird eingestellt, ob die Eingabe in das zusätzliche Feld Pflichtsein soll. Wird hier </text:span><text:span text:style-name="BwAccentTextLow">ja</text:span><text:span text:style-name="T4"> eingestellt, dann wird das entsprechende Feld in den Formularen zum Registrieren und Bearbeiten des Abonnements auf jeden Fall angezeigt, auch wenn dies in der Auswahl (siehe voriges Kapitel) abgestellt wurde.</text:span></text:p>
      <text:list xml:id="list669200209" text:continue-numbering="true" text:style-name="Outline">
        <text:list-item>
          <text:list>
            <text:list-item>
              <text:list>
                <text:list-item>
                  <text:h text:style-name="P51"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4">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4">.</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text:soft-page-break/><text:span text:style-name="BwAccentTextLow">BWPOSTMAN_ADDITIONAL_FIELD_LABEL="Mitgliedsnummer"</text:span></text:p>
      <text:p text:style-name="AccentMidHead">Wichtig:</text:p>
      <text:list xml:id="list2127080217017822632" text:style-name="BwAufzählung">
        <text:list-item>
          <text:p text:style-name="P59">Im Sprachstring, das ist der linke Teil bis zum Gleichheitszeichen, darf kein Leer- oder Sonderzeichen vorkommen. Auch Umlaute sind hier nicht erlaubt.</text:p>
        </text:list-item>
        <text:list-item>
          <text:p text:style-name="P59">Um das Gleichheitszeichen bitte keine Leerzeichen eintragen und für die Begrenzer des Textes, der dann statt des Sprachstrings tatsächlich angezeigt werden soll, das doppelte Anführungszeichen verwenden.</text:p>
        </text:list-item>
        <text:list-item>
          <text:p text:style-name="P59">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279696473" text:continue-list="list669200209" text:style-name="Outline">
        <text:list-item>
          <text:list>
            <text:list-item>
              <text:list>
                <text:list-item>
                  <text:h text:style-name="P51" text:outline-level="3"><text:bookmark-start text:name="__RefHeading__44551_444093265"/>Tooltip zusätzliches Feld<text:bookmark-end text:name="__RefHeading__44551_444093265"/></text:h>
                </text:list-item>
              </text:list>
            </text:list-item>
          </text:list>
        </text:list-item>
      </text:list>
      <text:p text:style-name="P6">Das zusätzliche Feld kann einen Tooltip bekommen, der angezeigt wird, wenn man mit der Maus über die Beschriftung des zusätzlichen Feldes fährt. Auch hier kann ein Sprachstring aus der Override-Datei verwendet werden.</text:p>
      <text:list xml:id="list1447927352"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2142626827"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6">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812019980" text:continue-numbering="true" text:style-name="Outline">
        <text:list-item>
          <text:list>
            <text:list-item>
              <text:list>
                <text:list-item>
                  <text:h text:style-name="Heading_20_3" text:outline-level="3"><text:bookmark-start text:name="__RefHeading__79777_817618308"/>Mailadresse verifizieren<text:bookmark-end text:name="__RefHeading__79777_817618308"/></text:h>
                </text:list-item>
              </text:list>
            </text:list-item>
          </text:list>
        </text:list-item>
      </text:list>
      <text:p text:style-name="AccentMidHead">Achtung:</text:p>
      <text:p text:style-name="P24"><text:bookmark-start text:name="__RefHeading__27979_9714323351"/><text:soft-page-break/>Diese Option sollte mehrmals mit unterschiedlichen Mailadressen getestet werden, bevor man sie dauerhaft aktiviert! Damit die Verifizierung der Mailadresse auch wirklich funktioniert, ist ein sauber konfigurierter absendender Mailserver nötig!<text:bookmark-end text:name="__RefHeading__27979_9714323351"/></text:p>
      <text:p text:style-name="Text_20_body"><text:span text:style-name="T4">Wenn diese Option eingeschaltet ist, dann überprüft BwPostman während der Registrierung des Abonnements, ob die eingegebene Mailadresse auch wirklich existiert. Dazu baut BwPostman eine Verbindung zum Mailserver der angegebenen Mailadresse auf und versucht, Kontakt mit dem zur Mailadresse gehörenden Postfach zu bekommen. Schlägt dies fehl, dann erfolgt keine Registrierung und der potentielle Abonnent erhält eine Fehlermeldung. Was genau daneben gegangen ist, kann man in der Log-Datei von BwPostman nachlesen. Diese heißt BwPostman.log und liegt im Log-Ordner von </text:span><text:span text:style-name="T26">Joomla!</text:span><text:span text:style-name="T27">®</text:span><text:span text:style-name="T4"> im Unterordner bwpostman.</text:span></text:p>
      <text:list xml:id="list603405736" text:continue-numbering="true" text:style-name="Outline">
        <text:list-item>
          <text:list>
            <text:list-item>
              <text:list>
                <text:list-item>
                  <text:list>
                    <text:list-item>
                      <text:h text:style-name="Heading_20_4" text:outline-level="4"><text:bookmark-start text:name="__RefHeading__79779_817618308"/>Technischer Ablauf der Verifizierung<text:bookmark-end text:name="__RefHeading__79779_817618308"/></text:h>
                    </text:list-item>
                  </text:list>
                </text:list-item>
              </text:list>
            </text:list-item>
          </text:list>
        </text:list-item>
      </text:list>
      <text:p text:style-name="Text_20_body">Ich denke, dieses Kapitel ist nötig, um das folgende zu verstehen, ich halte es auch einfach. Zur Verifizierung der Mailadresse wird grob gesagt so getan, als ob man auf Systemebene eine Email an den Empfänger schicken will. Dafür braucht man natürlich die Mailadresse des Empfängers, aber auch die Mailadresse des Absenders. Die holt sich diese Verifizierung aus der Konfiguration von <text:span text:style-name="T26">Joomla!</text:span><text:span text:style-name="T27">®</text:span>. Dann wird erst mal eine Verbindung zum Mailserver aufgebaut, der zu dieser Absende-Adresse gehört. Damit diese Absende-Adresse nicht zu unschönen Zwecken, zum Beispiel Versenden von Spam durch Fremde, missbraucht wird, prüft dieser (eigene) Mailserver, ob alles passt und der Absender sich richtig gemeldet hat. </text:p>
      <text:p text:style-name="Text_20_body">Wenn der Absender erfolgreich geprüft ist, baut der eigene Mailserver eine Verbindung zum Mailserver des Empfängers auf. Zuerst wird geprüft, ob die Domain dieser Mailadresse vorhanden ist. Wenn das der Fall ist, wird auch geschaut, ob der Mailserver das Postfach zu der Empfängeradresse kennt. Der empfangende Mailserver kann hier unterschiedliche Meldungen zurück liefern. </text:p>
      <text:p text:style-name="Text_20_body">Es kommen dreistellige Codes zurück. 250 bedeutet alles in Ordnung, ich kenne das Postfach. Die Meldungen aus dem Bereich 4xx bedeuten, dass das Postfach wohl existiert, aber irgendwelche Probleme hat. Das Postfach kann zum Beispiel voll sein und keine weiteren Mails mehr aufnehmen. Meldungen aus diesem Bereich interpretiert die Verifizierung ebenso als Erfolg. </text:p>
      <text:p text:style-name="Text_20_body">Entscheidend ist die Meldung 550. Das bedeutet, dass das Postfach nicht existiert.</text:p>
      <text:list xml:id="list1935927535" text:continue-numbering="true" text:style-name="Outline">
        <text:list-item>
          <text:list>
            <text:list-item>
              <text:list>
                <text:list-item>
                  <text:list>
                    <text:list-item>
                      <text:h text:style-name="Heading_20_4" text:outline-level="4"><text:bookmark-start text:name="__RefHeading__79781_817618308"/><text:soft-page-break/>Testen der Verifizierung<text:bookmark-end text:name="__RefHeading__79781_817618308"/></text:h>
                    </text:list-item>
                  </text:list>
                </text:list-item>
              </text:list>
            </text:list-item>
          </text:list>
        </text:list-item>
      </text:list>
      <text:p text:style-name="AccentHighBox">Um Probleme mit einer lokalen Installation auszuschließen, sollte man diese Option mit der Installation im Web prüfen, bei der sie auch verwendet werden soll. Mir ist bewusst, dass gegebenenfalls in der Zeit, in der getestet wird, Anmeldungen zu Newslettern gegebenenfalls nicht möglich sind. Aber wie weiter unten beschrieben treten die meisten Probleme mit lokalen Installationen auf., auch wenn die Installationen von <text:span text:style-name="T17">Joomla!</text:span><text:span text:style-name="T9">®</text:span> <text:s/>identisch sind. Die Verifizierung wird auf Systemebene durchgeführt und daher kann man diese Installationen nicht vergleichen. </text:p>
      <text:p text:style-name="AccentHighBox">Nach dem Testen nicht vergessen, die Option wieder abzuschalten, falls die Verifizierung nicht möglich ist!</text:p>
      <text:p text:style-name="Text_20_body"><text:span text:style-name="T4">Um zu testen, ob man die Verifizierung der Mailadresse verwenden kann, schaltet man diese Option ein und registriert sich dann im Frontend, am besten </text:span><text:span text:style-name="T4">mit mehreren verschiedenen, real existierenden Mailadressen, die man selbst </text:span><text:span text:style-name="T4">besitzt. Es ist essentiell, dass man auf das Postfach dieser Mailadresse Zugriff hat und diese Mailadresse auch Emails empfangen kann (Postfach nicht voll!), damit man sehen kann, dass die Aktivierungsmail auch eingeht. Damit schließt man aus, dass die Verifizierung der Mailadresse an einem Empfänger scheitert, der eigentlich in Ordnung ist.</text:span></text:p>
      <text:p text:style-name="Text_20_body"><text:span text:style-name="T4">Sollte die Verifizierung mit einer richtigen Mailadresse <text:s/>nicht funktionieren, gibt es mit ziemlicher Sicherheit ein Problem mit der Absende-Adresse</text:span><text:span text:style-name="T4">. </text:span><text:span text:style-name="T4">Sollte in der Log-Datei von BwPostman eine Meldung zum Beispiel </text:span><text:span text:style-name="T4">dieser Art im Log auftauchen, dann kann diese Option nicht verwendet werden, bis das Problem gelöst ist:</text:span></text:p>
      <text:p text:style-name="AccentLowBox"><text:span text:style-name="T4">Unread stream data: </text:span><text:span text:style-name="BwAccentTextLow"><text:span text:style-name="T4">550</text:span></text:span><text:span text:style-name="T4"> 5.7.1 &lt;tester@testdomain.test&gt;: Recipient address rejected: Mail appeared to be SPAM or forged. Ask your Mail/DNS-Administrator to </text:span><text:span text:style-name="BwAccentTextLow"><text:span text:style-name="T4">correct HELO and DNS MX settings or to get removed from DNSBLs</text:span></text:span><text:span text:style-name="T4">; MTA helo: mydomain.de, MTA </text:span><text:span text:style-name="BwAccentTextLow"><text:span text:style-name="T4">hostname: unknown[nnn.nnn.nnn.nnn] (helo/hostname mismatch</text:span></text:span><text:span text:style-name="T4">)</text:span></text:p>
      <text:p text:style-name="P10"><text:span text:style-name="T4">Die 550 zeigt an, dass etwas gar nicht stimmt. </text:span><text:span text:style-name="T4">Wenige Zeilen darüber steht der Mailserver, mit dem gerade gesprochen wird. Das ist </text:span><text:span text:style-name="T4">der eigene Mailserver, wenn es Probleme mit dem Absender gibt. </text:span><text:span text:style-name="T4">Hostname unknown … (helo(hostname mismatch), sagt aus, dass DNS und MX nicht zusammen passen und bedeutet, dass der Absender ni</text:span><text:span text:style-name="T4">cht aufgelöst werden kann. </text:span><text:soft-page-break/><text:span text:style-name="T4">Der eigene Mailserver meint, da sei ein Fremder am Werk. Dieser Fehler dürfte eigentlich nur bei lokale</text:span><text:span text:style-name="T4">n Installationen auf</text:span><text:span text:style-name="T4">treten.</text:span></text:p>
      <text:p text:style-name="P10"><text:span text:style-name="T4">Sollte dieser Fehler auch bei einer Installation im Web auftreten, </text:span><text:span text:style-name="T4">sollte man diese Option deaktivieren, bis das Problem gelöst ist und Kontakt mit seinem Provider aufnehmen</text:span><text:span text:style-name="T4">.</text:span></text:p>
      <text:list xml:id="list467662537" text:continue-numbering="true" text:style-name="Outline">
        <text:list-item>
          <text:list>
            <text:list-item>
              <text:list>
                <text:list-item>
                  <text:h text:style-name="Heading_20_3" text:outline-level="3"><text:bookmark-start text:name="__RefHeading__79783_817618308"/>Mailinglistenbeschreibung anzeigen<text:bookmark-end text:name="__RefHeading__79783_817618308"/></text:h>
                </text:list-item>
              </text:list>
            </text:list-item>
          </text:list>
        </text:list-item>
      </text:list>
      <text:p text:style-name="P6">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436124490"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949397941"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4">Im Registrierungsformular kann ein Link auf einen Disclaimer angezeigt werden. Dazu den Schalter </text:span><text:span text:style-name="BwAccentField">Disclaimer anzeigen</text:span><text:span text:style-name="T4"> auf </text:span><text:span text:style-name="BwAccentTextLow">ja</text:span><text:span text:style-name="T4"> stellen. In diesem Fall </text:span><text:span text:style-name="BwAccentTextLow">muss</text:span><text:span text:style-name="T4"> der Abonnent vor dem Absenden der Registrierung dem Disclaimer zustimmen.</text:span></text:p>
      <text:p text:style-name="P6">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6">Dafür könnte man vielleicht eine Art Nutzungsbedingungen für den Newsletter angeben, was alles mit der Mailadresse des Abonnenten angestellt wird, die man erhalten hat, oder, oder, oder. Auf jeden Fall etwas, zu dem der Abonnent seine Zustimmung geben muss.</text:p>
      <text:list xml:id="list1985777068" text:continue-numbering="true" text:style-name="Outline">
        <text:list-item>
          <text:list>
            <text:list-item>
              <text:list>
                <text:list-item>
                  <text:h text:style-name="Heading_20_3" text:outline-level="3"><text:bookmark-start text:name="__RefHeading__46944_1969413198"/><text:soft-page-break/>Linkziel<text:line-break/>URL zum Disclaimer<text:line-break/>Beitrag<text:line-break/>Menüeintrag<text:bookmark-end text:name="__RefHeading__46944_1969413198"/></text:h>
                </text:list-item>
              </text:list>
            </text:list-item>
          </text:list>
        </text:list-item>
      </text:list>
      <text:p text:style-name="Text_20_body"><text:span text:style-name="T4">Hier wird festgelegt, wo BwPostman den Disclaimer findet, der verwendet werden soll. Im Feld </text:span><text:span text:style-name="BwAccentField">URL zum Disclaimer</text:span><text:span text:style-name="T4"> kann man eine </text:span><text:span text:style-name="BwAccentTextLow">URL</text:span><text:span text:style-name="T4"> als Quelle für den Disclaimer angeben. Dann muss unter </text:span><text:span text:style-name="BwAccentField">Linkziel URL</text:span><text:span text:style-name="T4"> ausgewählt sein.</text:span></text:p>
      <text:p text:style-name="Text_20_body"><text:span text:style-name="T4">Unter </text:span><text:span text:style-name="BwAccentField">Beitrag</text:span><text:span text:style-name="T4"> kann man einen Beitrag aus Joomla!</text:span><text:span text:style-name="T10">®</text:span><text:span text:style-name="T4"> auswählen. Dann muss unter </text:span><text:span text:style-name="BwAccentField">Linkziel Beitrag</text:span><text:span text:style-name="T4"> ausgewählt sein.</text:span></text:p>
      <text:p text:style-name="Text_20_body"><text:span text:style-name="T4">Schließlich kann man auch einen Menüeintrag aus Joomla!</text:span><text:span text:style-name="T10">®</text:span><text:span text:style-name="T4"> verwenden. In diesem Fall wird als </text:span><text:span text:style-name="BwAccentField">Linkziel Menüeintrag</text:span><text:span text:style-name="T4"> eingestellt</text:span><text:span text:style-name="T4"> und im Feld </text:span><text:span text:style-name="BwAccentField"><text:span text:style-name="T4">Menüeintrag</text:span></text:span><text:span text:style-name="T4"> der passende Eintrag aus dem Menü ausgewählt.</text:span><text:span text:style-name="T4">.</text:span></text:p>
      <text:list xml:id="list636042546"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6">Hier wird festgelegt, ob der Disclaimer im selben Browserfenster oder Browser-Tab angezeigt wird oder in einem Neuen.</text:p>
      <text:list xml:id="list1816536546"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6">Hier kann seit Version 2.1.1 eingestellt werden, ob der Disclaimer in einem Popup geöffnet werden soll. Dies ist nun die Standard-Einstellung.</text:p>
      <text:list xml:id="list1118179118"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4">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4">.</text:span></text:p>
      <text:p text:style-name="Text_20_body"><text:span text:style-name="T4">Die </text:span><text:span text:style-name="BwAccentTextLow">Frage</text:span><text:span text:style-name="T4"> kann selbst ausgewählt werden und sollte nicht zu schwierig sein. Sie wird in den Feldern </text:span><text:span text:style-name="BwAccentField">Frage</text:span> und <text:span text:style-name="BwAccentField">Antwort</text:span><text:span text:style-name="T4"> eingerichtet. </text:span></text:p>
      <text:p text:style-name="P19">Beispiele:</text:p>
      <text:list xml:id="list7643369341452103287" text:style-name="L4">
        <text:list-item>
          <text:p text:style-name="P38">Wie viele Beine hat ein Pferd? (1, 2, …)</text:p>
        </text:list-item>
        <text:list-item>
          <text:p text:style-name="P40">Welche Farbe hat ein rotes Auto?</text:p>
        </text:list-item>
      </text:list>
      <text:p text:style-name="Text_20_body"><text:span text:style-name="BwAccentField">Captcha</text:span><text:span text:style-name="T4"> besteht aus einer kleinen Rechenaufgabe, die <text:s/>durch ein Captcha gesteuert wird.</text:span></text:p>
      <text:p text:style-name="P6"><text:soft-page-break/>Diese Einstellung gilt sowohl für die Komponente als auch das Anmelde-Modul, wenn beim Modul nichts anderes eingestellt ist.</text:p>
      <text:list xml:id="list2066864816" text:continue-list="list1118179118"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8"><text:bookmark-start text:name="__RefHeading__47537_794096596"/><text:bookmark-start text:name="__RefHeading__47533_7940965961"/><text:span text:style-name="T4">Wenn bei </text:span><text:span text:style-name="BwAccentField">Anmeldeformular sichern</text:span><text:span text:style-name="T4"> die </text:span><text:span text:style-name="BwAccentTextLow">Frage</text:span><text:span text:style-name="T4">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1911759437"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124377049"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665506790" text:continue-numbering="true" text:style-name="Outline">
        <text:list-item>
          <text:list>
            <text:list-item>
              <text:list>
                <text:list-item>
                  <text:h text:style-name="P54" text:outline-level="3"><text:bookmark-start text:name="__RefHeading__46952_1969413198"/><text:soft-page-break/>Text Zustimmung<text:bookmark-end text:name="__RefHeading__46952_1969413198"/></text:h>
                </text:list-item>
              </text:list>
            </text:list-item>
          </text:list>
        </text:list-item>
      </text:list>
      <text:p text:style-name="P20">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20">Dieser Text erscheint nach dem Link zur Aktivierung.</text:p>
      <text:list xml:id="list1414521213"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2004899264"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2150802569"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89927364"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760891186" text:continue-numbering="true" text:style-name="Outline">
        <text:list-item>
          <text:list>
            <text:list-item>
              <text:list>
                <text:list-item>
                  <text:h text:style-name="Heading_20_3" text:outline-level="3"><text:bookmark-start text:name="__RefHeading__27987_971432335"/><text:soft-page-break/>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200306252"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95375385"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6">Hier wird festgelegt, an welche Mailadresse die Benachrichtigung geht. Das kann der Webmaster oder auch eine andere Person sein, die darüber informiert werden soll, dass ein Abonnent sein Abonnement gelöscht hat.</text:p>
      <text:list xml:id="list454691824" text:continue-numbering="true" text:style-name="Outline">
        <text:list-item>
          <text:list>
            <text:list-item>
              <text:h text:style-name="P46" text:outline-level="2"><text:bookmark-start text:name="__RefHeading__26125_946785769"/>Listenansicht<text:bookmark-end text:name="__RefHeading__26125_946785769"/></text:h>
            </text:list-item>
          </text:list>
        </text:list-item>
      </text:list>
      <text:p text:style-name="P6">Diese Einstellungen sind für die Anzeige der Newsletter-Liste im Frontend. Sie dienen als Standardwert, wenn bei den einzelnen Menüpunkten nichts angegeben wird.</text:p>
      <text:list xml:id="list447916331" text:continue-numbering="true" text:style-name="Outline">
        <text:list-item>
          <text:list>
            <text:list-item>
              <text:list>
                <text:list-item>
                  <text:h text:style-name="P51" text:outline-level="3"><text:bookmark-start text:name="__RefHeading__26127_946785769"/>Suchfeld anzeigen<text:bookmark-end text:name="__RefHeading__26127_946785769"/></text:h>
                </text:list-item>
              </text:list>
            </text:list-item>
          </text:list>
        </text:list-item>
      </text:list>
      <text:p text:style-name="Text_20_body"><text:span text:style-name="T4">Darf nach einem bestimmten Betreff gesucht werden? Dann hier </text:span><text:span text:style-name="BwAccentTextLow">Anzeigen</text:span><text:span text:style-name="T4"> auswählen. Dies ist auch der vorgegebene Wert.</text:span></text:p>
      <text:list xml:id="list1025038257" text:continue-numbering="true" text:style-name="Outline">
        <text:list-item>
          <text:list>
            <text:list-item>
              <text:list>
                <text:list-item>
                  <text:h text:style-name="P51" text:outline-level="3"><text:bookmark-start text:name="__RefHeading__26129_946785769"/>Filter Datum<text:bookmark-end text:name="__RefHeading__26129_946785769"/></text:h>
                </text:list-item>
              </text:list>
            </text:list-item>
          </text:list>
        </text:list-item>
      </text:list>
      <text:p text:style-name="Text_20_body"><text:span text:style-name="T4">Wenn im Frontend nach Newslettern eines bestimmten Monats und/oder Jahres gesucht werden darf, dann hier </text:span><text:span text:style-name="BwAccentTextLow">Anzeigen</text:span><text:span text:style-name="T4"> auswählen. Dies ist auch der vorgegebene Wert.</text:span></text:p>
      <text:list xml:id="list319526234" text:continue-numbering="true" text:style-name="Outline">
        <text:list-item>
          <text:list>
            <text:list-item>
              <text:list>
                <text:list-item>
                  <text:h text:style-name="P51" text:outline-level="3"><text:bookmark-start text:name="__RefHeading__26131_946785769"/>Filter Mailinglisten<text:bookmark-end text:name="__RefHeading__26131_946785769"/></text:h>
                </text:list-item>
                <text:list-item>
                  <text:h text:style-name="P51" text:outline-level="3"><text:bookmark-start text:name="__RefHeading__26133_946785769"/>Filter Kampagnen<text:bookmark-end text:name="__RefHeading__26133_946785769"/></text:h>
                </text:list-item>
                <text:list-item>
                  <text:h text:style-name="P51" text:outline-level="3"><text:bookmark-start text:name="__RefHeading__26135_946785769"/>Filter Benutzergruppen<text:bookmark-end text:name="__RefHeading__26135_946785769"/></text:h>
                </text:list-item>
              </text:list>
            </text:list-item>
          </text:list>
        </text:list-item>
      </text:list>
      <text:p text:style-name="P6">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583239855" text:continue-numbering="true" text:style-name="Outline">
        <text:list-item>
          <text:list>
            <text:list-item>
              <text:list>
                <text:list-item>
                  <text:h text:style-name="P51" text:outline-level="3"><text:bookmark-start text:name="__RefHeading__26137_946785769"/><text:soft-page-break/>Anhang anzeigen<text:bookmark-end text:name="__RefHeading__26137_946785769"/></text:h>
                </text:list-item>
              </text:list>
            </text:list-item>
          </text:list>
        </text:list-item>
      </text:list>
      <text:p text:style-name="Text_20_body"><text:span text:style-name="T4">Wenn man nicht möchte, dass Anhänge zu den Newslettern im Frontend zugänglich sind, dann sollte man hier </text:span><text:span text:style-name="BwAccentTextLow">Verbergen</text:span><text:span text:style-name="T4"> auswählen. Der vorgegebene Wert ist anzeigen und sorgt dafür, dass ein kleines Symbol beim jeweiligen Betreff erscheint, wenn es einen Anhang zu diesem Newsletter gibt. Ein Klick auf das Symbol öffnet den Anhang.</text:span></text:p>
      <text:list xml:id="list1636269034" text:continue-numbering="true" text:style-name="Outline">
        <text:list-item>
          <text:list>
            <text:list-item>
              <text:list>
                <text:list-item>
                  <text:h text:style-name="P51" text:outline-level="3"><text:bookmark-start text:name="__RefHeading__26139_946785769"/># Newsletter<text:bookmark-end text:name="__RefHeading__26139_946785769"/></text:h>
                </text:list-item>
              </text:list>
            </text:list-item>
          </text:list>
        </text:list-item>
      </text:list>
      <text:p text:style-name="P6">Hier wird eingestellt, wie viele Newsletter auf einer Seite angezeigt werden. Der Standard-Wert ist 10.</text:p>
      <text:list xml:id="list959954330" text:continue-numbering="true" text:style-name="Outline">
        <text:list-item>
          <text:list>
            <text:list-item>
              <text:h text:style-name="P46" text:outline-level="2"><text:bookmark-start text:name="__RefHeading__26141_946785769"/>Detailansicht<text:bookmark-end text:name="__RefHeading__26141_946785769"/></text:h>
              <text:list>
                <text:list-item>
                  <text:h text:style-name="P51" text:outline-level="3"><text:bookmark-start text:name="__RefHeading__26143_946785769"/>Anhang anzeigen<text:bookmark-end text:name="__RefHeading__26143_946785769"/></text:h>
                </text:list-item>
              </text:list>
            </text:list-item>
          </text:list>
        </text:list-item>
      </text:list>
      <text:p text:style-name="P6">Dieser Schalter hat die gleiche Bedeutung wie für die Listenansicht, nur gilt er für die Ansicht eines einzelnen Newsletters im Frontend. Das Symbol wird neben dem Versanddatum des Newsletters als Schaltfläche angezeigt.</text:p>
      <text:list xml:id="list834164216"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6">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907940626" text:continue-numbering="true" text:style-name="Outline">
        <text:list-item>
          <text:list>
            <text:list-item>
              <text:h text:style-name="P46" text:outline-level="2"><text:bookmark-start text:name="__RefHeading__46962_1969413198"/>Berechtigungen<text:bookmark-end text:name="__RefHeading__46962_1969413198"/></text:h>
            </text:list-item>
          </text:list>
        </text:list-item>
      </text:list>
      <text:p text:style-name="P6">Bei den Berechtigungen wird festgelegt, wer im Backend was mit BwPostman anstellen darf. </text:p>
      <text:p text:style-name="Text_20_body"><text:span text:style-name="T4">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4"> entsprechen denen, die man von Joomla!</text:span><text:span text:style-name="T10">®</text:span><text:span text:style-name="T4"> her kennt.</text:span></text:p>
      <text:p text:style-name="Text_20_body"><text:span text:style-name="T4">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4"> dazu. Die Bezeichnungen der Rechte sind selbsterklärend, trotzdem noch folgendes:</text:span></text:p>
      <text:p text:style-name="AccentMidHead">Wichtig: </text:p>
      <text:p text:style-name="AccentMidBox"><text:soft-page-break/>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2">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8">®</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ns hier ist dann klar, ob der User darf oder nicht. Die Vorgehensweise von <text:span text:style-name="T16">Joomla!</text:span><text:span text:style-name="T8">®</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7">®</text:span> mit <text:span text:style-name="BwAccentTextLow">Benutzergruppen</text:span>, nicht mit einzelnen Benutzern!</text:p>
      <text:p text:style-name="AccentMidBox"><text:soft-page-break/>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926325396"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oft-page-break/><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469928435"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482574249"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8">®</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text:soft-page-break/>Auf dem Tab <text:span text:style-name="BwAccentField">Mailinglistenberechtigungen</text:span> kann man die Rechte für genau diese Mailingliste festlegen.</text:p>
      <text:p text:style-name="Text_20_body">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r Benutzergruppe auch diese Mailinglisten zuordnen. Auf diese Weise kann man also „Hand-verlesenen“ Benutzergruppe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685997170"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10">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text:soft-page-break/>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text:soft-page-break/>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7">®</text:span> haben, dürfen nur öffentliche Mailinglisten abonnieren (Zugriffsebene <text:span text:style-name="T18">public</text:span>). Hat der Benutzer ein Konto in Joomla!<text:span text:style-name="T7">®</text:span>, dann stehen ihm auch die Mailinglisten zur Auswahl, die höhere Berechtigung erfordern – je nach Vorgabe der Mailingliste und seinen Zugriffsrechten in Joomla!<text:span text:style-name="T7">®</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7">®</text:span> existiert. Falls ja, dann wird dessen ID beim Abonnenten mit abgelegt und er bekommt – wenn er angemeldet ist – auch <text:span text:style-name="T15">die</text:span> Mailinglisten für ein Abonnement angeboten, die für seine Zugriffsebene verfügbar sind.</text:p>
      <text:list xml:id="list908818860" text:continue-numbering="true" text:style-name="Outline">
        <text:list-item>
          <text:list>
            <text:list-item>
              <text:h text:style-name="Heading_20_2" text:outline-level="2"><text:bookmark-start text:name="__RefHeading__47553_794096596"/><text:soft-page-break/>Newsletter erstellen oder bearbeiten<text:bookmark-end text:name="__RefHeading__47553_794096596"/></text:h>
            </text:list-item>
          </text:list>
        </text:list-item>
      </text:list>
      <text:p text:style-name="Text_20_body">Nun kommen wir zum Herzstück von BwPostman, den Newslettern.</text:p>
      <text:p text:style-name="P10">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1889926626"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7">®</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text:soft-page-break/>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AccentMidBox">Seit Version 3.0.0 werden die Anhänge nicht mehr als einfache Zeichenkette mit einem Semikolon als Trenner abgelegt, sondern als Zeichenkette im Format JSON. Das macht die interne Verarbeitung einfacher, sorgt aber dafür, dass für die nutzbare Gesamtlänge dieser Zeichenkette weniger Zeichen <text:s/>zur Verfügung stehen, weil JSON selbst ein paar mehr Zeichen benötigt, um die Anhänge auseinander halten zu könne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7">®</text:span>. Mit dem Veröffentlichungsdatum wird <text:span text:style-name="BwAccentTextHigh">nicht</text:span> festge<text:soft-page-break/>legt, wann der Newsletter versendet wird! Dafür gibt es das kostenpflichtige Plugin BwPostman TimeControl.</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Ein Newsletter, der als Template für Inhalt markiert ist, kann nicht versendet werden, damit das Template für Inhalt nicht durch einen Versand „verloren“ geht. Der Tab zum Versenden verschwindet beim Speichern eines neuen Newsletters als Template für Inhalt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7">®</text:span>. Man kann mehrere Einträge in den Auswahllisten auswählen. Es ist ebenfalls möglich, Einträge aus den Auswahllisten für die Mailinglisten und für die Joomla!<text:span text:style-name="T7">®</text:span> Benutzergruppen gleichzeitig zu wählen.</text:p>
      <text:p text:style-name="Text_20_body">Auch hier sind die Mailinglisten in drei Bereiche gegliedert: Links die Mailinglisten, die jederzeit über das Frontend abonniert werden können, in der Mitte die Mailinglisten, die nur bestimmte <text:soft-page-break/>Abonnenten im Frontend abonnieren können und rechts daneben die Mailinglisten, die nur im Backend zugewiesen werden können. Ganz rechts sind die Benutzergruppen, die in Joomla!<text:span text:style-name="T7">®</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7">®</text:span> verwenden will. Hierzu macht man in der rechten Auswahlliste <text:span text:style-name="BwClickPath">Verfügbare Website-Inhalte</text:span> einen Doppelklick auf den gewünschten Beitrag von Joomla!<text:span text:style-name="T7">®</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7">®</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text:soft-page-break/>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text:span><text:span text:style-name="BwAccentTextLow">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10">Ganz unten gibt es noch den Bereich <text:span text:style-name="BwAccentField">Newsletterberechtigungen</text:span><text:span text:style-name="Emphasis">. </text:span>Hier kann man die Rechte für genau diesen Newsletter festlegen.</text:p>
      <text:list xml:id="list1606622999"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7">®</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Newsletter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718340167" text:continue-numbering="true" text:style-name="Outline">
        <text:list-item>
          <text:list>
            <text:list-item>
              <text:list>
                <text:list-item>
                  <text:list>
                    <text:list-item>
                      <text:h text:style-name="Heading_20_4" text:outline-level="4"><text:bookmark-start text:name="__RefHeading__47561_794096596"/><text:soft-page-break/>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349713412"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7">®</text:span> vorhanden sind, einzubetten. Solche Dinge sollte man kontrollieren. </text:p>
      <text:p text:style-name="Text_20_body">Überschrift, Einleitungstext und Personalisierung funktionieren genau wie beim HTML Newsletter beschrieben.</text:p>
      <text:list xml:id="list1246903784"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1807747173"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text:soft-page-break/>Ich persönlich versende meine Newsletter immer erst an die Testempfänger, damit ich sicher sein kann, dass alles so aussieht, wie ich es haben will und sich keine Rechtschreibfehler eingeschlichen haben.</text:p>
      <text:p text:style-name="AccentMidHead">Hinweis:</text:p>
      <text:p text:style-name="P15">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 Das Popup wird ein paar Sekunden nach dem Abschluss des Sendevorgangs automatisch geschlossen.</text:p>
      <text:p text:style-name="P10">Seit Version 3.0.0 geschieht der Versand nicht mehr über ein Popup, sondern wird mit Ajax erledigt. Es erscheint eine neue Ansicht, in der links unter <text:span text:style-name="BwAccentTextLow">Status</text:span> ein Fortschrittsbalken zu sehen ist. Darunter werden weitere Informationen <text:s/>angezeigt, zum Beispiel, an wie viele Abonnenten noch gesendet werden muss und ob gerade die eingestellte Wartezeit gewartet wird. Im rechten Teil <text:span text:style-name="BwAccentTextLow">Sendedetails</text:span> sieht man, an welchen Abonnenten der Newsletter gerade versendet wird.</text:p>
      <text:p text:style-name="P10"><text:soft-page-break/>Diese Ansicht kann man erst verlassen, wenn der Versand abgeschlossen ist, damit der Versand nicht abgebrochen wird.</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240322467"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Popup geschlossen und man landet wieder in der Übersicht der Newsletter. Seit Version 3.0.0 wird diese Ansicht nicht mehr automatisch geschlossen, ein Klick auf <text:span text:style-name="BwClickPath">zurück</text:span> bringt einen in <text:span text:style-name="T25">die</text:span>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Anzahl der Abonnente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7">®</text:span> nicht passt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 Bereich Mailing</text:span>) oder der Server, über den der Newsletter – genauer gesagt die Mails aus Joomla!<text:span text:style-name="T7">®</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text:soft-page-break/>Sind andere Gründe dafür verantwortlich, dass der Newsletter nicht zugestellt werden kann, dann ist das nicht mehr Sache von BwPostman oder Joomla!<text:span text:style-name="T7">®</text:span>, sondern des Mailservers, der in der Konfiguration von Joomla!<text:span text:style-name="T7">®</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982407460"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755868461" text:continue-numbering="true" text:style-name="Outline">
        <text:list-item>
          <text:list>
            <text:list-item>
              <text:list>
                <text:list-item>
                  <text:h text:style-name="Heading_20_3" text:outline-level="3"><text:bookmark-start text:name="__RefHeading__47569_794096596"/><text:soft-page-break/>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werd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877057144" text:continue-numbering="true" text:style-name="Outline">
        <text:list-item>
          <text:list>
            <text:list-item>
              <text:h text:style-name="P48"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7">®</text:span> erscheinen.</text:p>
      <text:p text:style-name="Text_20_body">Als Menüeinträge stehen für BwPostman zur Auswahl:</text:p>
      <text:list xml:id="list2070982769563244881" text:style-name="L5">
        <text:list-item>
          <text:p text:style-name="P28">Newsletter-Anmeldung</text:p>
        </text:list-item>
        <text:list-item>
          <text:p text:style-name="P28">Newsletter-Abonnement bearbeiten</text:p>
        </text:list-item>
        <text:list-item>
          <text:p text:style-name="P28">Veröffentlichte Newsletter als Übersicht</text:p>
        </text:list-item>
        <text:list-item>
          <text:p text:style-name="P28">Veröffentlichte Newsletter als Einzelansicht</text:p>
        </text:list-item>
      </text:list>
      <text:p text:style-name="Text_20_body">Die Vorgehensweise ist wie üblich in Joomla!<text:span text:style-name="T7">®</text:span>:</text:p>
      <text:p text:style-name="Text_20_body">Im Backend unter Menüs entweder in einem vorhandenen Menü weitere Menüeinträge hinzufügen oder ein eigenes Menü mit den gewünschten Menüpunkten und dem dazugehörigen Modul erstellen.</text:p>
      <text:list xml:id="list220672913" text:continue-list="list877057144"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584511964"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20">Beim diesem Menüeintrag gibt es unter dem Reiter <text:span text:style-name="BwAccentTextLow">Optionen</text:span> die Möglichkeit festzulegen, ob ein Anhang (als Link) angezeigt wird oder nicht, wenn einer vorhanden ist. Es gibt drei Auswahlmöglichkeiten:</text:p>
      <text:list xml:id="list6857359814656581161" text:style-name="L6">
        <text:list-item>
          <text:p text:style-name="P29"><text:span text:style-name="Strong_20_Emphasis">Globale Einstellung</text:span></text:p>
          <text:p text:style-name="P29">Es wird der Wert verwendet, der in den Optionen der Komponente eingestellt ist.</text:p>
        </text:list-item>
        <text:list-item>
          <text:p text:style-name="P29"><text:span text:style-name="Strong_20_Emphasis">Anzeigen</text:span></text:p>
          <text:p text:style-name="P29">Der Link auf den Anhang wird angezeigt, auch wenn in den Optionen der Komponente etwas anderes steht.</text:p>
        </text:list-item>
        <text:list-item>
          <text:p text:style-name="P29"><text:span text:style-name="Strong_20_Emphasis">Verbergen</text:span></text:p>
          <text:p text:style-name="P29">Der Link auf den Anhang wird nicht angezeigt, auch wenn in den Optionen der Komponente etwas anderes festgelegt ist.</text:p>
        </text:list-item>
      </text:list>
      <text:list xml:id="list851603953" text:continue-list="list584511964"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6400758345267061905" text:style-name="L7">
        <text:list-item>
          <text:p text:style-name="P30"><text:span text:style-name="Strong_20_Emphasis">Alle</text:span></text:p>
          <text:p text:style-name="P30"><text:soft-page-break/>Es werden alle veröffentlichten Newsletter angezeigt, auch die archivierten.</text:p>
        </text:list-item>
        <text:list-item>
          <text:p text:style-name="P39"><text:span text:style-name="Strong_20_Emphasis">Alle außer archiviert</text:span></text:p>
          <text:p text:style-name="P39">Es werden alle veröffentlichten Newsletter angezeigt, die nicht archiviert sind.</text:p>
        </text:list-item>
        <text:list-item>
          <text:p text:style-name="P30"><text:span text:style-name="Strong_20_Emphasis">weder archiviert noch abgelaufen</text:span></text:p>
          <text:p text:style-name="P30">Es werden alle veröffentlichten Newsletter angezeigt, die nicht archiviert und nicht abgelaufen sind. Abgelaufen bedeutet, dass das Enddatum der Veröffentlichung überschritten ist.</text:p>
        </text:list-item>
        <text:list-item>
          <text:p text:style-name="P30"><text:span text:style-name="Strong_20_Emphasis">nicht archiviert aber abgelaufen</text:span></text:p>
          <text:p text:style-name="P30">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30"><text:span text:style-name="Strong_20_Emphasis">nur archiviert</text:span></text:p>
          <text:p text:style-name="P30">Diese Einstellung macht es möglich, alle archivierten Newsletter anzeigen zu lassen, egal ob abgelaufen oder nicht.</text:p>
        </text:list-item>
        <text:list-item>
          <text:p text:style-name="P30"><text:span text:style-name="Strong_20_Emphasis">nur abgelaufen</text:span></text:p>
          <text:p text:style-name="P30">Hier werden nur Newsletter angezeigt, die nur abgelaufen sind.</text:p>
        </text:list-item>
        <text:list-item>
          <text:p text:style-name="P30"><text:span text:style-name="Strong_20_Emphasis">archiviert </text:span><text:span text:style-name="Betont_20_H3">und</text:span><text:span text:style-name="Strong_20_Emphasis"> abgelaufen</text:span></text:p>
          <text:p text:style-name="P30">Mit dieser Option ist es möglich, alle abgelaufenen Newsletter anzuzeigen, die archiviert sind.</text:p>
        </text:list-item>
        <text:list-item>
          <text:p text:style-name="P30"><text:span text:style-name="Strong_20_Emphasis">archiviert </text:span><text:span text:style-name="Emphasis">oder</text:span><text:span text:style-name="Strong_20_Emphasis"> abgelaufen</text:span></text:p>
          <text:p text:style-name="P30">Schließlich gibt es auch noch die Möglichkeit, alle Newsletter anzuzeigen, die entweder archiviert oder abgelaufen sind.</text:p>
        </text:list-item>
      </text:list>
      <text:list xml:id="list381828164" text:continue-list="list851603953"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7857268397059761167" text:style-name="L8">
        <text:list-item>
          <text:p text:style-name="P31">Im Frontend werden immer nur veröffentlichte Newsletter angezeigt.</text:p>
        </text:list-item>
        <text:list-item>
          <text:p text:style-name="P31"><text:soft-page-break/>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316631037" text:continue-list="list381828164"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2023138092"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548431436"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grundsätzlich 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1742550748"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7">®</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text:soft-page-break/>Abonnenten mit einem Benutzerkonto in Joomla!<text:span text:style-name="T7">®</text:span> können ihr Abonnement direkt bearbeiten, wenn sie in Joomla!<text:span text:style-name="T7">®</text:span> angemeldet sind.</text:p>
      <text:p text:style-name="Text_20_body">Wenn der Abonnent seine Mailadresse ändert, muss diese Mailadresse erneut bestätigt werden. Dies hat auch wieder mit dem Double-Opt-In zu tun. Seit Version 2.3.0 von BwPostman wird nach dem Speichern der Änderungen dazu auch eine Meldung eingeblendet, die den Abonnenten darauf hinweist, dass er diese Mailadresse bestätigen muss, um weiterhin Newsletter zu erhalten.</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294798662"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8">®</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1544697580"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text:soft-page-break/>Um sich anzusehen, wie die Daten in den jeweiligen Formaten aussehen, werden Demodaten mitgeliefert. Sie sind im Administrations-Verzeichnis der Komponente zu finden (&lt;<text:span text:style-name="T3">Pfad-</text:span><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2033304870"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indem man in der Liste der Datenfelder das entsprechende Datenfeld markiert, Mehrfachauswahl ist möglich, und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text:soft-page-break/>Darunter wird das Standard-Mailformat eingestellt, das dem Abonnenten zugewiesen wird, <text:span text:style-name="Emphasis">sofern nichts übergeben wird</text:span>.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der importierte Status wird verwendet. </text:p>
      <text:p text:style-name="Text_20_body">Seit Version 3.0.0 gibt es an dieser Stelle ebenfalls die Möglichkeit, die Mailadressen zu verifizieren. Näheres siehe unter Konfigurieren <text:span text:style-name="T25">→</text:span> Anmeldung <text:span text:style-name="T25">→</text:span> Emailadresse verifizieren.</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7">®</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17">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text:soft-page-break/>aber sein, wenn die Abonnenten aus einem anderen Newsletter-System in BwPostman importiert werden.</text:p>
      <text:p text:style-name="P16">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849266404"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text:soft-page-break/>noch mit <text:span text:style-name="BwClickPath">Bearbeiten </text:span><text:span text:style-name="BwClickPath"><text:span text:style-name="T12"></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erwünscht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1004710854"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text:soft-page-break/>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muss gewählt werden, ob bestätigte und/oder unbestätigte Abonnenten und/oder Testempfänger exportiert werden sollen. Man muss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817003439"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654658507" text:continue-numbering="true" text:style-name="Outline">
        <text:list-item>
          <text:list>
            <text:list-item>
              <text:h text:style-name="Heading_20_2" text:outline-level="2"><text:bookmark-start text:name="__RefHeading__47703_794096596"/><text:soft-page-break/>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1883879367"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p text:style-name="P10">Vor dem Löschen von Abonnenten sollte man sich überlegen, ob man gegebenenfalls über einen gewissen Zeitraum eine Nachweis- oder Aufbewahrungspflicht hat und der Abonnent noch gar nicht endgültig gelöscht werden darf. </text:p>
      <text:list xml:id="list1714556723"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2095814830"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Man sollte sich zur Kontrolle eine Erweiterung in seinem Browser verwenden, mit der man die gerade angezeigte Seite untersuchen kann. Für Firefox, meinem bevorzugten Browser, gibt es hierfür die Entwickler-Tools. Auch für Internet Explorer in den aktuellen Versionen und Edge gibt es die Entwicklertools, in Chrome die Entwicklertools und in Opera die Entwicklerwerkzeuge.</text:p>
      <text:p text:style-name="P7">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7">Diese CSS-Datei ist für die Komponente unter</text:p>
      <text:p text:style-name="P1"><text:span text:style-name="BwFilePath">&lt;Joomla-Installationsverzeichnis&gt;/components/com_bwpostman/assets/css/bwpostman.css</text:span></text:p>
      <text:p text:style-name="P7">zu finden. </text:p>
      <text:p text:style-name="P7">Für das Anmelde-Modul ist es diese Datei:</text:p>
      <text:p text:style-name="P1"><text:span text:style-name="BwFilePath">&lt;Joomla-Installationsverzeichnis&gt;/modules/mod_bwpostman/css/bwpostman.css </text:span></text:p>
      <text:p text:style-name="P7">Für das Übersichts-Modul ist es diese Datei:</text:p>
      <text:p text:style-name="P1"><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mit den ursprünglichen Einstellungen überschrieben.</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text:span><text:soft-page-break/><text:span text:style-name="BwFilePath">view.css</text:span>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text:span text:style-name="BwFilePath">&lt;Joomla-Installationsverzeichnis&gt;/templates/&lt;gewähltes Template&gt;/css/</text:span><text:change-start text:change-id="ct140496361636624"/></text:p>
      <text:p text:style-name="Text_20_body"><text:change-end text:change-id="ct140496361636624"/><text:change-start text:change-id="ct140496361636816"/>Mit Version 3.1.0 von BwPostman werden die CSS-Dateien nicht mehr im View sondern in den Templates geladen. Das hat den Vorteil, dass man <text:change-end text:change-id="ct140496361636816"/><text:change-start text:change-id="ct140496361637008"/>bei einem Override der Templates unterschiedliche CSS-Dateien samt Pfad in seinen Overrides angeben kann<text:change-end text:change-id="ct140496361637008"/><text:change-start text:change-id="ct140496361637200"/>.<text:change-end text:change-id="ct140496361637200"/></text:p>
      <text:list xml:id="list1190197855"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7">®</text:span> über <text:span text:style-name="BwClickPath">Komponenten </text:span><text:span text:style-name="BwClickPath"><text:span text:style-name="T12"></text:span></text:span><text:span text:style-name="BwClickPath"> BwPostman </text:span><text:span text:style-name="BwClickPath"><text:span text:style-name="T12"></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text:soft-page-break/>Inhalten im ersten Tab beim Erstellen oder Bearbeiten eines Newsletters. Das ist Programm-technisch zur Zeit leider nicht anders machbar.</text:p>
      <text:list xml:id="list224298132" text:continue-numbering="true" text:style-name="Outline">
        <text:list-item>
          <text:list>
            <text:list-item>
              <text:h text:style-name="Heading_20_2" text:outline-level="2"><text:bookmark-start text:name="__RefHeading__44850_1499710416"/>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8">®</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8">®</text:span> zu tun! Während die Templates für <text:span text:style-name="T16">Joomla!</text:span><text:span text:style-name="T8">®</text:span> darauf ausgelegt sind, eine Webseite in allen Browsern gleich und den Wünschen des Webseiten-Betreibers nach aussehen zu lassen, haben die Templates für BwPostman die Aufgabe, die Newsletter von BwPostman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828377929"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text:soft-page-break/>einer wieder installierbaren Form enthält. Wenn dieser Vorgang abgeschlossen ist, üblicherweise innerhalb weniger Sekunden, dann wird eine Nachricht eingeblendet, die eine Schaltfläche zum Herunterladen enthält. Diese Datei wird aber bis Version 3.0.0 auch in der Installation unter </text:p>
      <text:p text:style-name="P1">&lt;Joomla-Installationsverzeichnis&gt;/images/bw_postman/templates/</text:p>
      <text:p text:style-name="Text_20_body">abgelegt. Hier kann die Datei über den Medien-Manager von <text:span text:style-name="T16">Joomla!</text:span><text:span text:style-name="T8">®</text:span> auch wieder gelöscht werden.</text:p>
      <text:p text:style-name="Text_20_body">Ab Version 3.0. 0 ist das exportierte Template unter</text:p>
      <text:p text:style-name="P1">&lt;Joomla-Installationsverzeichnis&gt;/images/com_bwpostman/templates/</text:p>
      <text:p text:style-name="Text_20_body">zu fin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903868721"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1802149018"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text:soft-page-break/>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Dieses Vorschaubild wird nicht automatisch von BwPostman erstellt! Man kann solch ein Vorschaubild erzeugen, wenn man ein Bildschirmfoto des Newsletters macht. Dies kann durchaus auch von der Vorschau beim Bearbeiten gemacht werden. Vorschaubilder sucht BwPostman bis zur Version 3.0.0 unter <text:span text:style-name="BwFilePath">&lt;Joomla-Installationsverzeichnis&gt;/images/bw_postman</text:span>,ab der Version 3.0.0 unter <text:span text:style-name="BwFilePath">&lt;Joomla-Installationsverzeichnis&gt;/images/com_bwpostman</text:span> <text:s/>Dorthin muss man also das gespeicherte Bild hochladen. Das kann man mit dem MediaManager von Joomla!<text:span text:style-name="T7">®</text:span> machen. Dieser ist im Hauptmenü von Joomla!<text:span text:style-name="T7">®</text:span> unter <text:span text:style-name="BwClickPath">Inhalte </text:span><text:span text:style-name="BwClickPath"><text:span text:style-name="T12"></text:span></text:span><text:span text:style-name="BwClickPath"> Medien</text:span> zu finden.</text:p>
      <text:list xml:id="list1517945983"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224810020" text:continue-numbering="true" text:style-name="Outline">
        <text:list-item>
          <text:list>
            <text:list-item>
              <text:list>
                <text:list-item>
                  <text:h text:style-name="Heading_20_3" text:outline-level="3"><text:bookmark-start text:name="__RefHeading__55862_1036753469"/><text:soft-page-break/>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872797042"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149437395"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text:soft-page-break/>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1436360374"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826432389"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876533744" text:continue-numbering="true" text:style-name="Outline">
        <text:list-item>
          <text:list>
            <text:list-item>
              <text:list>
                <text:list-item>
                  <text:h text:style-name="Heading_20_3" text:outline-level="3"><text:bookmark-start text:name="__RefHeading__55872_1036753469"/><text:soft-page-break/>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37161758"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6"/>
      <text:list xml:id="list2018333189"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284789947"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text:soft-page-break/>Im nächsten Schritt werden <text:span text:style-name="T18">Engine</text:span>, Standard-Zeichensatz und Schlüssel der einzelnen Tabellen überprüft und wenn nötig korrigiert.</text:p>
      <text:p text:style-name="Text_20_body">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7">®</text:span> einliest, zum Beispiel über phpMyAdmin. </text:p>
      <text:p text:style-name="Text_20_body">Zum Abschluss wird noch nachgesehen, ob die eingetragenen User-IDs aus Joomla!<text:span text:style-name="T7">®</text:span> noch stimmen und gegebenenfalls auch berichtigt. Dies geschieht, indem die Mailadressen der Abonnenten mit den Mailadressen der Benutzer in Joomla!<text:span text:style-name="T7">®</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959993598"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text:soft-page-break/>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Die Sicherung wird automatisch gepackt, wenn in den Optionen von BwPostman unter Grundeinstellungen der Schalter Sicherungsdatei komprimieren aktiviert ist.</text:p>
      <text:p text:style-name="Text_20_body">Die Sicherungsdatei wird nicht nur zum Download angeboten, sie wird auch bis zur Version 3.0.0 im Ordner </text:p>
      <text:p text:style-name="P1">&lt;Joomla-Installationsverzeichnis&gt;/images/bw_postman/backup_tables/</text:p>
      <text:p text:style-name="Text_20_body">ab Version 3.0.0 im Ordner </text:p>
      <text:p text:style-name="P1">&lt;Joomla-Installationsverzeichnis&gt;/images/com_bwpostman/backup_tables/</text:p>
      <text:p text:style-name="Text_20_body">abgelegt. Somit kann man auch über dein Medien-Manager von <text:span text:style-name="T16">Joomla!</text:span><text:span text:style-name="T8">®</text:span> die Datei löschen.</text:p>
      <text:list xml:id="list223905592"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text:soft-page-break/>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ziemlich gewährleistet, dass BwPostman immer in einer lauffähigen Version vorhanden ist und man nicht mit leeren oder fehlenden Tabellen da steht. </text:p>
      <text:p text:style-name="P10">Leider gibt es immer noch Fälle, wo die Wiederherstellung so abbricht, dass auch der Wiederherstellungspunkt nicht automatisch wiederhergestellt werden kann. In diesem Fall muss man in der Datenbank, zum Beispiel über phpMyAdmin, von Hand eingreifen. Der Wiederherstellungspunkt ist dort jeweils eine Kopie der Tabellen mit dem Suffix _tmp. <text:span text:style-name="BwAccentTextHigh">Wenn man bisher noch keine Datenbank-Sicherung gemacht hat, ist jetzt der richtige Zeitpunkt dafür!</text:span> Wenn man alle Tabellen, die das Original der Tabellen mit dem Suffix _tmp sind, löscht und anschließend bei den Tabellen mit dem Suffix _tmp diesen entfernt, hat man dennoch eine lauffähige Version.</text:p>
      <text:p text:style-name="Horizontal_20_Line"/>
      <text:p text:style-name="Text_20_body"> </text:p>
      <text:p text:style-name="Text_20_body"><text:soft-page-break/></text:p>
      <text:list xml:id="list1572648872" text:continue-numbering="true" text:style-name="Outline">
        <text:list-item>
          <text:list>
            <text:list-item>
              <text:h text:style-name="Heading_20_2" text:outline-level="2"><text:bookmark-start text:name="__RefHeading__45503_1510050461"/>Migration von BwPostman auf eine andere Joomla!<text:span text:style-name="T7">®</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7">®</text:span>-Installation auf eine andere umziehen?</text:p>
      <text:p text:style-name="Text_20_body">Die Antwort lautet: Ja, bedingt und wenn BwPostman schon auf dieser Installation von Joomla!<text:span text:style-name="T7">®</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7">®</text:span> abgeglichen, sofern möglich.</text:p>
      <text:p text:style-name="Text_20_body">Schwieriger wird es bei den Newslettern. BwPostman speichert neben der HTML-Version und der Text-Version des Newsletters auch die IDs der Beiträge ab. Wenn die Beiträge aus Joomla!<text:span text:style-name="T7">®</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7">®</text:span>-Installation aus, die zum Testen gedacht ist, bevor man damit in eine Produktivumgebung geht.</text:p>
      <text:list xml:id="list806875929"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743564916"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138943859"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10">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text:soft-page-break/>und Geschlecht als Pflichtfeld auslegen, damit eine weitgehende Personalisierung des Newsletters möglich ist.<text:change-start text:change-id="ct140496361638352"/></text:p>
      <text:list xml:id="list1072902478" text:continue-numbering="true" text:style-name="Outline">
        <text:list-item>
          <text:list>
            <text:list-item>
              <text:list>
                <text:list-item>
                  <text:h text:style-name="Heading_20_3" text:outline-level="3"><text:bookmark-start text:name="__RefHeading__86966_984208638"/>Reiter erweitert<text:bookmark-end text:name="__RefHeading__86966_984208638"/></text:h>
                </text:list-item>
              </text:list>
            </text:list-item>
          </text:list>
        </text:list-item>
      </text:list>
      <text:p text:style-name="Text_20_body"><text:change-end text:change-id="ct140496361638352"/><text:change-start text:change-id="ct140496361637776"/>Für die normale Anzeige des Moduls ist hier das voreingestellte Layout default auszuwählen.</text:p>
      <text:p text:style-name="P10">Seit Version 3.1.0 von BwPostman gibt es auch die L<text:change-end text:change-id="ct140496361637776"/><text:change-start text:change-id="ct140496361637968"/>ayouts modal, modal-big, bootstrap2 und bootstrap4. </text:p>
      <text:p text:style-name="P10">Mit den beiden modalen Layouts wird an der Modulposition nur noch ein Button für die Registrierung zum Newsletter<text:change-end text:change-id="ct140496361637968"/><text:change-start text:change-id="ct140496361638544"/> angezeigt. Wenn man auf diesen Button klickt, geht ein Popup mit dem Registrierungsformular auf. <text:change-end text:change-id="ct140496361638544"/><text:change-start text:change-id="ct140496361638736"/></text:p>
      <text:p text:style-name="P10">Die Beschriftung des Buttons wird im Feld <text:span text:style-name="BwAccentField">Button-Text</text:span> direkt darunter angegeben. Für mehrsprachige Seiten kann hier auch ein Sprach-String verwendet werden. Wird nichts angegeben, so wird als Sprach-String MOD_BWPOSTMAN_MODAL_BTN angenommen. <text:change-end text:change-id="ct140496361638736"/><text:change-start text:change-id="ct140496361638928"/></text:p>
      <text:p text:style-name="Text_20_body"><text:change-end text:change-id="ct140496361638928"/><text:change-start text:change-id="ct140496361639120"/>Es war natürlich schon immer möglich<text:change-end text:change-id="ct140496361639120"/><text:change-start text:change-id="ct140496361639312"/>, das Modul in einem Beitrag zu laden (loadposition, load<text:change-end text:change-id="ct140496361639312"/><text:change-start text:change-id="ct140496361639504"/>module, loadmoduleid)<text:change-end text:change-id="ct140496361639504"/><text:change-start text:change-id="ct140496361639696"/>. Aber mit den modalen Layouts sind den Gestaltungswünschen kaum noch Grenzen g<text:change-end text:change-id="ct140496361639696"/><text:change-start text:change-id="ct140496362328088"/>esetzt. Wenn man den Titel des Moduls nicht anzeigen lässt, hat man im Beitrag einen Button, der das Popup öffnet, mehr nicht.</text:p>
      <text:p text:style-name="P10">Eine weitere zusätzliche Mö<text:change-end text:change-id="ct140496362328088"/><text:change-start text:change-id="ct140496362328280"/>glichkeit besteht darin, einfach einen Button in den Beitrag zu schreiben, der das Popup öffnet.<text:change-end text:change-id="ct140496362328280"/><text:change-start text:change-id="ct140496362328472"/> Entscheidend ist, dass der Button <text:change-end text:change-id="ct140496362328472"/><text:change-start text:change-id="ct140496362328664"/>die ID <text:span text:style-name="T28"><text:s/></text:span>id="bwp_reg_custom_open" enthält.<text:change-end text:change-id="ct140496362328664"/><text:change-start text:change-id="ct140496362328856"/> Zusätzlich heißt in diesem Zusammenhang: Das Modul muss veröffentlicht sein und muss auch angezeigt werden, damit das benötigte Javascript auch geladen wird. Dann kann ein Button zusätzlich im laufenden Text eingebaut werden<text:change-end text:change-id="ct140496362328856"/><text:change-start text:change-id="ct140496362329048"/>. Wird das Modul<text:change-end text:change-id="ct140496362329048"/><text:change-start text:change-id="ct140496362329240"/> nicht <text:change-end text:change-id="ct140496362329240"/><text:change-start text:change-id="ct140496362329432"/>angezeigt, erhält man zwar einen Link, der bewirkt aber nichts.<text:change-end text:change-id="ct140496362329432"/></text:p>
      <text:list xml:id="list112006735" text:continue-numbering="true" text:style-name="Outline">
        <text:list-item>
          <text:list>
            <text:list-item>
              <text:h text:style-name="Heading_20_2" text:outline-level="2"><text:bookmark-start text:name="__RefHeading__28001_971432335"/>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10"><text:soft-page-break/>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995992968"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1"><text:span text:style-name="Strong_20_Emphasis">Wichtig:</text:span></text:p>
      <text:list xml:id="list1893396769" text:continue-list="list2127080217017822632" text:style-name="BwAufzählung">
        <text:list-item>
          <text:p text:style-name="P60"><text:span text:style-name="BwAccentTextHigh">Zwischen der öffnenden eckigen Klammer und dem folgenden bwpostman_personalize darf kein weiteres Zeichen stehen, auch kein Leerzeichen!</text:span></text:p>
        </text:list-item>
        <text:list-item>
          <text:p text:style-name="P60">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60">Ist kein Geschlecht verfügbar, dann wird die neutrale Form eingefügt.</text:p>
        </text:list-item>
        <text:list-item>
          <text:p text:style-name="P60">Wird keine Angabe gemacht, dann erzeugt dies keinen Fehler, aber es wird auch nichts eingefügt.</text:p>
        </text:list-item>
      </text:list>
      <text:list xml:id="list1087945476" text:continue-list="list995992968"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1784224295"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10">Wird das Plugin aktiviert und ist mindestens eine Mailingliste ausgewählt, dann erscheinen im Registrierungsformular zunächst mal nur der Hinweistext (siehe unten) und eine Auswahl für den Newsletter, die rechtskonform erst mal auf <text:span text:style-name="BwAccentTextLow">nein</text:span> steht.</text:p>
      <text:p text:style-name="P10">Ist allerdings keine Mailingliste ausgewählt, dann zeigt das Plugin auch nichts an.</text:p>
      <text:p text:style-name="P10">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text:span text:style-name="BwAccentField">Nachricht</text:span> genannte Eingabefeld in den Optionen gedacht.</text:p>
      <text:list xml:id="list1371799516"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8">®</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kann bei der Registrierung in einer Auswahlliste die gewünschten Mailinglisten auswählen.</text:p>
      <text:list xml:id="list795569082" text:continue-numbering="true" text:style-name="Outline">
        <text:list-item>
          <text:list>
            <text:list-item>
              <text:h text:style-name="P49" text:outline-level="2"><text:bookmark-start text:name="__RefHeading__41737_1740285367"/>FooterUsedMailinglists<text:bookmark-end text:name="__RefHeading__41737_1740285367"/></text:h>
            </text:list-item>
          </text:list>
        </text:list-item>
      </text:list>
      <text:p text:style-name="Text_20_body">Mit diesem Plugin kann man die Mailinglisten und/oder die Benutzergruppen im Fuß des Newsletters anzeigen lassen, an die der Newsletter versendet wurde. </text:p>
      <text:p text:style-name="Text_20_body">Man kann auch einstellen, ob die Anzahl der Abonnenten jeder Mailingliste oder Benutzergruppe aufgeführt werden soll. Das funktioniert natürlich nur, wenn die Auflistung der Mailinglisten/Benutzergruppen auch aktiviert ist.</text:p>
      <text:p text:style-name="Text_20_body">Schließlich kann man auch einstellen, ob die Summe aller Empfänger angezeigt werden soll.</text:p>
      <text:p text:style-name="Text_20_body">Das funktioniert in der Vorschau, im Test-Versand und natürlich im realen Versand. In der Vorschau und im Test-Versand kann das Plugin allerdings noch nicht wissen, ob der reale Versand auch an unbestätigte Abonnenten gehen soll. Folglich werden bei der Anzahl der Abonnenten nur die Abonnenten gezählt, die bestätigt sind. Archivierte Abonnenten werden grundsätzlich nicht gezählt, denn an die wird schließlich auch nicht versendet.</text:p>
      <text:p text:style-name="Text_20_body"/>
      <text:list xml:id="list1322525257" text:continue-numbering="true" text:style-name="Outline">
        <text:list-item>
          <text:list>
            <text:list-item>
              <text:h text:style-name="P49" text:outline-level="2"><text:bookmark-start text:name="__RefHeading__41739_1740285367"/>BwPostman TimeControl<text:bookmark-end text:name="__RefHeading__41739_1740285367"/></text:h>
            </text:list-item>
          </text:list>
        </text:list-item>
      </text:list>
      <text:p text:style-name="AccentMidBox">Dieses Plugin ist im Paket BwPostman nicht enthalten. Es kann getrennt käuflich erworben werden.</text:p>
      <text:p text:style-name="P10">Mit die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2">→</text:span></text:span><text:span text:style-name="BwClickPath"> Systeminformationen </text:span><text:span text:style-name="BwClickPath"><text:span text:style-name="T22">→</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1291358585"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change-start text:change-id="ct140496362330008"/></text:h>
                  <text:list>
                    <text:list-item>
                      <text:h text:style-name="Heading_20_4" text:outline-level="4"><text:bookmark-start text:name="__RefHeading__86968_984208638"/>Reiter Plugin<text:bookmark-end text:name="__RefHeading__86968_984208638"/><text:change-end text:change-id="ct140496362330008"/></text:h>
                    </text:list-item>
                  </text:list>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text:soft-page-break/></text:p>
      <text:p text:style-name="AccentHighHead">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change-start text:change-id="ct140496362330200"/></text:p>
      <text:p text:style-name="Text_20_body">Reiter <text:change-end text:change-id="ct140496362330200"/><text:change-start text:change-id="ct140496362330584"/>Update-Einstellungen<text:change-end text:change-id="ct140496362330584"/></text:p>
      <text:p text:style-name="P10">Der <text:span text:style-name="BwAccentField"><text:span text:style-name="T24">Lizenz-Code</text:span></text:span> wird für Updates für das Plugin BwPostman TimeControl benötigt.<text:change-start text:change-id="ct140496362330968"/></text:p>
      <text:p text:style-name="P10">Reiter Einstellungen zu cur<text:change-end text:change-id="ct140496362330968"/><text:change-start text:change-id="ct140496362331160"/>l</text:p>
      <text:p text:style-name="P10"><text:change-end text:change-id="ct140496362331160"/><text:change-start text:change-id="ct140496362331352"/>Curl prüft beim Verbindungsaufbau das Zertifikat der Gegenstelle. Damit das funktioniert, muss curl auch die Zertifizierungsstelle dieses Zertifikats kennen.<text:change-end text:change-id="ct140496362331352"/><text:change-start text:change-id="ct140496362331544"/> Läuft die Seite nicht mit HTTPS sond<text:change-end text:change-id="ct140496362331544"/><text:change-start text:change-id="ct140496362331736"/>ern nur mit HTTP, dann gibt es kein Zertifikat. Wenn man ein selbst-signiertes Zertifikat ver<text:change-end text:change-id="ct140496362331736"/><text:change-start text:change-id="ct140496362331928"/>wendet, kennt curl die Zertifizierungsstelle nicht.<text:change-end text:change-id="ct140496362331928"/><text:change-start text:change-id="ct140496362418184"/> Beide Fälle sollten eigentlich nur noch auftreten, wenn man eine lokale Installation von Joomla verwendet. Und in beiden Fä<text:change-end text:change-id="ct140496362418184"/><text:change-start text:change-id="ct140496362418376"/>llen hilft es dann, die <text:span text:style-name="BwAccentField">Option Peer bestätigen?</text:span> auszuschalten.<text:change-end text:change-id="ct140496362418376"/><text:change-start text:change-id="ct140496362418568"/></text:p>
      <text:p text:style-name="AccentHighBox"><text:span text:style-name="BwAccentTextHigh">Diese Einstellung ist nur für lokale Tests gedacht und sollte aus Sicherheitsgründen auf produktiven Webseiten immer eingeschaltet sein!</text:span><text:change-end text:change-id="ct140496362418568"/></text:p>
      <text:p text:style-name="P10"><text:change-start text:change-id="ct140496362418952"/>Normalerweise ist das Zertifikat und das der Zertifizierungsstelle System-weit installiert. Hat man eine eigene Zertifizierungsstelle, die das Zertifikat des Webservers ausgestellt hat, und ist dieses Zertifikat nicht System-weit installiert. zum Beispiel bei einer lokalen Installation, kann unter <text:span text:style-name="BwAccentField">Pfad zum Zertifikat</text:span> der absolute Pfad zum Zertifikat der Zertifizierungsstelle angegeben werden. Zum Beispiel <text:span text:style-name="BwFilePath">/usr/local/share/ca-certificates/my-cert.pem</text:span> für Linux oder <text:span text:style-name="BwFilePath">C://certs/ca-certificates/my-cert.pem</text:span> für Windows.</text:p>
      <text:p text:style-name="AccentHighBox"><text:soft-page-break/>Diese Einstellung hat keine Wirkung, wenn <text:span text:style-name="BwAccentField">Peer bestätigen?</text:span> auf nein eingestellt ist.<text:change-end text:change-id="ct140496362418952"/><text:change-start text:change-id="ct140496362419336"/></text:p>
      <text:list xml:id="list1956994825" text:continue-numbering="true" text:style-name="Outline">
        <text:list-item>
          <text:list>
            <text:list-item>
              <text:list>
                <text:list-item>
                  <text:h text:style-name="Heading_20_3" text:outline-level="3"><text:bookmark-start text:name="__RefHeading__41743_1740285367"/><text:change-end text:change-id="ct140496362419336"/>Aktivierung der Automatik<text:bookmark-end text:name="__RefHeading__41743_1740285367"/></text:h>
                </text:list-item>
              </text:list>
            </text:list-item>
          </text:list>
        </text:list-item>
      </text:list>
      <text:p text:style-name="P10">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10">Der Status des Cronservers (gestartet oder angehalten) wird in der Wartung als Info-Feld eingeblendet.</text:p>
      <text:list xml:id="list1518051276"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10">Ist das Plugin aktiviert, werden beim Bearbeiten des Newsletters zwei zusätzliche Felder eingeblendet:</text:p>
      <text:p text:style-name="P10">Das erste Feld ist ein Kalenderfeld, in dem man Datum und Uhrzeit für den Versand einstellt. </text:p>
      <text:p text:style-name="P10">Das zweite Feld ist ein Auswahlfeld <text:span text:style-name="BwAccentTextLow">ja</text:span>/<text:span text:style-name="BwAccentTextLow">nein</text:span>. Hier wird festgelegt, dass der Newsletter für den Versand fertig ist. Dieses Feld ist mit <text:span text:style-name="BwAccentTextLow">nein</text:span> vorbelegt. Solange dieses Feld auf <text:span text:style-name="BwAccentTextLow">nein</text:span> steht, berücksichtigt die Automatik diesen Newsletter nicht. Man kann dem Newsletter also bereits ein Versanddatum geben, ohne mit der Bearbeitung fertig zu sein. Sollte die Bearbeitung länger als gedacht dauern, wird damit kein unfertiger Newsletter versendet.</text:p>
      <text:list xml:id="list2090964401" text:continue-numbering="true" text:style-name="Outline">
        <text:list-item>
          <text:list>
            <text:list-item>
              <text:list>
                <text:list-item>
                  <text:h text:style-name="Heading_20_3" text:outline-level="3"><text:bookmark-start text:name="__RefHeading__41747_1740285367"/>Weitergehende Informationen<text:bookmark-end text:name="__RefHeading__41747_1740285367"/></text:h>
                </text:list-item>
              </text:list>
            </text:list-item>
          </text:list>
        </text:list-item>
      </text:list>
      <text:p text:style-name="P10">Auch der Versand per Automatik berücksichtigt die in der Komponente eingestellten Werte für </text:p>
      <text:list xml:id="list5355003642407349376" text:style-name="L9">
        <text:list-item>
          <text:p text:style-name="P41">Anzahl der Newsletter pro Schritt</text:p>
        </text:list-item>
        <text:list-item>
          <text:p text:style-name="P41">Verzögerung beim Versenden</text:p>
        </text:list-item>
        <text:list-item>
          <text:p text:style-name="P41">Einheit der Verzögerung</text:p>
        </text:list-item>
      </text:list>
      <text:p text:style-name="P10">Diese Werte werden beim Start des Cronservers eingelesen und gelten, bis der Cronserver angehalten und wieder neu gestartet wird, auch wenn sich in der Zwischenzeit die eingestellten Werte geändert haben.</text:p>
      <text:p text:style-name="P10"/>
      <text:p text:style-name="P10"><text:soft-page-break/>Wenn man den Cronserver anhält, während gerade ein Newsletter versendet wird, wird der Versand dieses Newsletters bis zum Ende fortgesetzt, erst dann wird der Cronserver beendet. <text:span text:style-name="T1">Es ist nicht möglich, den automatischen Versand abzubrechen</text:span><text:change-start text:change-id="ct140496362419528"/><text:span text:style-name="T1">, der gerade läuft</text:span><text:change-end text:change-id="ct140496362419528"/><text:span text:style-name="T1">!</text:span></text:p>
      <text:p text:style-name="P12"/>
      <text:p text:style-name="P11">Beim manuellen Versand eines Newsletters muss derjenige, der den Versand angestoßen hat, warten, bis der Newsletter vollständig versendet ist, bevor er etwas anderes in <text:span text:style-name="T16">Joomla!</text:span><text:span text:style-name="T8">®</text:span> tun kann. Dies ist mit dem Plugin BwPostman TimeControl kein Problem mehr! Da der zeitgesteuerte Versand direkt an den Cronserver übergeben wird, der unter dem Benutzer läuft, der in den Optionen eingestellt wird, ist der Benutzer, der den Newsletter versendet, schließlich ein anderer. Man kann gleich weiter arbeiten und sich sogar abmelden und den Browser schließen, der Newsletter wird trotzdem versandt.</text:p>
      <text:p text:style-name="P11"/>
      <text:p text:style-name="P11">Falls man bei seinem Mail-Provider gewisse Vorgaben der möglichen Mails pro Zeiteinheit hat, sollte man es lieber unterlassen, einen weiteren Newsletter manuell zu versenden, solange der zeitgesteuerte Newsletter gerade versendet wird. Solange der zeitgesteuerte Newsletter noch nicht fällig ist, dürfte der manuelle Versand aber kein Problem sein.</text:p>
      <text:list xml:id="list684607785" text:continue-list="list2090964401"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7">®</text:span> zu Warnmeldungen kommen, die BwPostman verursacht. Ich habe mich bemüht, die Meldungen so abzufangen, dass in Joomla!<text:span text:style-name="T7">®</text:span> keine Meldungen entstehen. Das gelingt jedoch nicht an allen Stellen, so dass Joomla!<text:span text:style-name="T7">® </text:span>immer wieder einmal Meldungen anzeigen kann.</text:p>
      <text:p text:style-name="Text_20_body">Diese Warnmeldungen treten auf, wenn</text:p>
      <text:list xml:id="list6594213771732737281" text:style-name="L10">
        <text:list-item>
          <text:p text:style-name="P32">in Joomla!<text:span text:style-name="T7">®</text:span> unter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32">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1143944534" text:continue-list="list684607785" text:style-name="Outline">
        <text:list-item>
          <text:h text:style-name="Heading_20_1" text:outline-level="1"><text:bookmark-start text:name="__RefHeading__96532_1354962075"/>Anhang<text:bookmark-end text:name="__RefHeading__96532_1354962075"/></text:h>
          <text:list>
            <text:list-item>
              <text:h text:style-name="P47" text:outline-level="2"><text:bookmark-start text:name="__RefHeading__48435_366451164"/>GNU Free Documentation License<text:bookmark-end text:name="__RefHeading__48435_366451164"/></text:h>
            </text:list-item>
          </text:list>
        </text:list-item>
      </text:list>
      <text:p text:style-name="P8">Version 1.3, 3 November 2008</text:p>
      <text:p text:style-name="P8">Copyright © 2000, 2001, 2002, 2007, 2008 Free Software Foundation, Inc. &lt;<text:a xlink:type="simple" xlink:href="http://fsf.org/" office:target-frame-name="_blank" xlink:show="new" text:style-name="Internet_20_link" text:visited-style-name="Visited_20_Internet_20_Link">https://fsf.org/</text:a>&gt; </text:p>
      <text:p text:style-name="P8">Everyone is permitted to copy and distribute verbatim copies of this license document, but changing it is not allowed.</text:p>
      <text:list xml:id="list3527470454681214012" text:style-name="Nummerierung_20_3_20_mit_20_Nummern">
        <text:list-item>
          <text:list>
            <text:list-item>
              <text:list>
                <text:list-item>
                  <text:h text:style-name="P53" text:outline-level="3"><text:bookmark-start text:name="__RefHeading__48437_366451164"/>PREAMBLE<text:bookmark-end text:name="__RefHeading__48437_366451164"/></text:h>
                </text:list-item>
              </text:list>
            </text:list-item>
          </text:list>
        </text:list-item>
      </text:list>
      <text:p text:style-name="P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This License is a kind of "copyleft", which means that derivative works of the document must themselves be free in the same sense. It complements the GNU General Public License, which is a copyleft license designed for free software.</text:p>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432654623" text:continue-numbering="true" text:style-name="Nummerierung_20_3_20_mit_20_Nummern">
        <text:list-item>
          <text:list>
            <text:list-item>
              <text:list>
                <text:list-item>
                  <text:h text:style-name="P53" text:outline-level="3"><text:bookmark-start text:name="__RefHeading__48439_366451164"/>APPLICABILITY AND DEFINITIONS<text:bookmark-end text:name="__RefHeading__48439_366451164"/></text:h>
                </text:list-item>
              </text:list>
            </text:list-item>
          </text:list>
        </text:list-item>
      </text:list>
      <text:p text:style-name="P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text:soft-page-break/>A "Modified Version" of the Document means any work containing the Document or a portion of it, either copied verbatim, or with modifications and/or translated into another language.</text:p>
      <text:p text:style-name="P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text:soft-page-break/>machine-generated HTML, PostScript or PDF produced by some word processors for output purposes only.</text:p>
      <text:p text:style-name="P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8">The "publisher" means any person or entity that distributes copies of the Document to the public.</text:p>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880645692" text:continue-numbering="true" text:style-name="Nummerierung_20_3_20_mit_20_Nummern">
        <text:list-item>
          <text:list>
            <text:list-item>
              <text:list>
                <text:list-item>
                  <text:h text:style-name="P53" text:outline-level="3"><text:bookmark-start text:name="__RefHeading__48441_366451164"/>VERBATIM COPYING<text:bookmark-end text:name="__RefHeading__48441_366451164"/></text:h>
                </text:list-item>
              </text:list>
            </text:list-item>
          </text:list>
        </text:list-item>
      </text:list>
      <text:p text:style-name="P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8">You may also lend copies, under the same conditions stated above, and you may publicly display copies.</text:p>
      <text:list xml:id="list1987969463" text:continue-numbering="true" text:style-name="Nummerierung_20_3_20_mit_20_Nummern">
        <text:list-item>
          <text:list>
            <text:list-item>
              <text:list>
                <text:list-item>
                  <text:h text:style-name="P53" text:outline-level="3"><text:bookmark-start text:name="__RefHeading__48443_366451164"/><text:soft-page-break/>COPYING IN QUANTITY<text:bookmark-end text:name="__RefHeading__48443_366451164"/></text:h>
                </text:list-item>
              </text:list>
            </text:list-item>
          </text:list>
        </text:list-item>
      </text:list>
      <text:p text:style-name="P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8">If the required texts for either cover are too voluminous to fit legibly, you should put the first ones listed (as many as fit reasonably) on the actual cover, and continue the rest onto adjacent pages.</text:p>
      <text:p text:style-name="P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It is requested, but not required, that you contact the authors of the Document well before redistributing any large number of copies, to give them a chance to provide you with an updated version of the Document.</text:p>
      <text:list xml:id="list405836258" text:continue-numbering="true" text:style-name="Nummerierung_20_3_20_mit_20_Nummern">
        <text:list-item>
          <text:list>
            <text:list-item>
              <text:list>
                <text:list-item>
                  <text:h text:style-name="P53" text:outline-level="3"><text:bookmark-start text:name="__RefHeading__48445_366451164"/>MODIFICATIONS<text:bookmark-end text:name="__RefHeading__48445_366451164"/></text:h>
                </text:list-item>
              </text:list>
            </text:list-item>
          </text:list>
        </text:list-item>
      </text:list>
      <text:p text:style-name="P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182679650037748055" text:style-name="L11">
        <text:list-item>
          <text:p text:style-name="P61"><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6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61">C. State on the Title page the name of the publisher of the Modified Version, as the publisher. </text:p>
        </text:list-item>
        <text:list-item>
          <text:p text:style-name="P61">D. Preserve all the copyright notices of the Document. </text:p>
        </text:list-item>
        <text:list-item>
          <text:p text:style-name="P61">E. Add an appropriate copyright notice for your modifications adjacent to the other copyright notices. </text:p>
        </text:list-item>
        <text:list-item>
          <text:p text:style-name="P61">F. Include, immediately after the copyright notices, a license notice giving the public permission to use the Modified Version under the terms of this License, in the form shown in the Addendum below. </text:p>
        </text:list-item>
        <text:list-item>
          <text:p text:style-name="P61">G. Preserve in that license notice the full lists of Invariant Sections and required Cover Texts given in the Document's license notice. </text:p>
        </text:list-item>
        <text:list-item>
          <text:p text:style-name="P61">H. Include an unaltered copy of this License. </text:p>
        </text:list-item>
        <text:list-item>
          <text:p text:style-name="P6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6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61">K. For any section Entitled "Acknowledgements" or "Dedications", Preserve the Title of the section, and preserve in the section all the substance and tone of each of the contributor acknowledgements and/or dedications given therein. </text:p>
        </text:list-item>
        <text:list-item>
          <text:p text:style-name="P61">L. Preserve all the Invariant Sections of the Document, unaltered in their text and in their titles. Section numbers or the equivalent are not considered part of the section titles. </text:p>
        </text:list-item>
        <text:list-item>
          <text:p text:style-name="P61">M. Delete any section Entitled "Endorsements". Such a section may not be included in the Modified Version. </text:p>
        </text:list-item>
        <text:list-item>
          <text:p text:style-name="P61">N. Do not retitle any existing section to be Entitled "Endorsements" or to conflict in title with any Invariant Section. </text:p>
        </text:list-item>
        <text:list-item>
          <text:p text:style-name="P61"><text:soft-page-break/>O. Preserve any Warranty Disclaimers. </text:p>
        </text:list-item>
      </text:list>
      <text:p text:style-name="P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The author(s) and publisher(s) of the Document do not by this License give permission to use their names for publicity for or to assert or imply endorsement of any Modified Version.</text:p>
      <text:list xml:id="list1140750305" text:continue-list="list405836258" text:style-name="Nummerierung_20_3_20_mit_20_Nummern">
        <text:list-item>
          <text:list>
            <text:list-item>
              <text:list>
                <text:list-item>
                  <text:h text:style-name="P53" text:outline-level="3"><text:bookmark-start text:name="__RefHeading__48447_366451164"/>COMBINING DOCUMENTS<text:bookmark-end text:name="__RefHeading__48447_366451164"/></text:h>
                </text:list-item>
              </text:list>
            </text:list-item>
          </text:list>
        </text:list-item>
      </text:list>
      <text:p text:style-name="P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638146091" text:continue-numbering="true" text:style-name="Nummerierung_20_3_20_mit_20_Nummern">
        <text:list-item>
          <text:list>
            <text:list-item>
              <text:list>
                <text:list-item>
                  <text:h text:style-name="P53" text:outline-level="3"><text:bookmark-start text:name="__RefHeading__48449_366451164"/>COLLECTIONS OF DOCUMENTS<text:bookmark-end text:name="__RefHeading__48449_366451164"/></text:h>
                </text:list-item>
              </text:list>
            </text:list-item>
          </text:list>
        </text:list-item>
      </text:list>
      <text:p text:style-name="P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06114241" text:continue-numbering="true" text:style-name="Nummerierung_20_3_20_mit_20_Nummern">
        <text:list-item>
          <text:list>
            <text:list-item>
              <text:list>
                <text:list-item>
                  <text:h text:style-name="P53" text:outline-level="3"><text:bookmark-start text:name="__RefHeading__48451_366451164"/>AGGREGATION WITH INDEPENDENT WORKS<text:bookmark-end text:name="__RefHeading__48451_366451164"/></text:h>
                </text:list-item>
              </text:list>
            </text:list-item>
          </text:list>
        </text:list-item>
      </text:list>
      <text:p text:style-name="P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249139950" text:continue-numbering="true" text:style-name="Nummerierung_20_3_20_mit_20_Nummern">
        <text:list-item>
          <text:list>
            <text:list-item>
              <text:list>
                <text:list-item>
                  <text:h text:style-name="P53" text:outline-level="3"><text:bookmark-start text:name="__RefHeading__48453_366451164"/>TRANSLATION<text:bookmark-end text:name="__RefHeading__48453_366451164"/></text:h>
                </text:list-item>
              </text:list>
            </text:list-item>
          </text:list>
        </text:list-item>
      </text:list>
      <text:p text:style-name="P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text:soft-page-break/>between the translation and the original version of this License or a notice or disclaimer, the original version will prevail.</text:p>
      <text:p text:style-name="P8">If a section in the Document is Entitled "Acknowledgements", "Dedications", or "History", the requirement (section 4) to Preserve its Title (section 1) will typically require changing the actual title.</text:p>
      <text:list xml:id="list1480223520" text:continue-numbering="true" text:style-name="Nummerierung_20_3_20_mit_20_Nummern">
        <text:list-item>
          <text:list>
            <text:list-item>
              <text:list>
                <text:list-item>
                  <text:h text:style-name="P53" text:outline-level="3"><text:bookmark-start text:name="__RefHeading__48455_366451164"/>TERMINATION<text:bookmark-end text:name="__RefHeading__48455_366451164"/></text:h>
                </text:list-item>
              </text:list>
            </text:list-item>
          </text:list>
        </text:list-item>
      </text:list>
      <text:p text:style-name="P8">You may not copy, modify, sublicense, or distribute the Document except as expressly provided under this License. Any attempt otherwise to copy, modify, sublicense, or distribute it is void, and will automatically terminate your rights under this License.</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362132075" text:continue-numbering="true" text:style-name="Nummerierung_20_3_20_mit_20_Nummern">
        <text:list-item>
          <text:list>
            <text:list-item>
              <text:list>
                <text:list-item>
                  <text:h text:style-name="P53"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8">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text:soft-page-break/>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32877787" text:continue-numbering="true" text:style-name="Nummerierung_20_3_20_mit_20_Nummern">
        <text:list-item>
          <text:list>
            <text:list-item>
              <text:list>
                <text:list-item>
                  <text:h text:style-name="P53" text:outline-level="3"><text:bookmark-start text:name="__RefHeading__48459_366451164"/><text:bookmark text:name="section11"/>RELICENSING<text:bookmark-end text:name="__RefHeading__48459_366451164"/></text:h>
                </text:list-item>
              </text:list>
            </text:list-item>
          </text:list>
        </text:list-item>
      </text:list>
      <text:p text:style-name="P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Incorporate" means to publish or republish a Document, in whole or in part, as part of another Document.</text:p>
      <text:p text:style-name="P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The operator of an MMC Site may republish an MMC contained in the site under CC-BY-SA on the same site at any time before August 1, 2009, provided the MMC is eligible for relicensing.</text:p>
      <text:p text:style-name="Text_20_body"/>
      <text:list xml:id="list1675356999" text:continue-list="list1143944534" text:style-name="Outline">
        <text:list-item>
          <text:list>
            <text:list-item>
              <text:h text:style-name="P50" text:outline-level="2"><text:bookmark-start text:name="__RefHeading__54247_1614059384"/>GNU GENERAL PUBLIC LICENSE<text:bookmark-end text:name="__RefHeading__54247_1614059384"/></text:h>
            </text:list-item>
          </text:list>
        </text:list-item>
      </text:list>
      <text:p text:style-name="P9">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8">Everyone is permitted to copy and distribute verbatim copies of this license document, but changing it is not allowed.</text:p>
      <text:list xml:id="list1906008834" text:continue-numbering="true" text:style-name="Outline">
        <text:list-item>
          <text:list>
            <text:list-item>
              <text:list>
                <text:list-item>
                  <text:h text:style-name="P52" text:outline-level="3"><text:bookmark-start text:name="__RefHeading__54249_1614059384"/>Preamble<text:bookmark-end text:name="__RefHeading__54249_1614059384"/></text:h>
                </text:list-item>
              </text:list>
            </text:list-item>
          </text:list>
        </text:list-item>
      </text:list>
      <text:p text:style-name="P8">The GNU General Public License is a free, copyleft license for software and other kinds of works.</text:p>
      <text:p text:style-name="P8">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8">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8">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8">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8">Developers that use the GNU GPL protect your rights with two steps: (1) assert copyright on the software, and (2) offer you this License giving you legal permission to copy, distribute and/or modify it.</text:p>
      <text:p text:style-name="P8"><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8">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8">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8">The precise terms and conditions for copying, distribution and modification follow.</text:p>
      <text:list xml:id="list810981603" text:continue-numbering="true" text:style-name="Outline">
        <text:list-item>
          <text:list>
            <text:list-item>
              <text:list>
                <text:list-item>
                  <text:h text:style-name="P52" text:outline-level="3"><text:bookmark-start text:name="__RefHeading__54251_1614059384"/><text:bookmark text:name="terms"/>TERMS AND CONDITIONS<text:bookmark-end text:name="__RefHeading__54251_1614059384"/></text:h>
                  <text:list>
                    <text:list-item>
                      <text:h text:style-name="P62"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8">“This License” refers to version 3 of the GNU General Public License.</text:p>
      <text:p text:style-name="P8">“Copyright” also means copyright-like laws that apply to other kinds of works, such as semiconductor masks.</text:p>
      <text:p text:style-name="P8">“The Program” refers to any copyrightable work licensed under this License. Each licensee is addressed as “you”. “Licensees” and “recipients” may be individuals or organizations.</text:p>
      <text:p text:style-name="P8">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8">A “covered work” means either the unmodified Program or a work based on the Program.</text:p>
      <text:p text:style-name="P8"><text:soft-page-break/>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8">To “convey” a work means any kind of propagation that enables other parties to make or receive copies. Mere interaction with a user through a computer network, with no transfer of a copy, is not conveying.</text:p>
      <text:p text:style-name="P8">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242666154" text:continue-numbering="true" text:style-name="Outline">
        <text:list-item>
          <text:list>
            <text:list-item>
              <text:list>
                <text:list-item>
                  <text:list>
                    <text:list-item>
                      <text:h text:style-name="P62"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8">The “source code” for a work means the preferred form of the work for making modifications to it. “Object code” means any non-source form of a work.</text:p>
      <text:p text:style-name="P8">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8">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8">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text:soft-page-break/>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8">The Corresponding Source need not include anything that users can regenerate automatically from other parts of the Corresponding Source.</text:p>
      <text:p text:style-name="P8">The Corresponding Source for a work in source code form is that same work.</text:p>
      <text:list xml:id="list868696933" text:continue-numbering="true" text:style-name="Outline">
        <text:list-item>
          <text:list>
            <text:list-item>
              <text:list>
                <text:list-item>
                  <text:list>
                    <text:list-item>
                      <text:h text:style-name="P62" text:outline-level="4"><text:bookmark-start text:name="__RefHeading__54257_1614059384"/>2. Basic Permissions.<text:bookmark-end text:name="__RefHeading__54257_1614059384"/></text:h>
                    </text:list-item>
                  </text:list>
                </text:list-item>
              </text:list>
            </text:list-item>
          </text:list>
        </text:list-item>
      </text:list>
      <text:p text:style-name="P8">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8">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8">Conveying under any other circumstances is permitted solely under the conditions stated below. Sublicensing is not allowed; section 10 makes it unnecessary.</text:p>
      <text:list xml:id="list1855111968" text:continue-numbering="true" text:style-name="Outline">
        <text:list-item>
          <text:list>
            <text:list-item>
              <text:list>
                <text:list-item>
                  <text:list>
                    <text:list-item>
                      <text:h text:style-name="P62"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8">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8">When you convey a covered work, you waive any legal power to forbid circumvention of technological measures to the extent such circumvention is effected by exercising rights under this License with respect to the covered work, and you disclaim any intention to limit opera<text:soft-page-break/>tion or modification of the work as a means of enforcing, against the work's users, your or third parties' legal rights to forbid circumvention of technological measures.</text:p>
      <text:list xml:id="list325900777" text:continue-numbering="true" text:style-name="Outline">
        <text:list-item>
          <text:list>
            <text:list-item>
              <text:list>
                <text:list-item>
                  <text:list>
                    <text:list-item>
                      <text:h text:style-name="P62"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8">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8">You may charge any price or no price for each copy that you convey, and you may offer support or warranty protection for a fee.</text:p>
      <text:list xml:id="list1835917788" text:continue-numbering="true" text:style-name="Outline">
        <text:list-item>
          <text:list>
            <text:list-item>
              <text:list>
                <text:list-item>
                  <text:list>
                    <text:list-item>
                      <text:h text:style-name="P62" text:outline-level="4"><text:bookmark-start text:name="__RefHeading__54263_1614059384"/>5. Conveying Modified Source Versions.<text:bookmark-end text:name="__RefHeading__54263_1614059384"/></text:h>
                    </text:list-item>
                  </text:list>
                </text:list-item>
              </text:list>
            </text:list-item>
          </text:list>
        </text:list-item>
      </text:list>
      <text:p text:style-name="P8">You may convey a work based on the Program, or the modifications to produce it from the Program, in the form of source code under the terms of section 4, provided that you also meet all of these conditions:</text:p>
      <text:list xml:id="list8495272889168216536" text:style-name="L12">
        <text:list-item>
          <text:p text:style-name="P42">a) The work must carry prominent notices stating that you modified it, and giving a relevant date. </text:p>
        </text:list-item>
        <text:list-item>
          <text:p text:style-name="P42">b) The work must carry prominent notices stating that it is released under this License and any conditions added under section 7. This requirement modifies the requirement in section 4 to “keep intact all notices”. </text:p>
        </text:list-item>
        <text:list-item>
          <text:p text:style-name="P4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3">d) If the work has interactive user interfaces, each must display Appropriate Legal Notices; however, if the Program has interactive interfaces that do not display Appropriate Legal Notices, your work need not make them do so. </text:p>
        </text:list-item>
      </text:list>
      <text:p text:style-name="P8">A compilation of a covered work with other separate and independent works, which are not by their nature extensions of the covered work, and which are not combined with it such as to form a larger program, in or on a volume of a storage or distribution medium, is called an <text:soft-page-break/>“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572252977" text:continue-list="list1835917788" text:style-name="Outline">
        <text:list-item>
          <text:list>
            <text:list-item>
              <text:list>
                <text:list-item>
                  <text:list>
                    <text:list-item>
                      <text:h text:style-name="P62" text:outline-level="4"><text:bookmark-start text:name="__RefHeading__54265_1614059384"/>6. Conveying Non-Source Forms.<text:bookmark-end text:name="__RefHeading__54265_1614059384"/></text:h>
                    </text:list-item>
                  </text:list>
                </text:list-item>
              </text:list>
            </text:list-item>
          </text:list>
        </text:list-item>
      </text:list>
      <text:p text:style-name="P8">You may convey a covered work in object code form under the terms of sections 4 and 5, provided that you also convey the machine-readable Corresponding Source under the terms of this License, in one of these ways:</text:p>
      <text:list xml:id="list1334382878023844448" text:style-name="L13">
        <text:list-item>
          <text:p text:style-name="P43">a) Convey the object code in, or embodied in, a physical product (including a physical distribution medium), accompanied by the Corresponding Source fixed on a durable physical medium customarily used for software interchange. </text:p>
        </text:list-item>
        <text:list-item>
          <text:p text:style-name="P43">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43">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4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4"><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8">A separable portion of the object code, whose source code is excluded from the Corresponding Source as a System Library, need not be included in conveying the object code work.</text:p>
      <text:p text:style-name="P8">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8">“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8">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8">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8"><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385074140" text:continue-list="list1572252977" text:style-name="Outline">
        <text:list-item>
          <text:list>
            <text:list-item>
              <text:list>
                <text:list-item>
                  <text:list>
                    <text:list-item>
                      <text:h text:style-name="P62" text:outline-level="4"><text:bookmark-start text:name="__RefHeading__54267_1614059384"/>7. Additional Terms.<text:bookmark-end text:name="__RefHeading__54267_1614059384"/></text:h>
                    </text:list-item>
                  </text:list>
                </text:list-item>
              </text:list>
            </text:list-item>
          </text:list>
        </text:list-item>
      </text:list>
      <text:p text:style-name="P8">“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8">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8">Notwithstanding any other provision of this License, for material you add to a covered work, you may (if authorized by the copyright holders of that material) supplement the terms of this License with terms:</text:p>
      <text:list xml:id="list625849223721809687" text:style-name="L14">
        <text:list-item>
          <text:p text:style-name="P44">a) Disclaiming warranty or limiting liability differently from the terms of sections 15 and 16 of this License; or </text:p>
        </text:list-item>
        <text:list-item>
          <text:p text:style-name="P44">b) Requiring preservation of specified reasonable legal notices or author attributions in that material or in the Appropriate Legal Notices displayed by works containing it; or </text:p>
        </text:list-item>
        <text:list-item>
          <text:p text:style-name="P44">c) Prohibiting misrepresentation of the origin of that material, or requiring that modified versions of such material be marked in reasonable ways as different from the original version; or </text:p>
        </text:list-item>
        <text:list-item>
          <text:p text:style-name="P44">d) Limiting the use for publicity purposes of names of licensors or authors of the material; or </text:p>
        </text:list-item>
        <text:list-item>
          <text:p text:style-name="P44">e) Declining to grant rights under trademark law for use of some trade names, trademarks, or service marks; or </text:p>
        </text:list-item>
        <text:list-item>
          <text:p text:style-name="P35">f) Requiring indemnification of licensors and authors of that material by anyone who conveys the material (or modified versions of it) with contractual assumptions of liabil<text:soft-page-break/>ity to the recipient, for any liability that these contractual assumptions directly impose on those licensors and authors. </text:p>
        </text:list-item>
      </text:list>
      <text:p text:style-name="P8">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8">If you add terms to a covered work in accord with this section, you must place, in the relevant source files, a statement of the additional terms that apply to those files, or a notice indicating where to find the applicable terms.</text:p>
      <text:p text:style-name="P8">Additional terms, permissive or non-permissive, may be stated in the form of a separately written license, or stated as exceptions; the above requirements apply either way.</text:p>
      <text:list xml:id="list1443886322" text:continue-list="list1385074140" text:style-name="Outline">
        <text:list-item>
          <text:list>
            <text:list-item>
              <text:list>
                <text:list-item>
                  <text:list>
                    <text:list-item>
                      <text:h text:style-name="P62" text:outline-level="4"><text:bookmark-start text:name="__RefHeading__54269_1614059384"/>8. Termination.<text:bookmark-end text:name="__RefHeading__54269_1614059384"/></text:h>
                    </text:list-item>
                  </text:list>
                </text:list-item>
              </text:list>
            </text:list-item>
          </text:list>
        </text:list-item>
      </text:list>
      <text:p text:style-name="P8">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767796732" text:continue-numbering="true" text:style-name="Outline">
        <text:list-item>
          <text:list>
            <text:list-item>
              <text:list>
                <text:list-item>
                  <text:list>
                    <text:list-item>
                      <text:h text:style-name="P62" text:outline-level="4"><text:bookmark-start text:name="__RefHeading__54271_1614059384"/><text:bookmark text:name="section9"/><text:soft-page-break/>9. Acceptance Not Required for Having Copies.<text:bookmark-end text:name="__RefHeading__54271_1614059384"/></text:h>
                    </text:list-item>
                  </text:list>
                </text:list-item>
              </text:list>
            </text:list-item>
          </text:list>
        </text:list-item>
      </text:list>
      <text:p text:style-name="P8">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2151871110" text:continue-numbering="true" text:style-name="Outline">
        <text:list-item>
          <text:list>
            <text:list-item>
              <text:list>
                <text:list-item>
                  <text:list>
                    <text:list-item>
                      <text:h text:style-name="P62"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8">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8">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8">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590155818" text:continue-numbering="true" text:style-name="Outline">
        <text:list-item>
          <text:list>
            <text:list-item>
              <text:list>
                <text:list-item>
                  <text:list>
                    <text:list-item>
                      <text:h text:style-name="P62"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8">A “contributor” is a copyright holder who authorizes use under this License of the Program or a work on which the Program is based. The work thus licensed is called the contributor's “contributor version”.</text:p>
      <text:p text:style-name="P8">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ext:soft-page-break/>the contributor version. For purposes of this definition, “control” includes the right to grant patent sublicenses in a manner consistent with the requirements of this License.</text:p>
      <text:p text:style-name="P8">Each contributor grants you a non-exclusive, worldwide, royalty-free patent license under the contributor's essential patent claims, to make, use, sell, offer for sale, import and otherwise run, modify and propagate the contents of its contributor version.</text:p>
      <text:p text:style-name="P8">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8">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8">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8">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text:soft-page-break/>for and in connection with specific products or compilations that contain the covered work, unless you entered into that arrangement, or that patent license was granted, prior to 28 March 2007.</text:p>
      <text:p text:style-name="P8">Nothing in this License shall be construed as excluding or limiting any implied license or other defenses to infringement that may otherwise be available to you under applicable patent law.</text:p>
      <text:list xml:id="list2030383204" text:continue-numbering="true" text:style-name="Outline">
        <text:list-item>
          <text:list>
            <text:list-item>
              <text:list>
                <text:list-item>
                  <text:list>
                    <text:list-item>
                      <text:h text:style-name="P62"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8">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932610174" text:continue-numbering="true" text:style-name="Outline">
        <text:list-item>
          <text:list>
            <text:list-item>
              <text:list>
                <text:list-item>
                  <text:list>
                    <text:list-item>
                      <text:h text:style-name="P62"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8">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2079434982" text:continue-numbering="true" text:style-name="Outline">
        <text:list-item>
          <text:list>
            <text:list-item>
              <text:list>
                <text:list-item>
                  <text:list>
                    <text:list-item>
                      <text:h text:style-name="P62"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P8">The Free Software Foundation may publish revised and/or new versions of the GNU General Public License from time to time. Such new versions will be similar in spirit to the present version, but may differ in detail to address new problems or concerns.</text:p>
      <text:p text:style-name="P8">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8"><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8">Later license versions may give you additional or different permissions. However, no additional obligations are imposed on any author or copyright holder as a result of your choosing to follow a later version.</text:p>
      <text:list xml:id="list1945091844" text:continue-numbering="true" text:style-name="Outline">
        <text:list-item>
          <text:list>
            <text:list-item>
              <text:list>
                <text:list-item>
                  <text:list>
                    <text:list-item>
                      <text:h text:style-name="P62"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8">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440962198" text:continue-numbering="true" text:style-name="Outline">
        <text:list-item>
          <text:list>
            <text:list-item>
              <text:list>
                <text:list-item>
                  <text:list>
                    <text:list-item>
                      <text:h text:style-name="P62" text:outline-level="4"><text:bookmark-start text:name="__RefHeading__54285_1614059384"/>16. Limitation of Liability.<text:bookmark-end text:name="__RefHeading__54285_1614059384"/></text:h>
                    </text:list-item>
                  </text:list>
                </text:list-item>
              </text:list>
            </text:list-item>
          </text:list>
        </text:list-item>
      </text:list>
      <text:p text:style-name="P8">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047123755" text:continue-numbering="true" text:style-name="Outline">
        <text:list-item>
          <text:list>
            <text:list-item>
              <text:list>
                <text:list-item>
                  <text:list>
                    <text:list-item>
                      <text:h text:style-name="P62"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P8">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8">END OF TERMS AND CONDITION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Calibri" svg:font-family="Calibri, sans-serif"/>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107"><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84</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1-01-13T08:56:20</dc:date>
    <dc:creator>Romana Boldt</dc:creator>
    <meta:editing-duration>P23DT16H7M42S</meta:editing-duration>
    <meta:editing-cycles>525</meta:editing-cycles>
    <meta:generator>OpenOffice/4.1.8$Unix OpenOffice.org_project/418m3$Build-9803</meta:generator>
    <meta:printed-by>Romana Boldt</meta:printed-by>
    <meta:print-date>2014-07-31T16:12:20</meta:print-date>
    <meta:document-statistic meta:table-count="0" meta:image-count="1" meta:object-count="0" meta:page-count="108" meta:paragraph-count="1153" meta:word-count="28947" meta:character-count="198281"/>
  </office:meta>
</office:document-meta>
</file>